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2">
      <style:paragraph-properties>
        <style:tab-stops>
          <style:tab-stop style:position="15.614cm" style:type="right" style:leader-style="dotted" style:leader-text="."/>
        </style:tab-stops>
      </style:paragraph-properties>
    </style:style>
    <style:style style:name="P26" style:family="paragraph" style:parent-style-name="TOC_20_1">
      <style:paragraph-properties>
        <style:tab-stops>
          <style:tab-stop style:position="16.002cm" style:type="right" style:leader-style="dotted" style:leader-text="."/>
        </style:tab-stops>
      </style:paragraph-properties>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29" style:family="paragraph" style:parent-style-name="Heading_20_2">
      <style:text-properties style:use-window-font-color="true" style:font-name="Times New Roman" fo:font-size="14pt" fo:language="en" fo:country="US" style:font-size-asian="14pt" style:font-name-complex="Times New Roman"/>
    </style:style>
    <style:style style:name="P30"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31"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32"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5" style:family="paragraph" style:parent-style-name="List_20_Paragraph" style:list-style-name="L2">
      <style:paragraph-properties fo:text-align="justify" style:justify-single-word="false"/>
    </style:style>
    <style:style style:name="P36"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1" style:family="paragraph" style:parent-style-name="List_20_Paragraph" style:list-style-name="L89">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22"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3" style:family="paragraph" style:parent-style-name="List_20_Paragraph" style:list-style-name="L12">
      <style:paragraph-properties fo:margin-top="0cm" fo:margin-bottom="0cm" fo:text-align="justify" style:justify-single-word="false"/>
    </style:style>
    <style:style style:name="P124" style:family="paragraph" style:parent-style-name="List_20_Paragraph" style:list-style-name="L17">
      <style:paragraph-properties fo:margin-top="0cm" fo:margin-bottom="0cm" fo:text-align="justify" style:justify-single-word="false"/>
    </style:style>
    <style:style style:name="P125" style:family="paragraph" style:parent-style-name="List_20_Paragraph" style:list-style-name="L19">
      <style:paragraph-properties fo:margin-top="0cm" fo:margin-bottom="0cm" fo:text-align="justify" style:justify-single-word="false"/>
    </style:style>
    <style:style style:name="P126" style:family="paragraph" style:parent-style-name="List_20_Paragraph" style:list-style-name="L20">
      <style:paragraph-properties fo:margin-top="0cm" fo:margin-bottom="0cm" fo:text-align="justify" style:justify-single-word="false"/>
    </style:style>
    <style:style style:name="P127" style:family="paragraph" style:parent-style-name="List_20_Paragraph" style:list-style-name="L25">
      <style:paragraph-properties fo:margin-top="0cm" fo:margin-bottom="0cm" fo:text-align="justify" style:justify-single-word="false"/>
    </style:style>
    <style:style style:name="P128" style:family="paragraph" style:parent-style-name="List_20_Paragraph" style:list-style-name="L31">
      <style:paragraph-properties fo:margin-top="0cm" fo:margin-bottom="0cm" fo:text-align="justify" style:justify-single-word="false"/>
    </style:style>
    <style:style style:name="P129" style:family="paragraph" style:parent-style-name="List_20_Paragraph" style:list-style-name="L32">
      <style:paragraph-properties fo:margin-top="0cm" fo:margin-bottom="0cm" fo:text-align="justify" style:justify-single-word="false"/>
    </style:style>
    <style:style style:name="P130" style:family="paragraph" style:parent-style-name="List_20_Paragraph" style:list-style-name="L39">
      <style:paragraph-properties fo:margin-top="0cm" fo:margin-bottom="0cm" fo:text-align="justify" style:justify-single-word="false"/>
    </style:style>
    <style:style style:name="P131" style:family="paragraph" style:parent-style-name="List_20_Paragraph" style:list-style-name="L55">
      <style:paragraph-properties fo:margin-top="0cm" fo:margin-bottom="0cm" fo:text-align="justify" style:justify-single-word="false"/>
    </style:style>
    <style:style style:name="P132" style:family="paragraph" style:parent-style-name="List_20_Paragraph" style:list-style-name="L59">
      <style:paragraph-properties fo:margin-top="0cm" fo:margin-bottom="0cm" fo:text-align="justify" style:justify-single-word="false"/>
    </style:style>
    <style:style style:name="P133" style:family="paragraph" style:parent-style-name="List_20_Paragraph" style:list-style-name="L45">
      <style:paragraph-properties fo:margin-top="0cm" fo:margin-bottom="0cm" fo:text-align="justify" style:justify-single-word="false"/>
    </style:style>
    <style:style style:name="P134" style:family="paragraph" style:parent-style-name="List_20_Paragraph" style:list-style-name="L67">
      <style:paragraph-properties fo:margin-top="0cm" fo:margin-bottom="0cm" fo:text-align="justify" style:justify-single-word="false"/>
    </style:style>
    <style:style style:name="P135" style:family="paragraph" style:parent-style-name="List_20_Paragraph" style:list-style-name="L69">
      <style:paragraph-properties fo:margin-top="0cm" fo:margin-bottom="0cm" fo:text-align="justify" style:justify-single-word="false"/>
    </style:style>
    <style:style style:name="P136" style:family="paragraph" style:parent-style-name="List_20_Paragraph" style:list-style-name="L70">
      <style:paragraph-properties fo:margin-top="0cm" fo:margin-bottom="0cm" fo:text-align="justify" style:justify-single-word="false"/>
    </style:style>
    <style:style style:name="P137" style:family="paragraph" style:parent-style-name="List_20_Paragraph" style:list-style-name="L76">
      <style:paragraph-properties fo:margin-top="0cm" fo:margin-bottom="0cm" fo:text-align="justify" style:justify-single-word="false"/>
    </style:style>
    <style:style style:name="P138" style:family="paragraph" style:parent-style-name="List_20_Paragraph" style:list-style-name="L77">
      <style:paragraph-properties fo:margin-top="0cm" fo:margin-bottom="0cm" fo:text-align="justify" style:justify-single-word="false"/>
    </style:style>
    <style:style style:name="P139" style:family="paragraph" style:parent-style-name="List_20_Paragraph" style:list-style-name="L80">
      <style:paragraph-properties fo:margin-top="0cm" fo:margin-bottom="0cm" fo:text-align="justify" style:justify-single-word="false"/>
    </style:style>
    <style:style style:name="P140" style:family="paragraph" style:parent-style-name="List_20_Paragraph" style:list-style-name="L83">
      <style:paragraph-properties fo:margin-top="0cm" fo:margin-bottom="0cm" fo:text-align="justify" style:justify-single-word="false"/>
    </style:style>
    <style:style style:name="P141" style:family="paragraph" style:parent-style-name="List_20_Paragraph" style:list-style-name="L85">
      <style:paragraph-properties fo:margin-top="0cm" fo:margin-bottom="0cm" fo:text-align="justify" style:justify-single-word="false"/>
    </style:style>
    <style:style style:name="P142" style:family="paragraph" style:parent-style-name="List_20_Paragraph" style:list-style-name="L91">
      <style:paragraph-properties fo:margin-top="0cm" fo:margin-bottom="0cm" fo:text-align="justify" style:justify-single-word="false"/>
    </style:style>
    <style:style style:name="P143" style:family="paragraph" style:parent-style-name="List_20_Paragraph" style:list-style-name="L91">
      <style:paragraph-properties fo:margin-top="0cm" fo:margin-bottom="0cm"/>
    </style:style>
    <style:style style:name="P144" style:family="paragraph" style:parent-style-name="List_20_Paragraph" style:list-style-name="L91">
      <style:paragraph-properties fo:margin-top="0cm" fo:margin-bottom="0cm" fo:line-height="100%"/>
    </style:style>
    <style:style style:name="P145"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style>
    <style:style style:name="T5"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6" style:family="text">
      <style:text-properties style:font-name="Times New Roman" fo:font-size="12pt" fo:language="en" fo:country="US" fo:font-weight="bold" style:font-size-asian="12pt" style:font-weight-asian="bold"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style>
    <style:style style:name="T8"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9"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10" style:family="text">
      <style:text-properties style:font-name="Times New Roman" fo:font-size="12pt" style:font-size-asian="12pt" style:font-name-complex="CMBX12" style:font-size-complex="12pt"/>
    </style:style>
    <style:style style:name="T11" style:family="text">
      <style:text-properties style:font-name="Times New Roman" fo:font-size="12pt" style:font-size-asian="12pt" style:font-size-complex="12pt"/>
    </style:style>
    <style:style style:name="T12" style:family="text">
      <style:text-properties style:font-name="Times New Roman" fo:font-size="18pt" fo:language="en" fo:country="US" style:font-name-asian="Times New Roman" style:font-size-asian="18pt" style:font-name-complex="Times New Roman" style:font-size-complex="16pt"/>
    </style:style>
    <style:style style:name="T13" style:family="text">
      <style:text-properties style:text-position="super 67%" style:font-name="Times New Roman" fo:font-size="12pt" fo:language="en" fo:country="US" style:font-size-asian="12pt" style:font-name-complex="Times New Roman" style:font-size-complex="12pt"/>
    </style:style>
    <style:style style:name="T1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Catalog of Model Smells</text:p>
      <text:p text:style-name="P6">Authors: Erki Eessaar and Ege Käosaar</text:p>
      <text:p text:style-name="P6">Ver 1.0 (April 2, 2018)</text:p>
      <text:p text:style-name="P9"/>
      <text:h text:style-name="P27"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3">Martin, R. C.</text:span></text:span><text:span text:style-name="Default_20_Paragraph_20_Font"><text:span text:style-name="T3">, 200</text:span></text:span><text:span text:style-name="Default_20_Paragraph_20_Font"><text:span text:style-name="T3">9</text:span></text:span><text:span text:style-name="Default_20_Paragraph_20_Font"><text:span text:style-name="T3">.</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 <text:span text:style-name="Default_20_Paragraph_20_Font"><text:span text:style-name="T3">Pearson Education</text:span></text:span><text:span text:style-name="Default_20_Paragraph_20_Font"><text:span text:style-name="T3">.</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3">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4">idea</text:span></text:span><text:span text:style-name="Default_20_Paragraph_20_Font"><text:span text:style-name="T3">. In mathematical terms, translation function </text:span></text:span><text:span text:style-name="Default_20_Paragraph_20_Font"><text:span text:style-name="T4">f_translate</text:span></text:span><text:span text:style-name="Default_20_Paragraph_20_Font"><text:span text:style-name="T3"> from a set </text:span></text:span><text:span text:style-name="Default_20_Paragraph_20_Font"><text:span text:style-name="T4">CodeSmells</text:span></text:span><text:span text:style-name="Default_20_Paragraph_20_Font"><text:span text:style-name="T3"> to a set </text:span></text:span><text:span text:style-name="Default_20_Paragraph_20_Font"><text:span text:style-name="T4">ModelSmells</text:span></text:span><text:span text:style-name="Default_20_Paragraph_20_Font"><text:span text:style-name="T3"> is surjective (Wikipedia), meaning that for every element </text:span></text:span><text:span text:style-name="Default_20_Paragraph_20_Font"><text:span text:style-name="T4">m</text:span></text:span><text:span text:style-name="Default_20_Paragraph_20_Font"><text:span text:style-name="T3"> in the codomain </text:span></text:span><text:span text:style-name="Default_20_Paragraph_20_Font"><text:span text:style-name="T4">Model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there is at least one element </text:span></text:span><text:span text:style-name="Default_20_Paragraph_20_Font"><text:span text:style-name="T4">c</text:span></text:span><text:span text:style-name="Default_20_Paragraph_20_Font"><text:span text:style-name="T3"> in the domain </text:span></text:span><text:span text:style-name="Default_20_Paragraph_20_Font"><text:span text:style-name="T4">Code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such that f_translate(c) = m. There are elements of </text:span></text:span><text:span text:style-name="Default_20_Paragraph_20_Font"><text:span text:style-name="T4">CodeSmells</text:span></text:span><text:span text:style-name="Default_20_Paragraph_20_Font"><text:span text:style-name="T3"> that do not have a counterpart in the </text:span></text:span><text:span text:style-name="Default_20_Paragraph_20_Font"><text:span text:style-name="T4">ModelSmells</text:span></text:span><text:span text:style-name="Default_20_Paragraph_20_Font"><text:span text:style-name="T3">. The function </text:span></text:span><text:span text:style-name="Default_20_Paragraph_20_Font"><text:span text:style-name="T5">f_translate</text:span></text:span><text:span text:style-name="Default_20_Paragraph_20_Font"><text:span text:style-name="T3"> may map more than one element of </text:span></text:span><text:span text:style-name="Default_20_Paragraph_20_Font"><text:span text:style-name="T5">CodeSmells</text:span></text:span><text:span text:style-name="Default_20_Paragraph_20_Font"><text:span text:style-name="T3"> to the same element of </text:span></text:span><text:span text:style-name="Default_20_Paragraph_20_Font"><text:span text:style-name="T5">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1191966" text:style-name="L1">
        <text:list-item>
          <text:p text:style-name="P32">General smells of models and diagrams (it is denoted with the letter “G”).</text:p>
        </text:list-item>
        <text:list-item>
          <text:p text:style-name="P32">Smells about the style of models and diagrams (it is denoted with the letter “S”).</text:p>
        </text:list-item>
        <text:list-item>
          <text:p text:style-name="P32">Smells about the naming of models, diagrams, and their elements (it is denoted with the letter “N”).</text:p>
        </text:list-item>
        <text:list-item>
          <text:p text:style-name="P32">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1199985" text:style-name="L2">
        <text:list-item>
          <text:p text:style-name="P35"><text:span text:style-name="Default_20_Paragraph_20_Font"><text:span text:style-name="T6">Short identifier</text:span></text:span><text:span text:style-name="Default_20_Paragraph_20_Font"><text:span text:style-name="T3">, which contains the identifier of the class of smells and long identifier, i.e., </text:span></text:span><text:span text:style-name="Default_20_Paragraph_20_Font"><text:span text:style-name="T6">name</text:span></text:span><text:span text:style-name="Default_20_Paragraph_20_Font"><text:span text:style-name="T3">. Short identifiers are used for cross‑referencing and long identifiers form a vocabulary that can be used to characterize models and their representation (diagrams).</text:span></text:span></text:p>
        </text:list-item>
        <text:list-item>
          <text:p text:style-name="P35"><text:span text:style-name="Default_20_Paragraph_20_Font"><text:span text:style-name="T3">Reference</text:span></text:span><text:span text:style-name="Default_20_Paragraph_20_Font"><text:span text:style-name="T3"> to</text:span></text:span><text:span text:style-name="Default_20_Paragraph_20_Font"><text:span text:style-name="T3"> </text:span></text:span><text:span text:style-name="Default_20_Paragraph_20_Font"><text:span text:style-name="T3">the </text:span></text:span><text:span text:style-name="Default_20_Paragraph_20_Font"><text:span text:style-name="T6">code smells</text:span></text:span><text:span text:style-name="Default_20_Paragraph_20_Font"><text:span text:style-name="T3"> based on that the smell has been defined.</text:span></text:span></text:p>
        </text:list-item>
        <text:list-item>
          <text:p text:style-name="P35"><text:span text:style-name="Default_20_Paragraph_20_Font"><text:span text:style-name="T6">General idea</text:span></text:span><text:span text:style-name="Default_20_Paragraph_20_Font"><text:span text:style-name="T3"> (the core) of the smell.</text:span></text:span></text:p>
        </text:list-item>
        <text:list-item>
          <text:p text:style-name="P35"><text:span text:style-name="Default_20_Paragraph_20_Font"><text:span text:style-name="T6">Related model smells</text:span></text:span><text:span text:style-name="Default_20_Paragraph_20_Font"><text:span text:style-name="T3"> (Optional). Together these smells describe a family of problems. If one discovers a smell in a model, then it is quite probable that its related smells are present as well. We refer from the more specific model smells to the more general model smells but not vice versa in order to decouple the smells and allow us using more general smells without having to consult with the more specific smells. It corresponds to the suggestion of Martin (2009) in the smell “Base Classes Depending on Their Derivatives” that “In general, base classes should know nothing about their derivatives.” Some model smells are at the same level of abstraction and in this case we consider these as peers and cross-reference these. For instance, there are smells about not following modeling style conventions and model element naming conventions. We consider these smells to be at the same level. </text:span></text:span></text:p>
          <text:list>
            <text:list-item>
              <text:p text:style-name="P35"><text:span text:style-name="Default_20_Paragraph_20_Font"><text:span text:style-name="T3">NB! Short identifiers of related smells are hyperlinks in the document!</text:span></text:span></text:p>
            </text:list-item>
          </text:list>
        </text:list-item>
        <text:list-item>
          <text:p text:style-name="P35"><text:span text:style-name="Default_20_Paragraph_20_Font"><text:span text:style-name="T6">Scope</text:span></text:span><text:span text:style-name="Default_20_Paragraph_20_Font"><text:span text:style-name="T3">.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text:span></text:span><text:soft-page-break/><text:span text:style-name="Default_20_Paragraph_20_Font"><text:span text:style-name="T3">parts of models but does not count diagrams as model elements, i.e., we write about model elements </text:span></text:span><text:span text:style-name="Default_20_Paragraph_20_Font"><text:span text:style-name="T5">and</text:span></text:span><text:span text:style-name="Default_20_Paragraph_20_Font"><text:span text:style-name="T3"> diagrams. </text:span></text:span></text:p>
        </text:list-item>
        <text:list-item>
          <text:p text:style-name="P35"><text:span text:style-name="Default_20_Paragraph_20_Font"><text:span text:style-name="T3">Explanation </text:span></text:span><text:span text:style-name="Default_20_Paragraph_20_Font"><text:span text:style-name="T3">in general terms </text:span></text:span><text:span text:style-name="Default_20_Paragraph_20_Font"><text:span text:style-name="T3">of </text:span></text:span><text:span text:style-name="Default_20_Paragraph_20_Font"><text:span text:style-name="T3">how to </text:span></text:span><text:span text:style-name="Default_20_Paragraph_20_Font"><text:span text:style-name="T6">refactor</text:span></text:span><text:span text:style-name="Default_20_Paragraph_20_Font"><text:span text:style-name="T3"> model</text:span></text:span><text:span text:style-name="Default_20_Paragraph_20_Font"><text:span text:style-name="T3">s</text:span></text:span><text:span text:style-name="Default_20_Paragraph_20_Font"><text:span text:style-name="T3"> to remove the smell</text:span></text:span><text:span text:style-name="Default_20_Paragraph_20_Font"><text:span text:style-name="T3">. </text:span></text:span><text:span text:style-name="Default_20_Paragraph_20_Font"><text:span text:style-name="T3">The section</text:span></text:span><text:span text:style-name="Default_20_Paragraph_20_Font"><text:span text:style-name="T3"> might </text:span></text:span><text:span text:style-name="Default_20_Paragraph_20_Font"><text:span text:style-name="T3">describe</text:span></text:span><text:span text:style-name="Default_20_Paragraph_20_Font"><text:span text:style-name="T3"> multiple ways of refactor</text:span></text:span><text:span text:style-name="Default_20_Paragraph_20_Font"><text:span text:style-name="T3">ing</text:span></text:span><text:span text:style-name="Default_20_Paragraph_20_Font"><text:span text:style-name="T3"> in case of </text:span></text:span><text:span text:style-name="Default_20_Paragraph_20_Font"><text:span text:style-name="T3">the same problem.</text:span></text:span></text:p>
        </text:list-item>
        <text:list-item>
          <text:p text:style-name="P35"><text:span text:style-name="Default_20_Paragraph_20_Font"><text:span text:style-name="T6">Examples</text:span></text:span><text:span text:style-name="Default_20_Paragraph_20_Font"><text:span text:style-name="T3"> of the </text:span></text:span><text:span text:style-name="Default_20_Paragraph_20_Font"><text:span text:style-name="T3">smell</text:span></text:span><text:span text:style-name="Default_20_Paragraph_20_Font"><text:span text:style-name="T3"> that refer </text:span></text:span><text:span text:style-name="Default_20_Paragraph_20_Font"><text:span text:style-name="T3">to specific model types.</text:span></text:span><text:span text:style-name="Default_20_Paragraph_20_Font"><text:span text:style-name="T3"> The examples are based on the experience</text:span></text:span><text:span text:style-name="Default_20_Paragraph_20_Font"><text:span text:style-name="T3">s</text:span></text:span><text:span text:style-name="Default_20_Paragraph_20_Font"><text:span text:style-name="T3"> of authors.</text:span></text:span></text:p>
        </text:list-item>
        <text:list-item>
          <text:p text:style-name="P35"><text:span text:style-name="Default_20_Paragraph_20_Font"><text:span text:style-name="T3">References to the </text:span></text:span><text:span text:style-name="Default_20_Paragraph_20_Font"><text:span text:style-name="T6">already documented</text:span></text:span><text:span text:style-name="Default_20_Paragraph_20_Font"><text:span text:style-name="T6"> model smells</text:span></text:span><text:span text:style-name="Default_20_Paragraph_20_Font"><text:span text:style-name="T3"> that</text:span></text:span><text:span text:style-name="Default_20_Paragraph_20_Font"><text:span text:style-name="T3"> address the same problem</text:span></text:span><text:span text:style-name="Default_20_Paragraph_20_Font"><text:span text:style-name="T3"> (Optional)</text:span></text:span><text:span text:style-name="Default_20_Paragraph_20_Font"><text:span text:style-name="T3">. </text:span></text:span><text:span text:style-name="Default_20_Paragraph_20_Font"><text:span text:style-name="T3">T</text:span></text:span><text:span text:style-name="Default_20_Paragraph_20_Font"><text:span text:style-name="T3">he smells in this catalog are defined in very general terms</text:span></text:span><text:span text:style-name="Default_20_Paragraph_20_Font"><text:span text:style-name="T3">.</text:span></text:span><text:span text:style-name="Default_20_Paragraph_20_Font"><text:span text:style-name="T3"> </text:span></text:span><text:span text:style-name="Default_20_Paragraph_20_Font"><text:span text:style-name="T3">I</text:span></text:span><text:span text:style-name="Default_20_Paragraph_20_Font"><text:span text:style-name="T3">t turns out that</text:span></text:span><text:span text:style-name="Default_20_Paragraph_20_Font"><text:span text:style-name="T3"> the </text:span></text:span><text:span text:style-name="Default_20_Paragraph_20_Font"><text:span text:style-name="T3">investigated </text:span></text:span><text:span text:style-name="Default_20_Paragraph_20_Font"><text:span text:style-name="T3">literature</text:span></text:span><text:span text:style-name="Default_20_Paragraph_20_Font"><text:span text:style-name="T3"> </text:span></text:span><text:span text:style-name="Default_20_Paragraph_20_Font"><text:span text:style-name="T3">does not offer</text:span></text:span><text:span text:style-name="Default_20_Paragraph_20_Font"><text:span text:style-name="T3"> smells th</text:span></text:span><text:span text:style-name="Default_20_Paragraph_20_Font"><text:span text:style-name="T3">at describe the problems exactly at the same </text:span></text:span><text:span text:style-name="Default_20_Paragraph_20_Font"><text:span text:style-name="T3">generality </text:span></text:span><text:span text:style-name="Default_20_Paragraph_20_Font"><text:span text:style-name="T3">level. Instead the smells </text:span></text:span><text:span text:style-name="Default_20_Paragraph_20_Font"><text:span text:style-name="T3">from other sources </text:span></text:span><text:span text:style-name="Default_20_Paragraph_20_Font"><text:span text:style-name="T3">are examples of the smell</text:span></text:span><text:span text:style-name="Default_20_Paragraph_20_Font"><text:span text:style-name="T3">s</text:span></text:span><text:span text:style-name="Default_20_Paragraph_20_Font"><text:span text:style-name="T3"> in case of specific model type</text:span></text:span><text:span text:style-name="Default_20_Paragraph_20_Font"><text:span text:style-name="T3">s</text:span></text:span><text:span text:style-name="Default_20_Paragraph_20_Font"><text:span text:style-name="T3">. </text:span></text:span><text:span text:style-name="Default_20_Paragraph_20_Font"><text:span text:style-name="T3">Each </text:span></text:span><text:span text:style-name="Default_20_Paragraph_20_Font"><text:span text:style-name="T3">referenced </text:span></text:span><text:span text:style-name="Default_20_Paragraph_20_Font"><text:span text:style-name="T3">smell is an example </text:span></text:span><text:span text:style-name="Default_20_Paragraph_20_Font"><text:span text:style-name="T3">f</text:span></text:span><text:span text:style-name="Default_20_Paragraph_20_Font"><text:span text:style-name="T3">or</text:span></text:span><text:span text:style-name="Default_20_Paragraph_20_Font"><text:span text:style-name="T3"> zero o</text:span></text:span><text:span text:style-name="Default_20_Paragraph_20_Font"><text:span text:style-name="T3">r more </text:span></text:span><text:span text:style-name="Default_20_Paragraph_20_Font"><text:span text:style-name="T3">smells</text:span></text:span><text:span text:style-name="Default_20_Paragraph_20_Font"><text:span text:style-name="T3"> in our catalog</text:span></text:span><text:span text:style-name="Default_20_Paragraph_20_Font"><text:span text:style-name="T3">.</text:span></text:span><text:span text:style-name="Default_20_Paragraph_20_Font"><text:span text:style-name="T3"> The section</text:span></text:span><text:span text:style-name="Default_20_Paragraph_20_Font"><text:span text:style-name="T3"> contains references to the smells from the following sources.</text:span></text:span></text:p>
          <text:list>
            <text:list-item>
              <text:p text:style-name="P33">UML model smells in the early software development phases (Arendt and Taenzer, 2010). The smells are about class diagrams, use case diagrams, and state machines. There are 17 smells.</text:p>
            </text:list-item>
            <text:list-item>
              <text:p text:style-name="P33">Antipatterns of use case models (El-Attar and Miller, 2010). There are eight antipatterns.</text:p>
            </text:list-item>
            <text:list-item>
              <text:p text:style-name="P33">Smells of process models (Weber et al., 2011). There are eight smells.</text:p>
            </text:list-item>
            <text:list-item>
              <text:p text:style-name="P33">Information modeling smells that can appear in conceptual data models (McDonald and Matts, 2013). There are seven smells.</text:p>
            </text:list-item>
            <text:list-item>
              <text:p text:style-name="P33">Model smells of MATLAB/Simulink models (Gerlitz et al., 2015). There are 21 smells.</text:p>
            </text:list-item>
            <text:list-item>
              <text:p text:style-name="P33">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3">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ext:soft-page-break/>types that one can use during system analysis. Eessaar (2014) explains some of the model types. The examples of the smells are also based on the model types. </text:p>
      <text:list xml:id="list31216150" text:style-name="L3">
        <text:list-item>
          <text:p text:style-name="P36">Specification of subsystems and their relationships (could be, for instance, textual or a set of UML package diagrams).</text:p>
        </text:list-item>
        <text:list-item>
          <text:p text:style-name="P36">Activity model.</text:p>
        </text:list-item>
        <text:list-item>
          <text:p text:style-name="P36">Use case model.</text:p>
        </text:list-item>
        <text:list-item>
          <text:p text:style-name="P36">Conceptual data model that consists of entity-relationship model and textual specifications of entity types and their attributes. The entity-relationship model can be created based on UML class model.</text:p>
        </text:list-item>
        <text:list-item>
          <text:p text:style-name="P36">Domain model that representation consists of domain class model and textual specifications of domain classes and their attributes. The domain class model can be created based on UML class model.</text:p>
        </text:list-item>
        <text:list-item>
          <text:p text:style-name="P36">State machine model. In UML terms we are interested in protocol state machines that allow us to express lifecycles of main entity types.</text:p>
        </text:list-item>
        <text:list-item>
          <text:p text:style-name="P36">Contracts of database operations.</text:p>
        </text:list-item>
        <text:list-item>
          <text:p text:style-name="P36">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1196094" text:style-name="L4">
        <text:list-item>
          <text:p text:style-name="P37">Model verification – whether a model is well engineered, including follows best practices and avoids the model smells. </text:p>
        </text:list-item>
        <text:list-item>
          <text:p text:style-name="P37">Model-based system testing.</text:p>
          <text:list>
            <text:list-item>
              <text:p text:style-name="P37">Model-based verification of the system – whether the modeled system is well engineered, including follows best practices, avoids design and architecture smells, and conforms to the recorded requirements.</text:p>
            </text:list-item>
            <text:list-item>
              <text:p text:style-name="P37">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6"><text:a xlink:type="simple" xlink:href="#__RefHeading__19510_1693097631">Introduction<text:tab/>1</text:a></text:p>
          <text:p text:style-name="P26"><text:a xlink:type="simple" xlink:href="#__RefHeading__19512_1693097631">General Smells of Models<text:tab/>7</text:a></text:p>
          <text:p text:style-name="P25"><text:a xlink:type="simple" xlink:href="#__RefHeading__19514_1693097631">G0: Not Remembering the History<text:tab/>7</text:a></text:p>
          <text:p text:style-name="P25"><text:a xlink:type="simple" xlink:href="#__RefHeading__19516_1693097631">G1: Metadata about Models in a Wrong Place<text:tab/>8</text:a></text:p>
          <text:p text:style-name="P25"><text:a xlink:type="simple" xlink:href="#__RefHeading__19518_1693097631">G2: Expired Model Element<text:tab/>10</text:a></text:p>
          <text:p text:style-name="P25"><text:a xlink:type="simple" xlink:href="#__RefHeading__19520_1693097631">G3: Stating the Obvious<text:tab/>11</text:a></text:p>
          <text:p text:style-name="P25"><text:a xlink:type="simple" xlink:href="#__RefHeading__19522_1693097631">G4: Poorly Written but Necessary Textual Model Element<text:tab/>13</text:a></text:p>
          <text:p text:style-name="P25"><text:a xlink:type="simple" xlink:href="#__RefHeading__19524_1693097631">G5: Model Elements or Diagrams That Are Not Needed by Any Other Model Elements<text:tab/>14</text:a></text:p>
          <text:p text:style-name="P25"><text:a xlink:type="simple" xlink:href="#__RefHeading__19526_1693097631">G6: Redundancy<text:tab/>16</text:a></text:p>
          <text:p text:style-name="P25"><text:a xlink:type="simple" xlink:href="#__RefHeading__19528_1693097631">G7: Mixing Different Abstraction and Decomposition Levels<text:tab/>21</text:a></text:p>
          <text:p text:style-name="P25"><text:a xlink:type="simple" xlink:href="#__RefHeading__19530_1693097631">G8: Inconsistencies of Representation<text:tab/>23</text:a></text:p>
          <text:p text:style-name="P25"><text:a xlink:type="simple" xlink:href="#__RefHeading__19532_1693097631">G9: High Coupling<text:tab/>25</text:a></text:p>
          <text:p text:style-name="P25"><text:a xlink:type="simple" xlink:href="#__RefHeading__19534_1693097631">G10: No Clear Focus<text:tab/>26</text:a></text:p>
          <text:p text:style-name="P25"><text:a xlink:type="simple" xlink:href="#__RefHeading__19536_1693097631">G11: Information in an Unexpected Part of a Model<text:tab/>29</text:a></text:p>
          <text:p text:style-name="P25"><text:a xlink:type="simple" xlink:href="#__RefHeading__19538_1693097631">G12: Too Few Details<text:tab/>30</text:a></text:p>
          <text:p text:style-name="P25"><text:a xlink:type="simple" xlink:href="#__RefHeading__19540_1693097631">G13: Not Understanding the Modeled Process<text:tab/>32</text:a></text:p>
          <text:p text:style-name="P25"><text:a xlink:type="simple" xlink:href="#__RefHeading__19542_1693097631">G14: Dependencies in Models Are Not Visible Everywhere<text:tab/>33</text:a></text:p>
          <text:p text:style-name="P25"><text:a xlink:type="simple" xlink:href="#__RefHeading__19544_1693097631">G15: Imprecise Model<text:tab/>34</text:a></text:p>
          <text:p text:style-name="P25"><text:a xlink:type="simple" xlink:href="#__RefHeading__19546_1693097631">G16: Unauthorized Representations<text:tab/>36</text:a></text:p>
          <text:p text:style-name="P25"><text:a xlink:type="simple" xlink:href="#__RefHeading__19548_1693097631">G17: One Process with Multiple Tasks<text:tab/>37</text:a></text:p>
          <text:p text:style-name="P25"><text:a xlink:type="simple" xlink:href="#__RefHeading__19550_1693097631">G18: Unnecessary Decomposition<text:tab/>39</text:a></text:p>
          <text:p text:style-name="P25"><text:a xlink:type="simple" xlink:href="#__RefHeading__19552_1693097631">G19: Illogical Order<text:tab/>41</text:a></text:p>
          <text:p text:style-name="P25"><text:a xlink:type="simple" xlink:href="#__RefHeading__19554_1693097631">G20: Insufficiently Described Behavior at Borderline Cases<text:tab/>43</text:a></text:p>
          <text:p text:style-name="P25"><text:a xlink:type="simple" xlink:href="#__RefHeading__19556_1693097631">G21: Process Does Not Match its Name<text:tab/>44</text:a></text:p>
          <text:p text:style-name="P25"><text:a xlink:type="simple" xlink:href="#__RefHeading__19558_1693097631">G22: Multiple Languages in a Model<text:tab/>45</text:a></text:p>
          <text:p text:style-name="P25"><text:a xlink:type="simple" xlink:href="#__RefHeading__19560_1693097631">G23: Not Using the Feedback of a CASE Tool<text:tab/>47</text:a></text:p>
          <text:p text:style-name="P25"><text:a xlink:type="simple" xlink:href="#__RefHeading__19562_1693097631">G24: Generating a New Artifact from a Model Takes a Lot of Time<text:tab/>48</text:a></text:p>
          <text:p text:style-name="P25"><text:a xlink:type="simple" xlink:href="#__RefHeading__19564_1693097631">G25: Ill-considered Types of Attributes<text:tab/>50</text:a></text:p>
          <text:p text:style-name="P25"><text:a xlink:type="simple" xlink:href="#__RefHeading__19566_1693097631">G26: Parameters with Boolean Type<text:tab/>51</text:a></text:p>
          <text:p text:style-name="P25"><text:a xlink:type="simple" xlink:href="#__RefHeading__19568_1693097631">G27: Negative Conditionals<text:tab/>52</text:a></text:p>
          <text:p text:style-name="P26"><text:a xlink:type="simple" xlink:href="#__RefHeading__19570_1693097631">Smells About the Style of Models<text:tab/>53</text:a></text:p>
          <text:p text:style-name="P25"><text:a xlink:type="simple" xlink:href="#__RefHeading__19572_1693097631">S1: Too Big Diagrams<text:tab/>53</text:a></text:p>
          <text:p text:style-name="P25"><text:a xlink:type="simple" xlink:href="#__RefHeading__19574_1693097631">S2: Long Lines on a Diagram<text:tab/>55</text:a></text:p>
          <text:p text:style-name="P25"><text:a xlink:type="simple" xlink:href="#__RefHeading__19576_1693097631">S3: Not Following the Popular Modeling Style Conventions<text:tab/>56</text:a></text:p>
          <text:p text:style-name="P25"><text:soft-page-break/><text:a xlink:type="simple" xlink:href="#__RefHeading__19578_1693097631">S4: Structure by Naming<text:tab/>57</text:a></text:p>
          <text:p text:style-name="P26"><text:a xlink:type="simple" xlink:href="#__RefHeading__19580_1693097631">Smells about the Naming of Models and Their Elements<text:tab/>59</text:a></text:p>
          <text:p text:style-name="P25"><text:a xlink:type="simple" xlink:href="#__RefHeading__19582_1693097631">N1: The Name Does Not Express Its Nature<text:tab/>59</text:a></text:p>
          <text:p text:style-name="P25"><text:a xlink:type="simple" xlink:href="#__RefHeading__19584_1693097631">N2: Names at the Unsuitable Level of Abstraction<text:tab/>61</text:a></text:p>
          <text:p text:style-name="P25"><text:a xlink:type="simple" xlink:href="#__RefHeading__19586_1693097631">N3: Not Following the Popular Naming Conventions<text:tab/>62</text:a></text:p>
          <text:p text:style-name="P25"><text:a xlink:type="simple" xlink:href="#__RefHeading__19588_1693097631">N4: Encoded Names<text:tab/>63</text:a></text:p>
          <text:p text:style-name="P25"><text:a xlink:type="simple" xlink:href="#__RefHeading__19590_1693097631">N5: Diagrams Have Too Short Names<text:tab/>64</text:a></text:p>
          <text:p text:style-name="P26"><text:a xlink:type="simple" xlink:href="#__RefHeading__19592_1693097631">Smells about Testing Models and Testing Modeled Systems Based on Models<text:tab/>65</text:a></text:p>
          <text:p text:style-name="P25"><text:a xlink:type="simple" xlink:href="#__RefHeading__19594_1693097631">T1: Model-related Testing Takes a Lot of Time<text:tab/>65</text:a></text:p>
          <text:p text:style-name="P25"><text:a xlink:type="simple" xlink:href="#__RefHeading__19596_1693097631">T2: Incomplete Model-related Testing<text:tab/>67</text:a></text:p>
          <text:p text:style-name="P25"><text:a xlink:type="simple" xlink:href="#__RefHeading__19598_1693097631">T3: No Tracking of the Extent of Model-related Testing<text:tab/>68</text:a></text:p>
          <text:p text:style-name="P25"><text:a xlink:type="simple" xlink:href="#__RefHeading__19600_1693097631">T4: Ignoring Trivial Model-related Tests<text:tab/>69</text:a></text:p>
          <text:p text:style-name="P25"><text:a xlink:type="simple" xlink:href="#__RefHeading__19602_1693097631">T5: Ignoring System Parts in Model-based Testing<text:tab/>70</text:a></text:p>
          <text:p text:style-name="P25"><text:a xlink:type="simple" xlink:href="#__RefHeading__19604_1693097631">T6: Ignoring Borderline Cases in Model-based Testing of Processes<text:tab/>71</text:a></text:p>
          <text:p text:style-name="P25"><text:a xlink:type="simple" xlink:href="#__RefHeading__19606_1693097631">T7: Ignoring the Surrounding Areas of Found Mistakes in Model-related Testing<text:tab/>72</text:a></text:p>
          <text:p text:style-name="P25"><text:a xlink:type="simple" xlink:href="#__RefHeading__19608_1693097631">T8: Ignoring Patterns of Mistakes in Model-related Testing<text:tab/>73</text:a></text:p>
          <text:p text:style-name="P25"><text:a xlink:type="simple" xlink:href="#__RefHeading__19610_1693097631">T9: Ignoring Patterns of Testing in Model-related Testing<text:tab/>74</text:a></text:p>
        </text:index-body>
      </text:table-of-content>
      <text:p text:style-name="Normal"/>
      <text:p text:style-name="P3"/>
      <text:h text:style-name="P27" text:outline-level="1"><text:bookmark-start text:name="_Toc503789523"/><text:bookmark text:name="__RefHeading__19512_1693097631"/><text:span text:style-name="Default_20_Paragraph_20_Font"><text:span text:style-name="T1">General Smells of Models</text:span></text:span><text:bookmark-end text:name="_Toc503789523"/><text:bookmark-end text:name="__RefHeading__19512_1693097631"/></text:h>
      <text:p text:style-name="P12"/>
      <text:h text:style-name="P29"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6">Code smells</text:span></text:span><text:span text:style-name="Default_20_Paragraph_20_Font"><text:span text:style-name="T3">: -</text:span></text:span></text:p>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One</text:span></text:span><text:span text:style-name="Default_20_Paragraph_20_Font"><text:span text:style-name="T3"> ha</text:span></text:span><text:span text:style-name="Default_20_Paragraph_20_Font"><text:span text:style-name="T3">s</text:span></text:span><text:span text:style-name="Default_20_Paragraph_20_Font"><text:span text:style-name="T3"> to modify a model</text:span></text:span><text:span text:style-name="Default_20_Paragraph_20_Font"><text:span text:style-name="T3"> but </text:span></text:span><text:span text:style-name="Default_20_Paragraph_20_Font"><text:span text:style-name="T3">is </text:span></text:span><text:span text:style-name="Default_20_Paragraph_20_Font"><text:span text:style-name="T3">later unable to recall how the understanding of the system</text:span></text:span><text:span text:style-name="Default_20_Paragraph_20_Font"><text:span text:style-name="T3"> and presentation of this understanding</text:span></text:span><text:span text:style-name="Default_20_Paragraph_20_Font"><text:span text:style-name="T3"> has evolved over time</text:span></text:span><text:span text:style-name="Default_20_Paragraph_20_Font"><text:span text:style-name="T3">.</text:span></text:span><text:span text:style-name="Default_20_Paragraph_20_Font"><text:span text:style-name="T3"> </text:span></text:span><text:span text:style-name="Default_20_Paragraph_20_Font"><text:span text:style-name="T3">One is</text:span></text:span><text:span text:style-name="Default_20_Paragraph_20_Font"><text:span text:style-name="T3"> unable to justify why the system currently is </text:span></text:span><text:span text:style-name="Default_20_Paragraph_20_Font"><text:span text:style-name="T3">structured and behaves like it does</text:span></text:span><text:span text:style-name="Default_20_Paragraph_20_Font"><text:span text:style-name="T3">.</text:span></text:span><text:span text:style-name="Default_20_Paragraph_20_Font"><text:span text:style-name="T3"> </text:span></text:span><text:span text:style-name="Default_20_Paragraph_20_Font"><text:span text:style-name="T3">One</text:span></text:span><text:span text:style-name="Default_20_Paragraph_20_Font"><text:span text:style-name="T3"> cannot confirm as to whether </text:span></text:span><text:span text:style-name="Default_20_Paragraph_20_Font"><text:span text:style-name="T3">the modeled</text:span></text:span><text:span text:style-name="Default_20_Paragraph_20_Font"><text:span text:style-name="T3"> </text:span></text:span><text:span text:style-name="Default_20_Paragraph_20_Font"><text:span text:style-name="T3">system</text:span></text:span><text:span text:style-name="Default_20_Paragraph_20_Font"><text:span text:style-name="T3"> follows </text:span></text:span><text:span text:style-name="Default_20_Paragraph_20_Font"><text:span text:style-name="T3">the </text:span></text:span><text:span text:style-name="Default_20_Paragraph_20_Font"><text:span text:style-name="T3">patterns of software </text:span></text:span><text:span text:style-name="Default_20_Paragraph_20_Font"><text:span text:style-name="T3">evolution (Lehman, 1996) </text:span></text:span><text:span text:style-name="Default_20_Paragraph_20_Font"><text:span text:style-name="T3">and database evolution</text:span></text:span><text:span text:style-name="Default_20_Paragraph_20_Font"><text:span text:style-name="T3"> (</text:span></text:span><text:span text:style-name="Default_20_Paragraph_20_Font"><text:span text:style-name="T3">Vassiliadis</text:span></text:span><text:span text:style-name="Default_20_Paragraph_20_Font"><text:span text:style-name="T3">, 2017)</text:span></text:span><text:span text:style-name="Default_20_Paragraph_20_Font"><text:span text:style-name="T3">.</text:span></text:span><text:span text:style-name="Default_20_Paragraph_20_Font"><text:span text:style-name="T3"> One cannot </text:span></text:span><text:span text:style-name="Default_20_Paragraph_20_Font"><text:span text:style-name="T3">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Keep model versions</text:span></text:span><text:span text:style-name="Default_20_Paragraph_20_Font"><text:span text:style-name="T3"> (including diagrams)</text:span></text:span><text:span text:style-name="Default_20_Paragraph_20_Font"><text:span text:style-name="T3"> to be able to make flashback queries about the earlier descriptions of the system</text:span></text:span><text:span text:style-name="Default_20_Paragraph_20_Font"><text:span text:style-name="T3"> as well as for forking </text:span></text:span><text:span text:style-name="Default_20_Paragraph_20_Font"><text:span text:style-name="T3">or</text:span></text:span><text:span text:style-name="Default_20_Paragraph_20_Font"><text:span text:style-name="T3"> restarting the work</text:span></text:span><text:span text:style-name="Default_20_Paragraph_20_Font"><text:span text:style-name="T3">. This is, for instance, a very useful material for investigating the evolution of the system</text:span></text:span><text:span text:style-name="Default_20_Paragraph_20_Font"><text:span text:style-name="T3"> and understanding of the system</text:span></text:span><text:span text:style-name="Default_20_Paragraph_20_Font"><text:span text:style-name="T3">.</text:span></text:span><text:span text:style-name="Default_20_Paragraph_20_Font"><text:span text:style-name="T3"> Save models in a format that you will be able</text:span></text:span><text:span text:style-name="Default_20_Paragraph_20_Font"><text:span text:style-name="T3"> to use</text:span></text:span><text:span text:style-name="Default_20_Paragraph_20_Font"><text:span text:style-name="T3"> in the future. </text:span></text:span><text:span text:style-name="Default_20_Paragraph_20_Font"><text:span text:style-name="T3">Either k</text:span></text:span><text:span text:style-name="Default_20_Paragraph_20_Font"><text:span text:style-name="T3">eep the </text:span></text:span><text:span text:style-name="Default_20_Paragraph_20_Font"><text:span text:style-name="T3">modeling </text:span></text:span><text:span text:style-name="Default_20_Paragraph_20_Font"><text:span text:style-name="T3">software or periodically save models in new formats</text:span></text:span><text:span text:style-name="Default_20_Paragraph_20_Font"><text:span text:style-name="T3"> without losing information that they carry</text:span></text:span><text:span text:style-name="Default_20_Paragraph_20_Font"><text:span text:style-name="T3">.</text:span></text:span><text:span text:style-name="Default_20_Paragraph_20_Font"><text:span text:style-name="T3"> Use a versioning system or </text:span></text:span><text:span text:style-name="Default_20_Paragraph_20_Font"><text:span text:style-name="T3">design and implement</text:span></text:span><text:span text:style-name="Default_20_Paragraph_20_Font"><text:span text:style-name="T3"> a catalog</text:span></text:span><text:span text:style-name="Default_20_Paragraph_20_Font"><text:span text:style-name="T3"> structure, naming system of files and folders, a process of keeping the history, and a process of backing it up.</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198782" text:style-name="L5">
        <text:list-item>
          <text:p text:style-name="P38">Any model that needs modification.</text:p>
        </text:list-item>
      </text:list>
      <text:p text:style-name="P4"/>
      <text:h text:style-name="P29"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6014" text:continue-numbering="true" text:style-name="L5">
        <text:list-item>
          <text:p text:style-name="P38">C1: Inappropriate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One or more</text:span></text:span><text:span text:style-name="Default_20_Paragraph_20_Font"><text:span text:style-name="T3"> claims</text:span></text:span><text:span text:style-name="Default_20_Paragraph_20_Font"><text:span text:style-name="T3"> about </text:span></text:span><text:span text:style-name="Default_20_Paragraph_20_Font"><text:span text:style-name="T3">a</text:span></text:span><text:span text:style-name="Default_20_Paragraph_20_Font"><text:span text:style-name="T3"> </text:span></text:span><text:span text:style-name="Default_20_Paragraph_20_Font"><text:span text:style-name="T3">model </text:span></text:span><text:span text:style-name="Default_20_Paragraph_20_Font"><text:span text:style-name="T3">(for instance, the authors</text:span></text:span><text:span text:style-name="Default_20_Paragraph_20_Font"><text:span text:style-name="T3">,</text:span></text:span><text:span text:style-name="Default_20_Paragraph_20_Font"><text:span text:style-name="T3"> the last time of modification, known issues) </text:span></text:span><text:span text:style-name="Default_20_Paragraph_20_Font"><text:span text:style-name="T3">are</text:span></text:span><text:span text:style-name="Default_20_Paragraph_20_Font"><text:span text:style-name="T3"> kept</text:span></text:span><text:span text:style-name="Default_20_Paragraph_20_Font"><text:span text:style-name="T3"> in a place that is not dedicated to recording</text:span></text:span><text:span text:style-name="Default_20_Paragraph_20_Font"><text:span text:style-name="T3"> and presenting these</text:span></text:span><text:span text:style-name="Default_20_Paragraph_20_Font"><text:span text:style-name="T3"> and where it is easy to miss </text:span></text:span><text:span text:style-name="Default_20_Paragraph_20_Font"><text:span text:style-name="T3">these and forget to update these</text:span></text:span><text:span text:style-name="Default_20_Paragraph_20_Font"><text:span text:style-name="T3">.</text:span></text:span><text:span text:style-name="Default_20_Paragraph_20_Font"><text:span text:style-name="T3"> </text:span></text:span><text:span text:style-name="Default_20_Paragraph_20_Font"><text:span text:style-name="T3">For instance, these claims are presented as comments on diagrams</text:span></text:span><text:span text:style-name="Default_20_Paragraph_20_Font"><text:span text:style-name="T3"> or within textual documents</text:span></text:span><text:span text:style-name="Default_20_Paragraph_20_Font"><text:span text:style-name="T3">.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1222541" text:continue-numbering="true" text:style-name="L5">
        <text:list-item>
          <text:p text:style-name="P38">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8">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1197775" text:style-name="L6">
        <text:list-item>
          <text:p text:style-name="P39"><text:a xlink:type="simple" xlink:href="#2.1.G0: Not Remembering the History|outline">G0</text:a> – the model might contain comments with change history because there is no system in place to keep old versions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If you use</text:span></text:span><text:span text:style-name="Default_20_Paragraph_20_Font"><text:span text:style-name="T3"> a versioning </text:span></text:span><text:span text:style-name="Default_20_Paragraph_20_Font"><text:span text:style-name="T3">system, then</text:span></text:span><text:span text:style-name="Default_20_Paragraph_20_Font"><text:span text:style-name="T3"> use it</text:span></text:span><text:span text:style-name="Default_20_Paragraph_20_Font"><text:span text:style-name="T3"> </text:span></text:span><text:span text:style-name="Default_20_Paragraph_20_Font"><text:span text:style-name="T3">as </text:span></text:span><text:span text:style-name="Default_20_Paragraph_20_Font"><text:span text:style-name="T3">a single, unambiguous, authoritative source of </text:span></text:span><text:span text:style-name="Default_20_Paragraph_20_Font"><text:span text:style-name="T3">the information </text:span></text:span><text:span text:style-name="Default_20_Paragraph_20_Font"><text:span text:style-name="T3">about the authors and modifications</text:span></text:span><text:span text:style-name="Default_20_Paragraph_20_Font"><text:span text:style-name="T3">.</text:span></text:span><text:span text:style-name="Default_20_Paragraph_20_Font"><text:span text:style-name="T3"> </text:span></text:span><text:span text:style-name="Default_20_Paragraph_20_Font"><text:span text:style-name="T3">If you do not use </text:span></text:span><text:span text:style-name="Default_20_Paragraph_20_Font"><text:span text:style-name="T3">a versioning system</text:span></text:span><text:span text:style-name="Default_20_Paragraph_20_Font"><text:span text:style-name="T3"> but use a CASE tool, then </text:span></text:span><text:span text:style-name="Default_20_Paragraph_20_Font"><text:span text:style-name="T3">if possible </text:span></text:span><text:span text:style-name="Default_20_Paragraph_20_Font"><text:span text:style-name="T3">keep </text:span></text:span><text:span text:style-name="Default_20_Paragraph_20_Font"><text:span text:style-name="T3">the </text:span></text:span><text:span text:style-name="Default_20_Paragraph_20_Font"><text:span text:style-name="T3">metadata as a part of specification</text:span></text:span><text:span text:style-name="Default_20_Paragraph_20_Font"><text:span text:style-name="T3">s</text:span></text:span><text:span text:style-name="Default_20_Paragraph_20_Font"><text:span text:style-name="T3"> of model e</text:span></text:span><text:span text:style-name="Default_20_Paragraph_20_Font"><text:span text:style-name="T3">lement</text:span></text:span><text:span text:style-name="Default_20_Paragraph_20_Font"><text:span text:style-name="T3">s</text:span></text:span><text:span text:style-name="Default_20_Paragraph_20_Font"><text:span text:style-name="T3"> and do not represent </text:span></text:span><text:span text:style-name="Default_20_Paragraph_20_Font"><text:span text:style-name="T3">it within models</text:span></text:span><text:span text:style-name="Default_20_Paragraph_20_Font"><text:span text:style-name="T3"> as comments</text:span></text:span><text:span text:style-name="Default_20_Paragraph_20_Font"><text:span text:style-name="T3"> o</text:span></text:span><text:span text:style-name="Default_20_Paragraph_20_Font"><text:span text:style-name="T3">n diagrams</text:span></text:span><text:span text:style-name="Default_20_Paragraph_20_Font"><text:span text:style-name="T3">.</text:span></text:span><text:span text:style-name="Default_20_Paragraph_20_Font"><text:span text:style-name="T3">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00672" text:style-name="L7">
        <text:list-item>
          <text:p text:style-name="P40">Information about the authors and the time of last modification of entity relationship model as a comment on a diagram that was created by using a CASE tool.</text:p>
        </text:list-item>
        <text:list-item>
          <text:p text:style-name="P40">Information about the mistakes that have to be fixed as a comment on a diagram that was created by using a CASE tool.</text:p>
        </text:list-item>
        <text:list-item>
          <text:p text:style-name="P40">Information about the authors and the time of last modification as a part of the structure of a description of a use case or a contract of a database operation.</text:p>
        </text:list-item>
        <text:list-item>
          <text:p text:style-name="P40"><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11159" text:style-name="L8">
        <text:list-item>
          <text:p text:style-name="P41">8.6 Components Manage Change</text:p>
        </text:list-item>
        <text:list-item>
          <text:p text:style-name="P41">8.7 Configured and Released Packages</text:p>
        </text:list-item>
      </text:list>
      <text:p text:style-name="P11"/>
      <text:p text:style-name="P2"/>
      <text:h text:style-name="P29"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3233" text:style-name="L9">
        <text:list-item>
          <text:p text:style-name="P42">C2: Obsolete Comment</text:p>
        </text:list-item>
        <text:list-item>
          <text:p text:style-name="P42">C5: Commented-Out Code</text:p>
        </text:list-item>
        <text:list-item>
          <text:p text:style-name="P42">G9: Dead Code</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text:span></text:span><text:span text:style-name="Default_20_Paragraph_20_Font"><text:span text:style-name="T3"> </text:span></text:span><text:span text:style-name="Default_20_Paragraph_20_Font"><text:span text:style-name="T3">that represents</text:span></text:span><text:span text:style-name="Default_20_Paragraph_20_Font"><text:span text:style-name="T3"> the current understanding of the modeled system </text:span></text:span><text:span text:style-name="Default_20_Paragraph_20_Font"><text:span text:style-name="T3">contain</text:span></text:span><text:span text:style-name="Default_20_Paragraph_20_Font"><text:span text:style-name="T3">s</text:span></text:span><text:span text:style-name="Default_20_Paragraph_20_Font"><text:span text:style-name="T3"> at least one claim </text:span></text:span><text:span text:style-name="Default_20_Paragraph_20_Font"><text:span text:style-name="T3">about the real world that at the present time is not true </text:span></text:span><text:span text:style-name="Default_20_Paragraph_20_Font"><text:span text:style-name="T3">because it is</text:span></text:span><text:span text:style-name="Default_20_Paragraph_20_Font"><text:span text:style-name="T3"> </text:span></text:span><text:span text:style-name="Default_20_Paragraph_20_Font"><text:span text:style-name="T3">expired (</text:span></text:span><text:span text:style-name="Default_20_Paragraph_20_Font"><text:span text:style-name="T3">out-of-date</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the model</text:span></text:span><text:span text:style-name="Default_20_Paragraph_20_Font"><text:span text:style-name="T3"> give</text:span></text:span><text:span text:style-name="Default_20_Paragraph_20_Font"><text:span text:style-name="T3">s</text:span></text:span><text:span text:style-name="Default_20_Paragraph_20_Font"><text:span text:style-name="T3"> a wrong impression about the </text:span></text:span><text:span text:style-name="Default_20_Paragraph_20_Font"><text:span text:style-name="T3">current state of the </text:span></text:span><text:span text:style-name="Default_20_Paragraph_20_Font"><text:span text:style-name="T3">model</text:span></text:span><text:span text:style-name="Default_20_Paragraph_20_Font"><text:span text:style-name="T3">ed system.</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4535366" text:style-name="L6">
        <text:list-item>
          <text:p text:style-name="P39"><text:a xlink:type="simple" xlink:href="#2.1.G0: Not Remembering the History|outline">G0</text:a>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nevitable that systems evolve and our understanding of the systems evolves as well. </text:span></text:span><text:span text:style-name="Default_20_Paragraph_20_Font"><text:span text:style-name="T3">Remove </text:span></text:span><text:span text:style-name="Default_20_Paragraph_20_Font"><text:span text:style-name="T3">all the </text:span></text:span><text:span text:style-name="Default_20_Paragraph_20_Font"><text:span text:style-name="T3">expired</text:span></text:span><text:span text:style-name="Default_20_Paragraph_20_Font"><text:span text:style-name="T3"> model elements from the model</text:span></text:span><text:span text:style-name="Default_20_Paragraph_20_Font"><text:span text:style-name="T3"> or </text:span></text:span><text:span text:style-name="Default_20_Paragraph_20_Font"><text:span text:style-name="T3">modify these so that they represent</text:span></text:span><text:span text:style-name="Default_20_Paragraph_20_Font"><text:span text:style-name="T3"> a</text:span></text:span><text:span text:style-name="Default_20_Paragraph_20_Font"><text:span text:style-name="T3"> current view of reality again</text:span></text:span><text:span text:style-name="Default_20_Paragraph_20_Font"><text:span text:style-name="T3">.</text:span></text:span><text:span text:style-name="Default_20_Paragraph_20_Font"><text:span text:style-name="T3">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0065" text:style-name="L10">
        <text:list-item>
          <text:p text:style-name="P43">An obsolete comment.</text:p>
        </text:list-item>
        <text:list-item>
          <text:p text:style-name="P43">A subsystem that does not exist anymore according to the business architecture.</text:p>
        </text:list-item>
        <text:list-item>
          <text:p text:style-name="P43">A sequence of actions in an activity model or system sequence model that is not executed any more due to the changes in the process.</text:p>
        </text:list-item>
        <text:list-item>
          <text:p text:style-name="P43">A commented out section of a textual model like use case model or contracts of database operations.</text:p>
        </text:list-item>
        <text:list-item>
          <text:p text:style-name="P43">An attribute of an entity type in a conceptual data model or a domain class in a domain model that corresponding data is not needed by the system any more.</text:p>
        </text:list-item>
        <text:list-item>
          <text:p text:style-name="P43">A constraint to the values of an attribute that does not hold any more.</text:p>
        </text:list-item>
        <text:list-item>
          <text:p text:style-name="P43">A state or state transition that does not describe the current view of the lifecycle of an entity type.</text:p>
        </text:list-item>
      </text:list>
      <text:p text:style-name="P11"/>
      <text:p text:style-name="P4"/>
      <text:h text:style-name="P29" text:outline-level="2"><text:bookmark-start text:name="_Toc503789527"/><text:bookmark text:name="__RefHeading__19520_1693097631"/>G3: Stating the Obvious<text:bookmark-end text:name="_Toc503789527"/><text:bookmark-end text:name="__RefHeading__19520_1693097631"/></text:h>
      <text:p text:style-name="P12"/>
      <text:p text:style-name="P14"><text:span text:style-name="Default_20_Paragraph_20_Font"><text:span text:style-name="T6">Code smells</text:span></text:span><text:span text:style-name="Default_20_Paragraph_20_Font"><text:span text:style-name="T3">:</text:span></text:span><text:span text:style-name="Default_20_Paragraph_20_Font"><text:span text:style-name="T3"> </text:span></text:span></text:p>
      <text:list xml:id="list31210710" text:style-name="L11">
        <text:list-item>
          <text:p text:style-name="P44">C3: Redundant Comment </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model element that presented </text:span></text:span><text:span text:style-name="Default_20_Paragraph_20_Font"><text:span text:style-name="T3">claims</text:span></text:span><text:span text:style-name="Default_20_Paragraph_20_Font"><text:span text:style-name="T3"> are so obvious </text:span></text:span><text:span text:style-name="Default_20_Paragraph_20_Font"><text:span text:style-name="T3">to the </text:span></text:span><text:span text:style-name="Default_20_Paragraph_20_Font"><text:span text:style-name="T3">intended audience </text:span></text:span><text:span text:style-name="Default_20_Paragraph_20_Font"><text:span text:style-name="T3">(axioms) that it is unnecessary to </text:span></text:span><text:span text:style-name="Default_20_Paragraph_20_Font"><text:span text:style-name="T3">explicitly </text:span></text:span><text:span text:style-name="Default_20_Paragraph_20_Font"><text:span text:style-name="T3">present the</text:span></text:span><text:span text:style-name="Default_20_Paragraph_20_Font"><text:span text:style-name="T3">se</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Be cautious and conservative in deciding that something is obvious.</text:span></text:span><text:span text:style-name="Default_20_Paragraph_20_Font"><text:span text:style-name="T3"> </text:span></text:span><text:span text:style-name="Default_20_Paragraph_20_Font"><text:span text:style-name="T3">If the element </text:span></text:span><text:span text:style-name="Default_20_Paragraph_20_Font"><text:span text:style-name="T3">should be in the model, then add information</text:span></text:span><text:span text:style-name="Default_20_Paragraph_20_Font"><text:span text:style-name="T3"> or remove the </text:span></text:span><text:span text:style-name="Default_20_Paragraph_20_Font"><text:span text:style-name="T3">obvious</text:span></text:span><text:span text:style-name="Default_20_Paragraph_20_Font"><text:span text:style-name="T3"> information without removing the element</text:span></text:span><text:span text:style-name="Default_20_Paragraph_20_Font"><text:span text:style-name="T3">.</text:span></text:span><text:span text:style-name="Default_20_Paragraph_20_Font"><text:span text:style-name="T3"> </text:span></text:span><text:span text:style-name="Default_20_Paragraph_20_Font"><text:span text:style-name="T3">O</text:span></text:span><text:span text:style-name="Default_20_Paragraph_20_Font"><text:span text:style-name="T3">therwise r</text:span></text:span><text:span text:style-name="Default_20_Paragraph_20_Font"><text:span text:style-name="T3">emove the redundant element.</text:span></text:span><text:span text:style-name="Default_20_Paragraph_20_Font"><text:span text:style-name="T3"> </text:span></text:span><text:span text:style-name="Default_20_Paragraph_20_Font"><text:span text:style-name="T3">If a container </text:span></text:span><text:span text:style-name="Default_20_Paragraph_20_Font"><text:span text:style-name="T3">of claims </text:span></text:span><text:span text:style-name="Default_20_Paragraph_20_Font"><text:span text:style-name="T3">(</text:span></text:span><text:span text:style-name="Default_20_Paragraph_20_Font"><text:span text:style-name="T3">for instance, </text:span></text:span><text:span text:style-name="Default_20_Paragraph_20_Font"><text:span text:style-name="T3">a</text:span></text:span><text:span text:style-name="Default_20_Paragraph_20_Font"><text:span text:style-name="T3"> comment</text:span></text:span><text:span text:style-name="Default_20_Paragraph_20_Font"><text:span text:style-name="T3"> element</text:span></text:span><text:span text:style-name="Default_20_Paragraph_20_Font"><text:span text:style-name="T3">, a diagram</text:span></text:span><text:span text:style-name="Default_20_Paragraph_20_Font"><text:span text:style-name="T3"> or the entire model</text:span></text:span><text:span text:style-name="Default_20_Paragraph_20_Font"><text:span text:style-name="T3">) bundles together multiple claims</text:span></text:span><text:span text:style-name="Default_20_Paragraph_20_Font"><text:span text:style-name="T3"> and the</text:span></text:span><text:span text:style-name="Default_20_Paragraph_20_Font"><text:span text:style-name="T3"> result </text:span></text:span><text:span text:style-name="Default_20_Paragraph_20_Font"><text:span text:style-name="T3">of removing claims </text:span></text:span><text:span text:style-name="Default_20_Paragraph_20_Font"><text:span text:style-name="T3">is </text:span></text:span><text:span text:style-name="Default_20_Paragraph_20_Font"><text:span text:style-name="T3">an </text:span></text:span><text:span text:style-name="Default_20_Paragraph_20_Font"><text:span text:style-name="T3">empty container, then remove the container as wel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8060" text:style-name="L12">
        <text:list-item>
          <text:p text:style-name="P45">A comment on a diagram that states that it is a diagram and perhaps also names the diagram type and used modeling language.</text:p>
        </text:list-item>
        <text:list-item>
          <text:p text:style-name="P45">The name “uses” on a dependency between a model element (for instance, a package) that depicts an area of competence and a model element (for instance, a package) that depicts a functional subsystem.</text:p>
        </text:list-item>
        <text:list-item>
          <text:p text:style-name="P45">The name “is followed by” or “control flow” of a control flow element in an activity model.</text:p>
        </text:list-item>
        <text:list-item>
          <text:p text:style-name="P45">A comment on an activity diagram that the participating actors must have privileges to perform the actions.</text:p>
        </text:list-item>
        <text:list-item>
          <text:p text:style-name="P45">A triggering event of a use case that just states that the main actor of the use case “wants to start” the use case.</text:p>
        </text:list-item>
        <text:list-item>
          <text:p text:style-name="P45">A comment about an aggregation on an entity-relationship diagram or a domain class diagram that it represents an aggregation.</text:p>
        </text:list-item>
        <text:list-item>
          <text:p text:style-name="P45">The role name that repeats entity type name in the association of a conceptual data model.</text:p>
        </text:list-item>
        <text:list-item>
          <text:p text:style-name="P45">The name “is connected” of an association or “aggregation” of an aggregation in a UML class model.</text:p>
        </text:list-item>
        <text:list-item>
          <text:p text:style-name="P45">A definition of an entity type that repeats the name of the entity type or uses its synonym.</text:p>
        </text:list-item>
        <text:list-item>
          <text:p text:style-name="P45">A precondition in the contract of a database operation that there should be data structures in the database that support registration of the data to which the contract refers to.</text:p>
        </text:list-item>
        <text:list-item>
          <text:p text:style-name="P45">A postcondition in the contract of a database operation that states that data must satisfy all the declared constraints.</text:p>
        </text:list-item>
        <text:list-item>
          <text:p text:style-name="P45">A guard condition on a state transition of a state machine model out of the state S that declares that an entity must be in the state S.</text:p>
        </text:list-item>
        <text:list-item>
          <text:p text:style-name="P123"><text:soft-page-break/><text:span text:style-name="Default_20_Paragraph_20_Font"><text:span text:style-name="T3">A guard condition of a message </text:span></text:span><text:span text:style-name="Default_20_Paragraph_20_Font"><text:span text:style-name="T3">in</text:span></text:span><text:span text:style-name="Default_20_Paragraph_20_Font"><text:span text:style-name="T3"> a system sequence model that states that the invoker must have necessary privileges to</text:span></text:span><text:span text:style-name="Default_20_Paragraph_20_Font"><text:span text:style-name="T3"> perform the operation</text:span></text:span><text:span text:style-name="Default_20_Paragraph_20_Font"><text:span text:style-name="T3">.</text:span></text:span></text:p>
        </text:list-item>
      </text:list>
      <text:h text:style-name="P31"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03667" text:style-name="L13">
        <text:list-item>
          <text:p text:style-name="P46">C4: Poorly Written Comment</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textual</text:span></text:span><text:span text:style-name="Default_20_Paragraph_20_Font"><text:span text:style-name="T3"> claim that presentation</text:span></text:span><text:span text:style-name="Default_20_Paragraph_20_Font"><text:span text:style-name="T3"> has</text:span></text:span><text:span text:style-name="Default_20_Paragraph_20_Font"><text:span text:style-name="T3"> bad grammar, incorrect punctuation, uses wording that is </text:span></text:span><text:span text:style-name="Default_20_Paragraph_20_Font"><text:span text:style-name="T3">un</text:span></text:span><text:span text:style-name="Default_20_Paragraph_20_Font"><text:span text:style-name="T3">clear to </text:span></text:span><text:span text:style-name="Default_20_Paragraph_20_Font"><text:span text:style-name="T3">some </text:span></text:span><text:span text:style-name="Default_20_Paragraph_20_Font"><text:span text:style-name="T3">model consumers</text:span></text:span><text:span text:style-name="Default_20_Paragraph_20_Font"><text:span text:style-name="T3">, </text:span></text:span><text:span text:style-name="Default_20_Paragraph_20_Font"><text:span text:style-name="T3">is not well</text:span></text:span><text:span text:style-name="Default_20_Paragraph_20_Font"><text:span text:style-name="T3">‑structured, </text:span></text:span><text:span text:style-name="Default_20_Paragraph_20_Font"><text:span text:style-name="T3">rambles</text:span></text:span><text:span text:style-name="Default_20_Paragraph_20_Font"><text:span text:style-name="T3">,</text:span></text:span><text:span text:style-name="Default_20_Paragraph_20_Font"><text:span text:style-name="T3"> or</text:span></text:span><text:span text:style-name="Default_20_Paragraph_20_Font"><text:span text:style-name="T3"> </text:span></text:span><text:span text:style-name="Default_20_Paragraph_20_Font"><text:span text:style-name="T3">is too long</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1220050" text:continue-numbering="true" text:style-name="L13">
        <text:list-item>
          <text:p text:style-name="P46"><text:a xlink:type="simple" xlink:href="#2.4.G3: Do Not State the Obvious|outline">G3</text:a> – it might be that you state the obviou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Know your audience and use terminology that should be known to a typical reader. </text:span></text:span><text:span text:style-name="Default_20_Paragraph_20_Font"><text:span text:style-name="T3">Rewrite the text. </text:span></text:span><text:span text:style-name="Default_20_Paragraph_20_Font"><text:span text:style-name="T3">Write text that is as long as needed but as short as possible.</text:span></text:span><text:span text:style-name="Default_20_Paragraph_20_Font"><text:span text:style-name="T3"> </text:span></text:span><text:span text:style-name="Default_20_Paragraph_20_Font"><text:span text:style-name="T3">Be </text:span></text:span><text:span text:style-name="Default_20_Paragraph_20_Font"><text:span text:style-name="T3">precise</text:span></text:span><text:span text:style-name="Default_20_Paragraph_20_Font"><text:span text:style-name="T3"> and</text:span></text:span><text:span text:style-name="Default_20_Paragraph_20_Font"><text:span text:style-name="T3"> concise, follow grammar and punctuation</text:span></text:span><text:span text:style-name="Default_20_Paragraph_20_Font"><text:span text:style-name="T3"> rules</text:span></text:span><text:span text:style-name="Default_20_Paragraph_20_Font"><text:span text:style-name="T3">.</text:span></text:span><text:span text:style-name="Default_20_Paragraph_20_Font"><text:span text:style-name="T3"> </text:span></text:span><text:span text:style-name="Default_20_Paragraph_20_Font"><text:span text:style-name="T3">The reader of the text must know more after finishing </text:span></text:span><text:span text:style-name="Default_20_Paragraph_20_Font"><text:span text:style-name="T3">its</text:span></text:span><text:span text:style-name="Default_20_Paragraph_20_Font"><text:span text:style-name="T3"> reading instead of being sorry about the wasted ti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199289" text:style-name="L14">
        <text:list-item>
          <text:p text:style-name="P47">A comment that consists of acronyms.</text:p>
        </text:list-item>
        <text:list-item>
          <text:p text:style-name="P47">Bad grammar in an extended format use case.</text:p>
        </text:list-item>
        <text:list-item>
          <text:p text:style-name="P47">An extended format use case that is formatted as one long paragraph instead of using newlines and other means to stress the structured nature of this specification.</text:p>
        </text:list-item>
        <text:list-item>
          <text:p text:style-name="P47">Too long definition of an entity type or domain class that in addition to relevant aspects describes aspects of it that are irrelevant for understanding the essence of the entity type in a particular system.</text:p>
        </text:list-item>
        <text:list-item>
          <text:p text:style-name="P47">Incorrect punctuation in a pre- or postcondition of a contract of database operation.</text:p>
        </text:list-item>
        <text:list-item>
          <text:p text:style-name="P47">A pre- or postcondition of a contract of a database operation uses synonyms of the names of the entity types. It makes it difficult to mentally link the contracts with conceptual data model.</text:p>
        </text:list-item>
      </text:list>
      <text:p text:style-name="P8"/>
      <text:h text:style-name="P31"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5881" text:style-name="L15">
        <text:list-item>
          <text:p text:style-name="P48">F4: Dead Function</text:p>
        </text:list-item>
      </text:list>
      <text:p text:style-name="P12"/>
      <text:p text:style-name="P14"><text:span text:style-name="Default_20_Paragraph_20_Font"><text:span text:style-name="T6">General idea</text:span></text:span><text:span text:style-name="Default_20_Paragraph_20_Font"><text:span text:style-name="T3">: A model contains at least one model element that depicts a part of the system that according to the model is not needed by any other part of the system. A model contains irrelevant comments that are not needed to understand the system. Consequently, the model element (including comment) is not needed by any other element of the models that describes the system. A model contains an empty diagram, i.e., the diagram is not needed to express or describe any model eleme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1220354" text:continue-numbering="true" text:style-name="L15">
        <text:list-item>
          <text:p text:style-name="P48"><text:a xlink:type="simple" xlink:href="#2.3.G2: Expired Model Element|outline">G2</text:a> – it might be that some element is not needed because view to the system has changed and the element has expired.</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move all the </text:span></text:span><text:span text:style-name="Default_20_Paragraph_20_Font"><text:span text:style-name="T3">unnecessary</text:span></text:span><text:span text:style-name="Default_20_Paragraph_20_Font"><text:span text:style-name="T3"> model elements from the model or modify these so that they </text:span></text:span><text:span text:style-name="Default_20_Paragraph_20_Font"><text:span text:style-name="T3">again </text:span></text:span><text:span text:style-name="Default_20_Paragraph_20_Font"><text:span text:style-name="T3">represent a current view of reality.</text:span></text:span><text:span text:style-name="Default_20_Paragraph_20_Font"><text:span text:style-name="T3"> Modification may include modifications of other model elements so that they start to reference to the element in ques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3502" text:style-name="L10">
        <text:list-item>
          <text:p text:style-name="P43">An empty diagram (activity, use-case, system sequence, entity-relationship, design class, state transition). The diagram does not express any model element, including a comment.</text:p>
        </text:list-item>
        <text:list-item>
          <text:p text:style-name="P43">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3">A functional subsystem that is not used by any area of competence.</text:p>
        </text:list-item>
        <text:list-item>
          <text:p text:style-name="P43">An action in an activity that does not have the incoming control flow.</text:p>
        </text:list-item>
        <text:list-item>
          <text:p text:style-name="P43">A use case that is not connected with any actor and that is not a subfunction-level use case to any other use case.</text:p>
        </text:list-item>
        <text:list-item>
          <text:p text:style-name="P43">An entity or an attribute in conceptual data model that corresponding data is not needed by any use case and is consequently not read and modified by any database operation.</text:p>
        </text:list-item>
        <text:list-item>
          <text:p text:style-name="P43">A domain model of a functional subsystem that is not a part of the system business architecture any more.</text:p>
        </text:list-item>
        <text:list-item>
          <text:p text:style-name="P43">A contract of a database operation that is not referenced from any use case.</text:p>
        </text:list-item>
        <text:list-item>
          <text:p text:style-name="P43">A state machine model that describes the lifecycle of an entity type that is not specified by the conceptual data model any more.</text:p>
        </text:list-item>
        <text:list-item>
          <text:p text:style-name="P43">A system sequence model that describes a scenario of a use case that is not a part of the model any more</text:p>
        </text:list-item>
      </text:list>
      <text:p text:style-name="P11"/>
      <text:p text:style-name="P11"/>
      <text:p text:style-name="P12"><text:soft-page-break/>Already documented model smells</text:p>
      <text:p text:style-name="P8"/>
      <text:p text:style-name="P11">UML models (Arendt and Taenzer, 2010)</text:p>
      <text:list xml:id="list31196551" text:style-name="L16">
        <text:list-item>
          <text:p text:style-name="P49">Unused Element</text:p>
        </text:list-item>
        <text:list-item>
          <text:p text:style-name="P49">Unused Use Case</text:p>
        </text:list-item>
        <text:list-item>
          <text:p text:style-name="P49">No Incoming</text:p>
        </text:list-item>
      </text:list>
      <text:p text:style-name="P11"/>
      <text:p text:style-name="P11">Process models (Weber et al., 2011)</text:p>
      <text:list xml:id="list31188216" text:style-name="L17">
        <text:list-item>
          <text:p text:style-name="P50">PMS6: Unused Branches</text:p>
        </text:list-item>
      </text:list>
      <text:p text:style-name="P11"/>
      <text:p text:style-name="P11">Information models (McDonald and Matts, 2013)</text:p>
      <text:list xml:id="list31223422" text:continue-numbering="true" text:style-name="L17">
        <text:list-item>
          <text:p text:style-name="P50">#4 – no relationship</text:p>
        </text:list-item>
      </text:list>
      <text:p text:style-name="P22"/>
      <text:p text:style-name="P11">MATLAB/Simulink models (Gerlitz et al., 2015)</text:p>
      <text:list xml:id="list31238567" text:continue-numbering="true" text:style-name="L17">
        <text:list-item>
          <text:p text:style-name="P50">Unused Signal</text:p>
        </text:list-item>
      </text:list>
      <text:p text:style-name="P22"/>
      <text:p text:style-name="P14"><text:span text:style-name="Default_20_Paragraph_20_Font"><text:span text:style-name="T3">Object-oriented models (Misbhauddin and Alshayeb, 2015)</text:span></text:span><text:span text:style-name="Default_20_Paragraph_20_Font"><text:span text:style-name="T6"> </text:span></text:span></text:p>
      <text:list xml:id="list31224273" text:continue-numbering="true" text:style-name="L17">
        <text:list-item>
          <text:p text:style-name="P50">Lazy Class</text:p>
        </text:list-item>
        <text:list-item>
          <text:p text:style-name="P50">No Incoming Transitions</text:p>
        </text:list-item>
        <text:list-item>
          <text:p text:style-name="P124"><text:span text:style-name="Default_20_Paragraph_20_Font"><text:span text:style-name="T3">Lava F</text:span></text:span><text:span text:style-name="Default_20_Paragraph_20_Font"><text:span text:style-name="T3">low</text:span></text:span></text:p>
        </text:list-item>
      </text:list>
      <text:p text:style-name="P19"/>
      <text:h text:style-name="P29"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89720" text:style-name="L18">
        <text:list-item>
          <text:p text:style-name="P51">G5: Duplication</text:p>
        </text:list-item>
        <text:list-item>
          <text:p text:style-name="P51">G25: Replace Magic Numbers with Named Constants</text:p>
        </text:list-item>
        <text:list-item>
          <text:p text:style-name="P51">G28: Encapsulate Conditionals</text:p>
        </text:list-item>
        <text:list-item>
          <text:p text:style-name="P51">G35: Keep Configurable Data at High Levels</text:p>
        </text:list-item>
      </text:list>
      <text:p text:style-name="P12"/>
      <text:p text:style-name="P14"><text:span text:style-name="Default_20_Paragraph_20_Font"><text:span text:style-name="T6">General idea</text:span></text:span><text:span text:style-name="Default_20_Paragraph_20_Font"><text:span text:style-name="T3">: A model contains uncontrolled redundancy. By rephrasing the definition of data redundancy (Date, 2006), a model contains at least two distinct representations, either direct or indirect, of the same or considerably similar claim. Each claim is expressed by a model fragment that consists of one or more model elements. Störrle (2013) observes in the example of UML classes that each model element contains zero or more model elements (attributes, operations, association ends etc. in the example of classes). The problem is uncontrolled redundancy, i.e., modelers not the modeling tool has the task to propagate the updates. Definition of data redundancy (Date, 2006) points only to the identical, i.e., duplicate claims. 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85877" text:style-name="L19">
        <text:list-item>
          <text:p text:style-name="P125"><text:a xlink:type="simple" xlink:href="#2.2.G1: Metadata about Models in a Wrong Place|outline"><text:span text:style-name="Default_20_Paragraph_20_Font"><text:span text:style-name="T11">G1</text:span></text:span></text:a><text:span text:style-name="Default_20_Paragraph_20_Font"><text:span text:style-name="T3"> – it could be that information is in a wrong place, modelers do not notice it, and they duplicate the information in other places.</text:span></text:span></text:p>
        </text:list-item>
        <text:list-item>
          <text:p text:style-name="P125"><text:a xlink:type="simple" xlink:href="#2.3.G2: Expired Model Element|outline"><text:span text:style-name="Default_20_Paragraph_20_Font"><text:span text:style-name="T11">G2</text:span></text:span></text:a><text:span text:style-name="Default_20_Paragraph_20_Font"><text:span text:style-name="T3"> – not removing expired elements may cause a situation that at some point the once expired element describes again the current state of the system. However, a modeler does not notice the old element and creates a new element.</text:span></text:span></text:p>
        </text:list-item>
        <text:list-item>
          <text:p text:style-name="P125"><text:a xlink:type="simple" xlink:href="#2.6.G5: Model Elements or Diagrams That Are Not Needed by Any Other Model Elements|outline"><text:span text:style-name="Default_20_Paragraph_20_Font"><text:span text:style-name="T11">G5</text:span></text:span></text:a><text:span text:style-name="Default_20_Paragraph_20_Font"><text:span text:style-name="T3"> – if an element is not needed by any other element, then a modeler may easily forget the existence of the element in the model.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text:soft-page-break/></text:p>
      <text:p text:style-name="P14"><text:span text:style-name="Default_20_Paragraph_20_Font"><text:span text:style-name="T6">Refactoring</text:span></text:span><text:span text:style-name="Default_20_Paragraph_20_Font"><text:span text:style-name="T3">: Having redundancy in a model means that the model contains combinatorial effects, i.e., changing a model element requires changing other model elements as well as the ripple effect (Mannaert et al., 2012). The amount of work for propagating updates and the probability of introducing inconsistencies or propagating mistakes as the result increases with the size of the model. 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1191953" text:style-name="L20">
        <text:list-item>
          <text:p text:style-name="P52">Exact clones</text:p>
          <text:list>
            <text:list-item>
              <text:p text:style-name="P126"><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 contains </text:span></text:span><text:span text:style-name="Default_20_Paragraph_20_Font"><text:span text:style-name="T3">two or more</text:span></text:span><text:span text:style-name="Default_20_Paragraph_20_Font"><text:span text:style-name="T3"> instances of </text:span></text:span><text:span text:style-name="Default_20_Paragraph_20_Font"><text:span text:style-name="T3">identical </text:span></text:span><text:span text:style-name="Default_20_Paragraph_20_Font"><text:span text:style-name="T3">model </text:span></text:span><text:span text:style-name="Default_20_Paragraph_20_Font"><text:span text:style-name="T3">fragment</text:span></text:span><text:span text:style-name="Default_20_Paragraph_20_Font"><text:span text:style-name="T3">s</text:span></text:span><text:span text:style-name="Default_20_Paragraph_20_Font"><text:span text:style-name="T3"> or diagrams</text:span></text:span><text:span text:style-name="Default_20_Paragraph_20_Font"><text:span text:style-name="T3">.</text:span></text:span></text:p>
            </text:list-item>
            <text:list-item>
              <text:p text:style-name="P126"><text:span text:style-name="Default_20_Paragraph_20_Font"><text:span text:style-name="T6">Refactoring</text:span></text:span><text:span text:style-name="Default_20_Paragraph_20_Font"><text:span text:style-name="T3">: </text:span></text:span><text:span text:style-name="Default_20_Paragraph_20_Font"><text:span text:style-name="T3">Retain only one instance. Refactor </text:span></text:span><text:span text:style-name="Default_20_Paragraph_20_Font"><text:span text:style-name="T3">other elements of the same model and </text:span></text:span><text:span text:style-name="Default_20_Paragraph_20_Font"><text:span text:style-name="T3">other models so t</text:span></text:span><text:span text:style-name="Default_20_Paragraph_20_Font"><text:span text:style-name="T3">hat their elements refer to the remaining</text:span></text:span><text:span text:style-name="Default_20_Paragraph_20_Font"><text:span text:style-name="T3"> instance. </text:span></text:span></text:p>
            </text:list-item>
            <text:list-item>
              <text:p text:style-name="P126"><text:span text:style-name="Default_20_Paragraph_20_Font"><text:span text:style-name="T6">Examples</text:span></text:span><text:span text:style-name="Default_20_Paragraph_20_Font"><text:span text:style-name="T3">:</text:span></text:span><text:span text:style-name="Default_20_Paragraph_20_Font"><text:span text:style-name="T3"> </text:span></text:span></text:p>
              <text:list>
                <text:list-item>
                  <text:p text:style-name="P52">Two or more exactly the same packages (together with their content) that describe the same subsystem.</text:p>
                </text:list-item>
                <text:list-item>
                  <text:p text:style-name="P52">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2">Two or more exactly the same state machines.</text:p>
                </text:list-item>
                <text:list-item>
                  <text:p text:style-name="P52">Two or more exactly the same classes that represent an entity type in different packages that represent different registers. For instance, entity type Classifier is duplicated in the packages of multiple registers.</text:p>
                </text:list-item>
                <text:list-item>
                  <text:p text:style-name="P52"><text:soft-page-break/>Exactly the same attributes of a supertype and its subtype in a conceptual data model (Arendt and Taentzer, 2010).</text:p>
                </text:list-item>
                <text:list-item>
                  <text:p text:style-name="P52">Two or more exactly the same entity relationship diagrams.</text:p>
                </text:list-item>
                <text:list-item>
                  <text:p text:style-name="P52">Two or more exactly the same parameters of a database operation (Arendt and Taentzer, 2010).</text:p>
                </text:list-item>
              </text:list>
            </text:list-item>
          </text:list>
        </text:list-item>
        <text:list-item>
          <text:p text:style-name="P52">Renamed clones</text:p>
          <text:list>
            <text:list-item>
              <text:p text:style-name="P126"><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model </text:span></text:span><text:span text:style-name="Default_20_Paragraph_20_Font"><text:span text:style-name="T3">fragments</text:span></text:span><text:span text:style-name="Default_20_Paragraph_20_Font"><text:span text:style-name="T3"> that </text:span></text:span><text:span text:style-name="Default_20_Paragraph_20_Font"><text:span text:style-name="T3">elements differ</text:span></text:span><text:span text:style-name="Default_20_Paragraph_20_Font"><text:span text:style-name="T3"> only by their name</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diagrams</text:span></text:span><text:span text:style-name="Default_20_Paragraph_20_Font"><text:span text:style-name="T3"> that differ only by their name.</text:span></text:span><text:span text:style-name="Default_20_Paragraph_20_Font"><text:span text:style-name="T3"> The names may be in the different natural languages.</text:span></text:span></text:p>
            </text:list-item>
            <text:list-item>
              <text:p text:style-name="P126"><text:span text:style-name="Default_20_Paragraph_20_Font"><text:span text:style-name="T6">Refactoring</text:span></text:span><text:span text:style-name="Default_20_Paragraph_20_Font"><text:span text:style-name="T3">: The same as in case of exact model clone</text:span></text:span></text:p>
            </text:list-item>
            <text:list-item>
              <text:p text:style-name="P126"><text:span text:style-name="Default_20_Paragraph_20_Font"><text:span text:style-name="T6">Examples</text:span></text:span><text:span text:style-name="Default_20_Paragraph_20_Font"><text:span text:style-name="T3">:</text:span></text:span></text:p>
              <text:list>
                <text:list-item>
                  <text:p text:style-name="P52">Two or more packages that represent subsystems. The packages differ only by their name but not by their content.</text:p>
                </text:list-item>
                <text:list-item>
                  <text:p text:style-name="P52">Two or more use cases descriptions that differ only by the name of use case.</text:p>
                </text:list-item>
                <text:list-item>
                  <text:p text:style-name="P52">Two or more contracts of database operations that differ only by the name of the operation.</text:p>
                </text:list-item>
                <text:list-item>
                  <text:p text:style-name="P52">Two or more entity relationship diagrams that differ only by the name of the diagram.</text:p>
                </text:list-item>
              </text:list>
            </text:list-item>
          </text:list>
        </text:list-item>
        <text:list-item>
          <text:p text:style-name="P52">Clones with different appearance</text:p>
          <text:list>
            <text:list-item>
              <text:p text:style-name="P126"><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text:span></text:span><text:span text:style-name="Default_20_Paragraph_20_Font"><text:span text:style-name="T3">model fragments that consist of textual elements and the fragments differ only by the order of elements or by the order of the subsections of the elements</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 diagrams</text:span></text:span><text:span text:style-name="Default_20_Paragraph_20_Font"><text:span text:style-name="T3"> that differ only by the layout.</text:span></text:span></text:p>
            </text:list-item>
            <text:list-item>
              <text:p text:style-name="P126"><text:span text:style-name="Default_20_Paragraph_20_Font"><text:span text:style-name="T6">Refactoring</text:span></text:span><text:span text:style-name="Default_20_Paragraph_20_Font"><text:span text:style-name="T3">:</text:span></text:span><text:span text:style-name="Default_20_Paragraph_20_Font"><text:span text:style-name="T3"> The same as in case of exact model clone</text:span></text:span></text:p>
            </text:list-item>
            <text:list-item>
              <text:p text:style-name="P126"><text:span text:style-name="Default_20_Paragraph_20_Font"><text:span text:style-name="T6">Examples</text:span></text:span><text:span text:style-name="Default_20_Paragraph_20_Font"><text:span text:style-name="T3">:</text:span></text:span></text:p>
              <text:list>
                <text:list-item>
                  <text:p text:style-name="P52">Two or more use case descriptions with different order of subsections.</text:p>
                </text:list-item>
                <text:list-item>
                  <text:p text:style-name="P52">Two or more sets of extended format use cases that differ only by the order of the use cases.</text:p>
                </text:list-item>
                <text:list-item>
                  <text:p text:style-name="P52">Two or more contracts of database operations that differ only by the order of pre- or postconditions.</text:p>
                </text:list-item>
                <text:list-item>
                  <text:p text:style-name="P52">Two or more entity relationship diagrams where the position of elements on the diagram are different but elements themselves are exactly the same.</text:p>
                </text:list-item>
              </text:list>
            </text:list-item>
          </text:list>
        </text:list-item>
        <text:list-item>
          <text:p text:style-name="P52">Language clones</text:p>
          <text:list>
            <text:list-item>
              <text:p text:style-name="P126"><text:span text:style-name="Default_20_Paragraph_20_Font"><text:span text:style-name="T6">General idea</text:span></text:span><text:span text:style-name="Default_20_Paragraph_20_Font"><text:span text:style-name="T3">: A model contains multiple</text:span></text:span><text:span text:style-name="Default_20_Paragraph_20_Font"><text:span text:style-name="T3"> textual</text:span></text:span><text:span text:style-name="Default_20_Paragraph_20_Font"><text:span text:style-name="T3"> model fragments that differ only by the </text:span></text:span><text:span text:style-name="Default_20_Paragraph_20_Font"><text:span text:style-name="T3">used </text:span></text:span><text:span text:style-name="Default_20_Paragraph_20_Font"><text:span text:style-name="T3">natural language but not by the content</text:span></text:span><text:span text:style-name="Default_20_Paragraph_20_Font"><text:span text:style-name="T3"> that was expressed by the language</text:span></text:span><text:span text:style-name="Default_20_Paragraph_20_Font"><text:span text:style-name="T3">.</text:span></text:span><text:span text:style-name="Default_20_Paragraph_20_Font"><text:span text:style-name="T3">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3"> This would be an example of Dont Repeat Yourself design principle. </text:span></text:span><text:span text:style-name="Default_20_Paragraph_20_Font"><text:span text:style-name="T3">For instance, on one class-diagram based entity </text:span></text:span><text:span text:style-name="Default_20_Paragraph_20_Font"><text:span text:style-name="T3">relationship diagram the UML notation is used but on another </text:span></text:span><text:span text:style-name="Default_20_Paragraph_20_Font"><text:span text:style-name="T3">the </text:span></text:span><text:span text:style-name="Default_20_Paragraph_20_Font"><text:span text:style-name="T3">IDEF1X notation is used.</text:span></text:span></text:p>
            </text:list-item>
            <text:list-item>
              <text:p text:style-name="P126"><text:span text:style-name="Default_20_Paragraph_20_Font"><text:span text:style-name="T6">Refactoring</text:span></text:span><text:span text:style-name="Default_20_Paragraph_20_Font"><text:span text:style-name="T3">: </text:span></text:span><text:span text:style-name="Default_20_Paragraph_20_Font"><text:span text:style-name="T3">If the entire audience has ability to understand one particular language, then use the language and the refactoring is </text:span></text:span><text:span text:style-name="Default_20_Paragraph_20_Font"><text:span text:style-name="T3">t</text:span></text:span><text:span text:style-name="Default_20_Paragraph_20_Font"><text:span text:style-name="T3">he same as in case of exact model clone</text:span></text:span><text:span text:style-name="Default_20_Paragraph_20_Font"><text:span text:style-name="T3">.</text:span></text:span><text:span text:style-name="Default_20_Paragraph_20_Font"><text:span text:style-name="T3"> </text:span></text:span><text:span text:style-name="Default_20_Paragraph_20_Font"><text:span text:style-name="T3">Otherwise you have to retain the duplicates but should designate the primary copy where the modifications are made and that are at some later point propagated to other copies.</text:span></text:span></text:p>
            </text:list-item>
            <text:list-item>
              <text:p text:style-name="P126"><text:soft-page-break/><text:span text:style-name="Default_20_Paragraph_20_Font"><text:span text:style-name="T6">Examples</text:span></text:span><text:span text:style-name="Default_20_Paragraph_20_Font"><text:span text:style-name="T3">:</text:span></text:span></text:p>
              <text:list>
                <text:list-item>
                  <text:p text:style-name="P52">Two or more descriptions of the same use case written in different languages.</text:p>
                </text:list-item>
                <text:list-item>
                  <text:p text:style-name="P52">Two or more contracts of the same database operation written in different languages.</text:p>
                </text:list-item>
              </text:list>
            </text:list-item>
          </text:list>
        </text:list-item>
        <text:list-item>
          <text:p text:style-name="P52">Clones that use different model types.</text:p>
          <text:list>
            <text:list-item>
              <text:p text:style-name="P126"><text:span text:style-name="Default_20_Paragraph_20_Font"><text:span text:style-name="T6">General idea</text:span></text:span><text:span text:style-name="Default_20_Paragraph_20_Font"><text:span text:style-name="T3">: The same system aspect for the same perspective is described by using different model types</text:span></text:span><text:span text:style-name="Default_20_Paragraph_20_Font"><text:span text:style-name="T3"> so that the</text:span></text:span><text:span text:style-name="Default_20_Paragraph_20_Font"><text:span text:style-name="T3"> descriptions overlap.</text:span></text:span></text:p>
            </text:list-item>
            <text:list-item>
              <text:p text:style-name="P126"><text:span text:style-name="Default_20_Paragraph_20_Font"><text:span text:style-name="T6">Refactoring</text:span></text:span><text:span text:style-name="Default_20_Paragraph_20_Font"><text:span text:style-name="T3">: Although it may be viewed as an inevitability there is still duplication. </text:span></text:span><text:span text:style-name="Default_20_Paragraph_20_Font"><text:span text:style-name="T3">A solution would be view-driven software engineering that is proposed by </text:span></text:span><text:span text:style-name="Default_20_Paragraph_20_Font"><text:span text:style-name="T3">Atkinson and Draheim (2013)</text:span></text:span><text:span text:style-name="Default_20_Paragraph_20_Font"><text:span text:style-name="T3">. Different types of models would be views on top of the Single Underlying Model (SUM). It means that they would be generated on demand</text:span></text:span><text:span text:style-name="Default_20_Paragraph_20_Font"><text:span text:style-name="T3"> </text:span></text:span><text:span text:style-name="Default_20_Paragraph_20_Font"><text:span text:style-name="T3">from the single underlying information source</text:span></text:span><text:span text:style-name="Default_20_Paragraph_20_Font"><text:span text:style-name="T3"> and all the updates made in the generated models must be propagated back to the source.</text:span></text:span><text:span text:style-name="Default_20_Paragraph_20_Font"><text:span text:style-name="T3"> A more short-term solution is to critically review the model types that are required in a project and reduce the number of model types in order to avoid duplication.</text:span></text:span></text:p>
            </text:list-item>
            <text:list-item>
              <text:p text:style-name="P126"><text:span text:style-name="Default_20_Paragraph_20_Font"><text:span text:style-name="T6">Examples</text:span></text:span><text:span text:style-name="Default_20_Paragraph_20_Font"><text:span text:style-name="T3">:</text:span></text:span></text:p>
              <text:list>
                <text:list-item>
                  <text:p text:style-name="P52">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1238039" text:continue-numbering="true" text:style-name="L20">
        <text:list-item>
          <text:p text:style-name="P52">A domain model or conceptual data model that is based on the UML class model contains multiple classes that share some attributes or relationships.</text:p>
        </text:list-item>
      </text:list>
      <text:p text:style-name="P23"><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Define</text:span></text:span><text:span text:style-name="Default_20_Paragraph_20_Font"><text:span text:style-name="T3"> a class that represents a more general concept and use generalization relationship to connect it with the subclasses. Move the duplicated </text:span></text:span><text:span text:style-name="Default_20_Paragraph_20_Font"><text:span text:style-name="T3">attributes, </text:span></text:span><text:span text:style-name="Default_20_Paragraph_20_Font"><text:span text:style-name="T3">associations</text:span></text:span><text:span text:style-name="Default_20_Paragraph_20_Font"><text:span text:style-name="T3">, aggregations, and compositions</text:span></text:span><text:span text:style-name="Default_20_Paragraph_20_Font"><text:span text:style-name="T3"> of all the subclasses to the superclass.</text:span></text:span><text:span text:style-name="Default_20_Paragraph_20_Font"><text:span text:style-name="T3"> Keep the subclasses to make the generalization hierarchy explicit</text:span></text:span><text:span text:style-name="Default_20_Paragraph_20_Font"><text:span text:style-name="T3"> and not lose information about the modeled world</text:span></text:span><text:span text:style-name="Default_20_Paragraph_20_Font"><text:span text:style-name="T3">.</text:span></text:span></text:p>
      <text:list xml:id="list31238647" text:continue-numbering="true" text:style-name="L20">
        <text:list-item>
          <text:p text:style-name="P52">A process model (for instance, activity model, scenarios in the extended format use cases) contains multiple decision points with the same Boolean expression. </text:p>
        </text:list-item>
      </text:list>
      <text:p text:style-name="P23"><text:span text:style-name="Default_20_Paragraph_20_Font"><text:span text:style-name="T6">Refactoring</text:span></text:span><text:span text:style-name="Default_20_Paragraph_20_Font"><text:span text:style-name="T3">: Encapsulate the repetition as a separate action or subfunction</text:span></text:span><text:span text:style-name="Default_20_Paragraph_20_Font"><text:span text:style-name="T3">-</text:span></text:span><text:span text:style-name="Default_20_Paragraph_20_Font"><text:span text:style-name="T3">level use case and refer to it from where it is necessary.</text:span></text:span></text:p>
      <text:list xml:id="list31231102" text:continue-numbering="true" text:style-name="L20">
        <text:list-item>
          <text:p text:style-name="P52">Multiple process models (for instance, activity model, scenarios in the extended format use cases) describe a similar algorithm.</text:p>
        </text:list-item>
      </text:list>
      <text:p text:style-name="P23"><text:span text:style-name="Default_20_Paragraph_20_Font"><text:span text:style-name="T6">Refactoring</text:span></text:span><text:span text:style-name="Default_20_Paragraph_20_Font"><text:span text:style-name="T3">: Consider defining a more generalized version of the process description from where you refer to descriptions of sub-processes that are specific to some situation.</text:span></text:span></text:p>
      <text:list xml:id="list31222243" text:continue-numbering="true" text:style-name="L20">
        <text:list-item>
          <text:p text:style-name="P52">Multiple process models (for instance, activity model, scenarios in the extended format use cases) describe the same data modification or query operation.</text:p>
        </text:list-item>
      </text:list>
      <text:p text:style-name="P23"><text:span text:style-name="Default_20_Paragraph_20_Font"><text:span text:style-name="T6">Refactoring</text:span></text:span><text:span text:style-name="Default_20_Paragraph_20_Font"><text:span text:style-name="T3">: Specify data reading and data modification operations by using contracts and refer to these contracts from different process models.</text:span></text:span></text:p>
      <text:list xml:id="list31243512" text:continue-numbering="true" text:style-name="L20">
        <text:list-item>
          <text:p text:style-name="P52">A state machine contains two or more states that can be generalized to a superstate.</text:p>
        </text:list-item>
      </text:list>
      <text:p text:style-name="P23"><text:span text:style-name="Default_20_Paragraph_20_Font"><text:span text:style-name="T6">Refactoring</text:span></text:span><text:span text:style-name="Default_20_Paragraph_20_Font"><text:span text:style-name="T3">: Define a superstate but also retain the substates. Define stat</text:span></text:span><text:span text:style-name="Default_20_Paragraph_20_Font"><text:span text:style-name="T3">e</text:span></text:span><text:span text:style-name="Default_20_Paragraph_20_Font"><text:span text:style-name="T3"> transitions that are common to all the substates at the level of </text:span></text:span><text:span text:style-name="Default_20_Paragraph_20_Font"><text:span text:style-name="T3">the </text:span></text:span><text:span text:style-name="Default_20_Paragraph_20_Font"><text:span text:style-name="T3">superstate.</text:span></text:span></text:p>
      <text:p text:style-name="P12"><text:soft-page-break/></text:p>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6472" text:continue-numbering="true" text:style-name="L20">
        <text:list-item>
          <text:p text:style-name="P52">There is a Boolean expression that is used in case of multiple decision points of activity model.</text:p>
        </text:list-item>
        <text:list-item>
          <text:p text:style-name="P52">Multiple activity models describe a similar algorithm.</text:p>
        </text:list-item>
        <text:list-item>
          <text:p text:style-name="P52">The same entity type has been defined in different packages.</text:p>
        </text:list-item>
        <text:list-item>
          <text:p text:style-name="P52">The same attribute has been defined in the context of different domain clas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216936" text:style-name="L21">
        <text:list-item>
          <text:p text:style-name="P53">Attribute Name Overridden</text:p>
        </text:list-item>
        <text:list-item>
          <text:p text:style-name="P53">Data Clumps</text:p>
        </text:list-item>
        <text:list-item>
          <text:p text:style-name="P53">Multiple Definitions of Classes with Equal Names</text:p>
        </text:list-item>
      </text:list>
      <text:p text:style-name="P11"/>
      <text:p text:style-name="P11">Process models (Weber et al., 2011)</text:p>
      <text:list xml:id="list31210494" text:style-name="L22">
        <text:list-item>
          <text:p text:style-name="P54">PMS3: Redundant Process Fragments</text:p>
        </text:list-item>
      </text:list>
      <text:p text:style-name="P11"/>
      <text:p text:style-name="P11">MATLAB/Simulink models (Gerlitz et al., 2015)</text:p>
      <text:list xml:id="list31239436" text:continue-numbering="true" text:style-name="L22">
        <text:list-item>
          <text:p text:style-name="P54">Duplicate Model Part</text:p>
        </text:list-item>
        <text:list-item>
          <text:p text:style-name="P54">Redundant Signal Paths</text:p>
        </text:list-item>
        <text:list-item>
          <text:p text:style-name="P54">Duplicate Signal in Bus</text:p>
        </text:list-item>
      </text:list>
      <text:p text:style-name="P11"/>
      <text:p text:style-name="P11">Object-oriented models (Misbhauddin and Alshayeb, 2015)</text:p>
      <text:list xml:id="list31237739" text:continue-numbering="true" text:style-name="L22">
        <text:list-item>
          <text:p text:style-name="P54">Duplication</text:p>
        </text:list-item>
        <text:list-item>
          <text:p text:style-name="P54">Data Clumps</text:p>
        </text:list-item>
        <text:list-item>
          <text:p text:style-name="P54">Extraneous Adjacent Connector</text:p>
        </text:list-item>
      </text:list>
      <text:p text:style-name="P4"/>
      <text:h text:style-name="P29"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9980" text:style-name="L23">
        <text:list-item>
          <text:p text:style-name="P55">G6: Code at Wrong Level of Abstraction</text:p>
        </text:list-item>
        <text:list-item>
          <text:p text:style-name="P55">G7: Base Classes Depending on Their Derivatives</text:p>
        </text:list-item>
        <text:list-item>
          <text:p text:style-name="P55">G34: Functions Should Descend Only On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odelers create models with different levels of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in order to explain the </text:span></text:span><text:span text:style-name="Default_20_Paragraph_20_Font"><text:span text:style-name="T3">modeled s</text:span></text:span><text:span text:style-name="Default_20_Paragraph_20_Font"><text:span text:style-name="T3">ystem from </text:span></text:span><text:span text:style-name="Default_20_Paragraph_20_Font"><text:span text:style-name="T3">different</text:span></text:span><text:span text:style-name="Default_20_Paragraph_20_Font"><text:span text:style-name="T3"> perspective</text:span></text:span><text:span text:style-name="Default_20_Paragraph_20_Font"><text:span text:style-name="T3">s</text:span></text:span><text:span text:style-name="Default_20_Paragraph_20_Font"><text:span text:style-name="T3">. </text:span></text:span><text:span text:style-name="Default_20_Paragraph_20_Font"><text:span text:style-name="T3">T</text:span></text:span><text:span text:style-name="Default_20_Paragraph_20_Font"><text:span text:style-name="T3">he </text:span></text:span><text:span text:style-name="Default_20_Paragraph_20_Font"><text:span text:style-name="T3">rows of the </text:span></text:span><text:span text:style-name="Default_20_Paragraph_20_Font"><text:span text:style-name="T3">Zachman Framework</text:span></text:span><text:span text:style-name="Default_20_Paragraph_20_Font"><text:span text:style-name="T3"> </text:span></text:span><text:span text:style-name="Default_20_Paragraph_20_Font"><text:span text:style-name="T3">(Zachman, 2017) </text:span></text:span><text:span text:style-name="Default_20_Paragraph_20_Font"><text:span text:style-name="T3">represent these perspectives</text:span></text:span><text:span text:style-name="Default_20_Paragraph_20_Font"><text:span text:style-name="T3">. </text:span></text:span><text:span text:style-name="Default_20_Paragraph_20_Font"><text:span text:style-name="T3">The higher the row is in the framework, the more abstract system view it represents. </text:span></text:span><text:span text:style-name="Default_20_Paragraph_20_Font"><text:span text:style-name="T3">Different perspectives have different </text:span></text:span><text:span text:style-name="Default_20_Paragraph_20_Font"><text:span text:style-name="T3">corresponding interested parties</text:span></text:span><text:span text:style-name="Default_20_Paragraph_20_Font"><text:span text:style-name="T3"> and their corresponding models are used for different tasks</text:span></text:span><text:span text:style-name="Default_20_Paragraph_20_Font"><text:span text:style-name="T3">.</text:span></text:span><text:span text:style-name="Default_20_Paragraph_20_Font"><text:span text:style-name="T3"> </text:span></text:span><text:span text:style-name="Default_20_Paragraph_20_Font"><text:span text:style-name="T3">To explain the same perspective, one may create models with different levels of </text:span></text:span><text:span text:style-name="Default_20_Paragraph_20_Font"><text:span text:style-name="T3">decomposition</text:span></text:span><text:span text:style-name="Default_20_Paragraph_20_Font"><text:span text:style-name="T3"> (detail)</text:span></text:span><text:span text:style-name="Default_20_Paragraph_20_Font"><text:span text:style-name="T3">.</text:span></text:span><text:span text:style-name="Default_20_Paragraph_20_Font"><text:span text:style-name="T3"> The </text:span></text:span><text:span text:style-name="Default_20_Paragraph_20_Font"><text:span text:style-name="T3">described situation may lead to</text:span></text:span><text:span text:style-name="Default_20_Paragraph_20_Font"><text:span text:style-name="T3"> the following problems.</text:span></text:span></text:p>
      <text:list xml:id="list31203653" text:style-name="L24">
        <text:list-item>
          <text:p text:style-name="P56">An explanation of the system from an audience perspective (a row of the Zachman Framework) mixes models that correspond to the different perspectives. </text:p>
        </text:list-item>
        <text:list-item>
          <text:p text:style-name="P56">A model of an aspect of the system (a column of the Zachman Framework) mixes elements from the models of the aspect that are created for different perspectives.</text:p>
        </text:list-item>
        <text:list-item>
          <text:p text:style-name="P56">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86045" text:style-name="L25">
        <text:list-item>
          <text:p text:style-name="P127"><text:a xlink:type="simple" xlink:href="#2.2.G1: Metadata about Models in a Wrong Place|outline"><text:span text:style-name="Default_20_Paragraph_20_Font"><text:span text:style-name="T3">G</text:span></text:span></text:a><text:a xlink:type="simple" xlink:href="#2.2.G1: Metadata about Models in a Wrong Place|outline"><text:span text:style-name="Default_20_Paragraph_20_Font"><text:span text:style-name="T3">1</text:span></text:span></text:a><text:span text:style-name="Default_20_Paragraph_20_Font"><text:span text:style-name="T3"> – mixing different levels of abstraction or different levels of </text:span></text:span><text:span text:style-name="Default_20_Paragraph_20_Font"><text:span text:style-name="T3">decomposition</text:span></text:span><text:span text:style-name="Default_20_Paragraph_20_Font"><text:span text:style-name="T3"> within the same model means</text:span></text:span><text:span text:style-name="Default_20_Paragraph_20_Font"><text:span text:style-name="T3"> also</text:span></text:span><text:span text:style-name="Default_20_Paragraph_20_Font"><text:span text:style-name="T3"> that some information is presented in a wrong place.</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xt:span></text:span><text:span text:style-name="Default_20_Paragraph_20_Font"><text:span text:style-name="T3">Good software</text:span></text:span><text:span text:style-name="Default_20_Paragraph_20_Font"><text:span text:style-name="T3"> </text:span></text:span><text:span text:style-name="Default_20_Paragraph_20_Font"><text:span text:style-name="T3">design requires that we separate concepts at different levels and place them in different</text:span></text:span><text:span text:style-name="Default_20_Paragraph_20_Font"><text:span text:style-name="T3"> </text:span></text:span><text:span text:style-name="Default_20_Paragraph_20_Font"><text:span text:style-name="T3">containers</text:span></text:span><text:span text:style-name="Default_20_Paragraph_20_Font"><text:span text:style-name="T3">” (Martin, 200</text:span></text:span><text:span text:style-name="Default_20_Paragraph_20_Font"><text:span text:style-name="T3">9</text:span></text:span><text:span text:style-name="Default_20_Paragraph_20_Font"><text:span text:style-name="T3">). </text:span></text:span><text:span text:style-name="Default_20_Paragraph_20_Font"><text:span text:style-name="T3">Create models </text:span></text:span><text:span text:style-name="Default_20_Paragraph_20_Font"><text:span text:style-name="T3">and diagrams </text:span></text:span><text:span text:style-name="Default_20_Paragraph_20_Font"><text:span text:style-name="T3">that do not mix different levels of abstraction and different levels of </text:span></text:span><text:span text:style-name="Default_20_Paragraph_20_Font"><text:span text:style-name="T3">decomposition</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e elements of </text:span></text:span><text:span text:style-name="Default_20_Paragraph_20_Font"><text:span text:style-name="T3">each</text:span></text:span><text:span text:style-name="Default_20_Paragraph_20_Font"><text:span text:style-name="T3"> model </text:span></text:span><text:span text:style-name="Default_20_Paragraph_20_Font"><text:span text:style-name="T3">or on each diagram </text:span></text:span><text:span text:style-name="Default_20_Paragraph_20_Font"><text:span text:style-name="T3">should belong to the same decomposition level of a system that is one level lower than the level </text:span></text:span><text:span text:style-name="Default_20_Paragraph_20_Font"><text:span text:style-name="T3">r</text:span></text:span><text:span text:style-name="Default_20_Paragraph_20_Font"><text:span text:style-name="T3">eferenced by the name of the model</text:span></text:span><text:span text:style-name="Default_20_Paragraph_20_Font"><text:span text:style-name="T3"> or diagram</text:span></text:span><text:span text:style-name="Default_20_Paragraph_20_Font"><text:span text:style-name="T3">.</text:span></text:span><text:span text:style-name="Default_20_Paragraph_20_Font"><text:span text:style-name="T3"> For instance, we have an entity-relationship </text:span></text:span><text:span text:style-name="Default_20_Paragraph_20_Font"><text:span text:style-name="T3">model</text:span></text:span><text:span text:style-name="Default_20_Paragraph_20_Font"><text:span text:style-name="T3"> with the name “Register of persons” that represents a conceptual view of the register.</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7916" text:style-name="L26">
        <text:list-item>
          <text:p text:style-name="P57">A package diagram that depicts subsystems and their relationships contains details (in addition to names) of use cases that elaborate functional subsystems or entity types that elaborate registers.</text:p>
        </text:list-item>
        <text:list-item>
          <text:p text:style-name="P57">A system analysis use case model mixes summary-level, user goal-level, and subfunction-level use cases. Cockburn (2001) suggests these types of use cases.</text:p>
        </text:list-item>
        <text:list-item>
          <text:p text:style-name="P57">A comment of a conceptual data model describes indexes that designers should create to speed up certain queries.</text:p>
        </text:list-item>
        <text:list-item>
          <text:p text:style-name="P57"><text:soft-page-break/>A conceptual data model describes some entity types and some database tables.</text:p>
        </text:list-item>
        <text:list-item>
          <text:p text:style-name="P57">An entity-relationship diagram (a part of conceptual data model) presents both registers (data-centric subsystems of a system) and entity types or entity types and tables that implement the entity types.</text:p>
        </text:list-item>
        <text:list-item>
          <text:p text:style-name="P57">A conceptual data model describes surrogate keys and foreign keys in case of entity types. These are design concepts that are related with the design of a SQL database.</text:p>
        </text:list-item>
        <text:list-item>
          <text:p text:style-name="P57">A class in a domain model contains an operation, i.e., the class represents a software class not a domain concept.</text:p>
        </text:list-item>
        <text:list-item>
          <text:p text:style-name="P57">An analysis-level contract of a database operation refers to database tables instead of entity types.</text:p>
        </text:list-item>
        <text:list-item>
          <text:p text:style-name="P57">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7">A contract of a database operation describes things that happen outside the database (for instance, in the user interface or in the physical world).</text:p>
        </text:list-item>
        <text:list-item>
          <text:p text:style-name="P57">The effect in a state transition of an analysis state machine model describes software implementation on a particular platform.</text:p>
        </text:list-item>
        <text:list-item>
          <text:p text:style-name="P57">A system sequence model shows internal dealings of the system, i.e., does not treat the system as a black box.</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1192638" text:style-name="L27">
        <text:list-item>
          <text:p text:style-name="P58">a7. Multiple Actors Associated With One UC (rationale 3)</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1215278" text:style-name="L28">
        <text:list-item>
          <text:p text:style-name="P59">5.2 Implementation or Representation</text:p>
        </text:list-item>
        <text:list-item>
          <text:p text:style-name="P59">6.1 Domain Model is Essential</text:p>
        </text:list-item>
        <text:list-item>
          <text:p text:style-name="P59">6.2 Actors Play Essential Roles</text:p>
        </text:list-item>
        <text:list-item>
          <text:p text:style-name="P59">6.3 Factor the Actor</text:p>
        </text:list-item>
        <text:list-item>
          <text:p text:style-name="P59">6.4 Essential Actions</text:p>
        </text:list-item>
        <text:list-item>
          <text:p text:style-name="P59">6.5 Essential Vocabulary</text:p>
        </text:list-item>
        <text:list-item>
          <text:p text:style-name="P59">6.6 Objectify Internal Roles</text:p>
        </text:list-item>
        <text:list-item>
          <text:p text:style-name="P59">6.7 To Be Model</text:p>
        </text:list-item>
        <text:list-item>
          <text:p text:style-name="P59">6.8 As Is Model</text:p>
        </text:list-item>
        <text:list-item>
          <text:p text:style-name="P59">7.1 Manageable Product</text:p>
        </text:list-item>
        <text:list-item>
          <text:p text:style-name="P59">7.2 Product Stakeholders Are Model Clients</text:p>
        </text:list-item>
        <text:list-item>
          <text:p text:style-name="P59">7.3 Product Events in Context</text:p>
        </text:list-item>
        <text:list-item>
          <text:p text:style-name="P59">7.4 Use Cases Represent Requirements</text:p>
        </text:list-item>
        <text:list-item>
          <text:p text:style-name="P59">7.5 Boundary-Control-Entity</text:p>
        </text:list-item>
        <text:list-item>
          <text:p text:style-name="P59">8.1 Separation of Concerns</text:p>
        </text:list-item>
        <text:list-item>
          <text:p text:style-name="P59">8.2 Whole Components</text:p>
        </text:list-item>
      </text:list>
      <text:h text:style-name="P31"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0360" text:style-name="L29">
        <text:list-item>
          <text:p text:style-name="P60">G11: Inconsistency</text:p>
        </text:list-item>
      </text:list>
      <text:p text:style-name="P12"/>
      <text:p text:style-name="P14"><text:span text:style-name="Default_20_Paragraph_20_Font"><text:span text:style-name="T6">General idea</text:span></text:span><text:span text:style-name="Default_20_Paragraph_20_Font"><text:span text:style-name="T3">: Similar things within or across models or diagrams are done in different ways.</text:span></text:span></text:p>
      <text:p text:style-name="P12"/>
      <text:p text:style-name="P14"><text:span text:style-name="Default_20_Paragraph_20_Font"><text:span text:style-name="T6">Related model smells</text:span></text:span><text:span text:style-name="Default_20_Paragraph_20_Font"><text:span text:style-name="T3">:</text:span></text:span></text:p>
      <text:list xml:id="list31211194" text:style-name="L30">
        <text:list-item>
          <text:p text:style-name="P61"><text:a xlink:type="simple" xlink:href="#2.7.G6: Redundancy|outline">G6</text:a> – redundancy leads to inconsistencies.</text:p>
        </text:list-item>
        <text:list-item>
          <text:p text:style-name="P61"><text:a xlink:type="simple" xlink:href="#2.10.G9: High Coupling|outline">G9</text:a> – high coupling makes it more difficult to notice inconsistencies.</text:p>
        </text:list-item>
        <text:list-item>
          <text:p text:style-name="P61"><text:a xlink:type="simple" xlink:href="#3.1.S1: Too Big Diagrams|outline">S1</text:a> – too big diagrams make it more difficult to notice inconsistencies.</text:p>
        </text:list-item>
        <text:list-item>
          <text:p text:style-name="P61"><text:a xlink:type="simple" xlink:href="#2.23.G22: Multiple Languages in a Model|outline">G22</text:a>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a convention of doing things (preferably by the consensus of all the modelers) and follow it.</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00321" text:style-name="L31">
        <text:list-item>
          <text:p text:style-name="P62">The same color or shape of representations of model elements means different things on different diagrams.</text:p>
        </text:list-item>
        <text:list-item>
          <text:p text:style-name="P62">Some names of functional subsystems contain the word “management” and some do not.</text:p>
        </text:list-item>
        <text:list-item>
          <text:p text:style-name="P62">Some use case names use active voice and some passive voice.</text:p>
        </text:list-item>
        <text:list-item>
          <text:p text:style-name="P62">Some use case name starts with a strong verb and some not.</text:p>
        </text:list-item>
        <text:list-item>
          <text:p text:style-name="P62">Some use case names have an uppercase letter at the beginning of the first word, some use case names have the an uppercase letter at the beginning of each word, and some use case names use only lowercase letters.</text:p>
        </text:list-item>
        <text:list-item>
          <text:p text:style-name="P62">Use case names in an use case diagram and in a textual specification of use cases use uppercase and lowercase letters differently.</text:p>
        </text:list-item>
        <text:list-item>
          <text:p text:style-name="P62">Different extended format use case descriptions have different sections (parts of structure).</text:p>
        </text:list-item>
        <text:list-item>
          <text:p text:style-name="P62">The use of synonyms in different models. For instance, </text:p>
          <text:list>
            <text:list-item>
              <text:p text:style-name="P34">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2">The names of actors are different on a use case diagram and in the textual descriptions of use cases.</text:p>
            </text:list-item>
            <text:list-item>
              <text:p text:style-name="P62"><text:soft-page-break/>Contracts of database operations refer to the same entity type by using synonyms of its name.</text:p>
            </text:list-item>
          </text:list>
        </text:list-item>
        <text:list-item>
          <text:p text:style-name="P62">On some entity-relationship or domain class diagrams more general entity types / domain classes are placed to the upper part of the diagram and on some diagrams to the lower part.</text:p>
        </text:list-item>
        <text:list-item>
          <text:p text:style-name="P62">In case of a conceptual data model some but not all registers are represented as packages within the model.</text:p>
        </text:list-item>
        <text:list-item>
          <text:p text:style-name="P62">In some state machine models the triggering events of state transitions mention an actor and in some state machine models they do not.</text:p>
        </text:list-item>
        <text:list-item>
          <text:p text:style-name="P128"><text:span text:style-name="Default_20_Paragraph_20_Font"><text:span text:style-name="T3">Some names of system events in system sequence </text:span></text:span><text:span text:style-name="Default_20_Paragraph_20_Font"><text:span text:style-name="T3">models</text:span></text:span><text:span text:style-name="Default_20_Paragraph_20_Font"><text:span text:style-name="T3"> start with a verb and some are not.</text:span></text:span></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215639" text:continue-list="list31220354" text:style-name="L32">
        <text:list-item>
          <text:p text:style-name="P63">Inverted Operation Name</text:p>
        </text:list-item>
      </text:list>
      <text:p text:style-name="P11"/>
      <text:p text:style-name="P11">MATLAB/Simulink models (Gerlitz et al., 2015)</text:p>
      <text:list xml:id="list31217205" text:continue-numbering="true" text:style-name="L32">
        <text:list-item>
          <text:p text:style-name="P63">Inconsistent Port Name</text:p>
        </text:list-item>
        <text:list-item>
          <text:p text:style-name="P63">Inconsistent Interface Definition</text:p>
        </text:list-item>
      </text:list>
      <text:h text:style-name="P31"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9073" text:style-name="L33">
        <text:list-item>
          <text:p text:style-name="P64">G14: Feature Envy</text:p>
        </text:list-item>
      </text:list>
      <text:p text:style-name="P12"/>
      <text:p text:style-name="P14"><text:span text:style-name="Default_20_Paragraph_20_Font"><text:span text:style-name="T6">General idea</text:span></text:span><text:span text:style-name="Default_20_Paragraph_20_Font"><text:span text:style-name="T3">: Elements of the modeled system depend on each other too much. </text:span></text:span><text:span text:style-name="Default_20_Paragraph_20_Font"><text:span text:style-name="T3">The element in a container should be interested in the elements of the container they belong to, and not the elements of other containers. </text:span></text:span><text:span text:style-name="Default_20_Paragraph_20_Font"><text:span text:style-name="T3">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3">Decompose comments into smaller comments, each of which has a separate task.</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39478" text:continue-numbering="true" text:style-name="L33">
        <text:list-item>
          <text:p text:style-name="P64">A functional subsystem of a system needs most of the registers (data centric subsystems) for functioning.</text:p>
        </text:list-item>
        <text:list-item>
          <text:p text:style-name="P64">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4">A database operation makes changes in multiple registers.</text:p>
        </text:list-item>
        <text:list-item>
          <text:p text:style-name="P64">Lifecycles of different entity types, which can be expressed with the help of state machine models, depend on each other a lot.</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2"/>
      <text:p text:style-name="P11">Object-oriented models (Misbhauddin and Alshayeb, 2015)</text:p>
      <text:list xml:id="list34532011" text:style-name="L32">
        <text:list-item>
          <text:p text:style-name="P63">God Class (Blob)</text:p>
        </text:list-item>
        <text:list-item>
          <text:p text:style-name="P63">Swiss Army Knife</text:p>
        </text:list-item>
        <text:list-item>
          <text:p text:style-name="P63">Too Strong Coupling</text:p>
        </text:list-item>
        <text:list-item>
          <text:p text:style-name="P63">Message Chains</text:p>
        </text:list-item>
        <text:list-item>
          <text:p text:style-name="P63">Feature Envy</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1216666" text:continue-numbering="true" text:style-name="L32">
        <text:list-item>
          <text:p text:style-name="P63">5.8 Model the Seams</text:p>
        </text:list-item>
        <text:list-item>
          <text:p text:style-name="P63">5.11 Opaque Packages</text:p>
        </text:list-item>
        <text:list-item>
          <text:p text:style-name="P63">7.3 Product Events in Context</text:p>
        </text:list-item>
        <text:list-item>
          <text:p text:style-name="P129"><text:span text:style-name="Default_20_Paragraph_20_Font"><text:span text:style-name="T3">7.5 Boundary-</text:span></text:span><text:span text:style-name="Default_20_Paragraph_20_Font"><text:span text:style-name="T3">Control-E</text:span></text:span><text:span text:style-name="Default_20_Paragraph_20_Font"><text:span text:style-name="T3">ntity</text:span></text:span></text:p>
        </text:list-item>
      </text:list>
      <text:h text:style-name="P31"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6">Code smells</text:span></text:span><text:span text:style-name="Default_20_Paragraph_20_Font"><text:span text:style-name="T3">:</text:span></text:span></text:p>
      <text:list xml:id="list31214775" text:style-name="L34">
        <text:list-item>
          <text:p text:style-name="P65">G12: Clutter</text:p>
        </text:list-item>
        <text:list-item>
          <text:p text:style-name="P65">G13: Artificial Coupling</text:p>
        </text:list-item>
        <text:list-item>
          <text:p text:style-name="P65">G36: Avoid Transitive Navig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text:span></text:span><text:span text:style-name="Default_20_Paragraph_20_Font"><text:span text:style-name="T3">element</text:span></text:span><text:span text:style-name="Default_20_Paragraph_20_Font"><text:span text:style-name="T3"> or a diagram</text:span></text:span><text:span text:style-name="Default_20_Paragraph_20_Font"><text:span text:style-name="T3"> </text:span></text:span><text:span text:style-name="Default_20_Paragraph_20_Font"><text:span text:style-name="T3">does not have a clear focus. Its </text:span></text:span><text:span text:style-name="Default_20_Paragraph_20_Font"><text:span text:style-name="T3">human consumer</text:span></text:span><text:span text:style-name="Default_20_Paragraph_20_Font"><text:span text:style-name="T3"> </text:span></text:span><text:span text:style-name="Default_20_Paragraph_20_Font"><text:span text:style-name="T3">has difficulties in</text:span></text:span><text:span text:style-name="Default_20_Paragraph_20_Font"><text:span text:style-name="T3"> understand</text:span></text:span><text:span text:style-name="Default_20_Paragraph_20_Font"><text:span text:style-name="T3">ing</text:span></text:span><text:span text:style-name="Default_20_Paragraph_20_Font"><text:span text:style-name="T3"> its </text:span></text:span><text:span text:style-name="Default_20_Paragraph_20_Font"><text:span text:style-name="T3">main </text:span></text:span><text:span text:style-name="Default_20_Paragraph_20_Font"><text:span text:style-name="T3">message. T</text:span></text:span><text:span text:style-name="Default_20_Paragraph_20_Font"><text:span text:style-name="T3">hus, </text:span></text:span><text:span text:style-name="Default_20_Paragraph_20_Font"><text:span text:style-name="T3">it</text:span></text:span><text:span text:style-name="Default_20_Paragraph_20_Font"><text:span text:style-name="T3"> violates </text:span></text:span><text:span text:style-name="Default_20_Paragraph_20_Font"><text:span text:style-name="T3">the </text:span></text:span><text:span text:style-name="Default_20_Paragraph_20_Font"><text:span text:style-name="T3">separation of concerns design principle, which is among other places required in </text:span></text:span><text:span text:style-name="Default_20_Paragraph_20_Font"><text:span text:style-name="T3">the </text:span></text:span><text:span text:style-name="Default_20_Paragraph_20_Font"><text:span text:style-name="T3">normalized systems</text:span></text:span><text:span text:style-name="Default_20_Paragraph_20_Font"><text:span text:style-name="T3"> (Mannaert et al., 2012)</text:span></text:span><text:span text:style-name="Default_20_Paragraph_20_Font"><text:span text:style-name="T3">.</text:span></text:span><text:span text:style-name="Default_20_Paragraph_20_Font"><text:span text:style-name="T3"> Therefore, </text:span></text:span><text:span text:style-name="Default_20_Paragraph_20_Font"><text:span text:style-name="T3">if one wants to modify a model element</text:span></text:span><text:span text:style-name="Default_20_Paragraph_20_Font"><text:span text:style-name="T3"> or a diagram</text:span></text:span><text:span text:style-name="Default_20_Paragraph_20_Font"><text:span text:style-name="T3">,</text:span></text:span><text:span text:style-name="Default_20_Paragraph_20_Font"><text:span text:style-name="T3"> </text:span></text:span><text:span text:style-name="Default_20_Paragraph_20_Font"><text:span text:style-name="T3">then </text:span></text:span><text:span text:style-name="Default_20_Paragraph_20_Font"><text:span text:style-name="T3">one</text:span></text:span><text:span text:style-name="Default_20_Paragraph_20_Font"><text:span text:style-name="T3"> has to make cascading changes due to the combinatorial effects. The bigger the </text:span></text:span><text:span text:style-name="Default_20_Paragraph_20_Font"><text:span text:style-name="T3">modeled </text:span></text:span><text:span text:style-name="Default_20_Paragraph_20_Font"><text:span text:style-name="T3">system is, the more changes one has to make and the more difficult it is </text:span></text:span><text:span text:style-name="Default_20_Paragraph_20_Font"><text:span text:style-name="T3">to </text:span></text:span><text:span text:style-name="Default_20_Paragraph_20_Font"><text:span text:style-name="T3">evolve the </text:span></text:span><text:span text:style-name="Default_20_Paragraph_20_Font"><text:span text:style-name="T3">models and the </text:span></text:span><text:span text:style-name="Default_20_Paragraph_20_Font"><text:span text:style-name="T3">system.</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89131" text:style-name="L35">
        <text:list-item>
          <text:p text:style-name="P66"><text:a xlink:type="simple" xlink:href="#2.2.G1: Metadata about Models in a Wrong Place|outline">G1</text:a> – information in a wrong place means that the information has been unnecessarily coupled with model elements, violating the separation of concerns principle.</text:p>
        </text:list-item>
        <text:list-item>
          <text:p text:style-name="P66"><text:a xlink:type="simple" xlink:href="#2.3.G2: Expired Model Element|outline">G2</text:a> – expired model elements present unnecessary information in the context of the current understanding of the system.</text:p>
        </text:list-item>
        <text:list-item>
          <text:p text:style-name="P66"><text:a xlink:type="simple" xlink:href="#2.7.G6: Redundancy|outline">G6</text:a>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6"><text:a xlink:type="simple" xlink:href="#2.8.G7: Mixing Different Abstraction and Decomposition Levels|outline">G7</text:a> – model or diagram elements that are at the wrong abstraction or decomposition level mean artificial coupling. These elements should belong to different models or diagrams that serve different purposes.</text:p>
        </text:list-item>
        <text:list-item>
          <text:p text:style-name="P66"><text:a xlink:type="simple" xlink:href="#2.10.G9: High Coupling|outline">G9</text:a> – an information that at the first glance seems unnecessary might be actually necessary and a sign of high coupling.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ange the element </text:span></text:span><text:span text:style-name="Default_20_Paragraph_20_Font"><text:span text:style-name="T3">or diagram </text:span></text:span><text:span text:style-name="Default_20_Paragraph_20_Font"><text:span text:style-name="T3">so that it has only one task. If representing </text:span></text:span><text:span text:style-name="Default_20_Paragraph_20_Font"><text:span text:style-name="T3">an</text:span></text:span><text:span text:style-name="Default_20_Paragraph_20_Font"><text:span text:style-name="T3"> element </text:span></text:span><text:span text:style-name="Default_20_Paragraph_20_Font"><text:span text:style-name="T3">e in the context of an element e’ is needed to better understand e’, then the representation of e in the context of e’</text:span></text:span><text:span text:style-name="Default_20_Paragraph_20_Font"><text:span text:style-name="T3"> should be minimal that is needed in order to understand e’.</text:span></text:span><text:span text:style-name="Default_20_Paragraph_20_Font"><text:span text:style-name="T3"> Usually an identifier of e is enough. It should </text:span></text:span><text:span text:style-name="Default_20_Paragraph_20_Font"><text:span text:style-name="T3">act as</text:span></text:span><text:span text:style-name="Default_20_Paragraph_20_Font"><text:span text:style-name="T3"> a reference to the detailed description of e.</text:span></text:span><text:span text:style-name="Default_20_Paragraph_20_Font"><text:span text:style-name="T3"> For instance, in the extended format description of a use case the scenario description should contain </text:span></text:span><text:span text:style-name="Default_20_Paragraph_20_Font"><text:span text:style-name="T3">identifiers </text:span></text:span><text:span text:style-name="Default_20_Paragraph_20_Font"><text:span text:style-name="T3">of</text:span></text:span><text:span text:style-name="Default_20_Paragraph_20_Font"><text:span text:style-name="T3"> database operations not duplication of their content.</text:span></text:span><text:span text:style-name="Default_20_Paragraph_20_Font"><text:span text:style-name="T3"> </text:span></text:span><text:span text:style-name="Default_20_Paragraph_20_Font"><text:span text:style-name="T3">Another example is that e</text:span></text:span><text:span text:style-name="Default_20_Paragraph_20_Font"><text:span text:style-name="T3">ach entity type may appear on multiple entity relationship diagrams but its attributes </text:span></text:span><text:span text:style-name="Default_20_Paragraph_20_Font"><text:span text:style-name="T3">and constraints </text:span></text:span><text:span text:style-name="Default_20_Paragraph_20_Font"><text:span text:style-name="T3">should be visible on only one </text:span></text:span><text:span text:style-name="Default_20_Paragraph_20_Font"><text:span text:style-name="T3">of the diagrams </text:span></text:span><text:span text:style-name="Default_20_Paragraph_20_Font"><text:span text:style-name="T3">– a </text:span></text:span><text:span text:style-name="Default_20_Paragraph_20_Font"><text:span text:style-name="T3">diagram of the</text:span></text:span><text:span text:style-name="Default_20_Paragraph_20_Font"><text:span text:style-name="T3"> register that contains the data corresponding to the entity type. On other diagrams its representation is scaled down (only name) and it is presented in order </text:span></text:span><text:span text:style-name="Default_20_Paragraph_20_Font"><text:span text:style-name="T3">to </text:span></text:span><text:span text:style-name="Default_20_Paragraph_20_Font"><text:span text:style-name="T3">show relationships.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0723" text:continue-numbering="true" text:style-name="L35">
        <text:list-item>
          <text:p text:style-name="P66">A package diagram that should show what registers are needed by a functional subsystem presents all the registers of the system, including the ones that the functional subsystem does not need.</text:p>
        </text:list-item>
        <text:list-item>
          <text:p text:style-name="P66">An activity model or system sequence model presents multiple weakly related or unrelated processes, perhaps also repeating these on multiple diagrams.</text:p>
        </text:list-item>
        <text:list-item>
          <text:p text:style-name="P66"><text:soft-page-break/>A use case diagram of a functional subsystem displays some use cases that belong to another subsystem and are not related with the current subsystem in any way.</text:p>
        </text:list-item>
        <text:list-item>
          <text:p text:style-name="P66">A use case description in the extended format describes changes in the database that happen as the result of going through the scenarios of the use case instead of referencing to the needed database operations.</text:p>
        </text:list-item>
        <text:list-item>
          <text:p text:style-name="P66">An entity-relationship diagram of a register r presents a detailed view (attributes, constraints) of an entity type that does not belong to r but has at least one direct relationship with an entity type that belongs to r.</text:p>
        </text:list-item>
        <text:list-item>
          <text:p text:style-name="P66">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6">An entity type that actually combines multiple entity types in a conceptual data model.</text:p>
        </text:list-item>
        <text:list-item>
          <text:p text:style-name="P66">A conceptual data model has comments about functional subsystems and use cases that are used to represent these.</text:p>
        </text:list-item>
        <text:list-item>
          <text:p text:style-name="P66">A domain class diagram of a functional subsystem f presents a detailed view (attributes) of a class that does not describe f but has at least one direct relationship with a class that describes f.</text:p>
        </text:list-item>
        <text:list-item>
          <text:p text:style-name="P66">The effect of a state transition in a state machine model describes in a detailed manner resulting changes in the database instead of referencing to the needed database operations.</text:p>
        </text:list-item>
        <text:list-item>
          <text:p text:style-name="P66">A contract of database operations contains detailed description of processes that invoke it instead of just referencing to these.</text:p>
        </text:list-item>
        <text:list-item>
          <text:p text:style-name="P66">A contract of database operation describes an operation that has multiple task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ML models (Arendt and Taenzer, 2010)</text:p>
      <text:list xml:id="list31209474" text:style-name="L36">
        <text:list-item>
          <text:p text:style-name="P67">Data Clumps</text:p>
        </text:list-item>
        <text:list-item>
          <text:p text:style-name="P67">Large Class</text:p>
        </text:list-item>
        <text:list-item>
          <text:p text:style-name="P67">Long Parameter List</text:p>
        </text:list-item>
      </text:list>
      <text:p text:style-name="P11"/>
      <text:p text:style-name="P11">Object-oriented models (Misbhauddin and Alshayeb, 2015)</text:p>
      <text:list xml:id="list31212920" text:style-name="L37">
        <text:list-item>
          <text:p text:style-name="P68">God Class (blob)</text:p>
        </text:list-item>
        <text:list-item>
          <text:p text:style-name="P68">Long Parameter List</text:p>
        </text:list-item>
        <text:list-item>
          <text:p text:style-name="P68">Too Low Cohesion</text:p>
        </text:list-item>
        <text:list-item>
          <text:p text:style-name="P68">Scattered Parasitic Functionality</text:p>
        </text:list-item>
        <text:list-item>
          <text:p text:style-name="P68">Connector Envy</text:p>
        </text:list-item>
        <text:list-item>
          <text:p text:style-name="P68">Ambiguous Interfaces</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4540492" text:style-name="L32">
        <text:list-item>
          <text:p text:style-name="P63">4.3 Explicit Elision</text:p>
        </text:list-item>
        <text:list-item>
          <text:p text:style-name="P63">5.3 Digestible Chunks</text:p>
        </text:list-item>
        <text:list-item>
          <text:p text:style-name="P63">5.9 Packaging Partitions</text:p>
        </text:list-item>
        <text:list-item>
          <text:p text:style-name="P63">5.11 Opaque Packages</text:p>
        </text:list-item>
        <text:list-item>
          <text:p text:style-name="P63">6.1 Domain Model is Essential</text:p>
        </text:list-item>
        <text:list-item>
          <text:p text:style-name="P63">6.2 Actors Play Essential Roles</text:p>
        </text:list-item>
        <text:list-item>
          <text:p text:style-name="P63">6.3 Factor the Actor</text:p>
        </text:list-item>
        <text:list-item>
          <text:p text:style-name="P63"><text:soft-page-break/>6.4 Essential Actions</text:p>
        </text:list-item>
        <text:list-item>
          <text:p text:style-name="P63">6.5 Essential Vocabulary</text:p>
        </text:list-item>
        <text:list-item>
          <text:p text:style-name="P63">6.6 Objectify Internal Roles</text:p>
        </text:list-item>
        <text:list-item>
          <text:p text:style-name="P63">6.7 To Be Model</text:p>
        </text:list-item>
        <text:list-item>
          <text:p text:style-name="P63">6.8 As Is Model</text:p>
        </text:list-item>
        <text:list-item>
          <text:p text:style-name="P63">7.1 Manageable Product</text:p>
        </text:list-item>
        <text:list-item>
          <text:p text:style-name="P63">7.2 Product Stakeholders Are Model Clients</text:p>
        </text:list-item>
        <text:list-item>
          <text:p text:style-name="P63">7.3 Product Events in Context</text:p>
        </text:list-item>
        <text:list-item>
          <text:p text:style-name="P63">7.4 Use Cases Represent Requirements</text:p>
        </text:list-item>
        <text:list-item>
          <text:p text:style-name="P63">7.5 Boundary-Control-Entity</text:p>
        </text:list-item>
        <text:list-item>
          <text:p text:style-name="P63">7.6 Product Chunks Digest Easily</text:p>
        </text:list-item>
        <text:list-item>
          <text:p text:style-name="P63">7.8 Use Cases: Work as Packages</text:p>
        </text:list-item>
        <text:list-item>
          <text:p text:style-name="P63">8.1 Separation of Concerns</text:p>
        </text:list-item>
        <text:list-item>
          <text:p text:style-name="P63">8.2 Whole Components</text:p>
        </text:list-item>
      </text:list>
      <text:p text:style-name="P19"/>
      <text:h text:style-name="P29"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38243" text:style-name="L33">
        <text:list-item>
          <text:p text:style-name="P64">G17: Misplaced Responsibil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model that contains textual part and visual part (diagrams) presents </text:span></text:span><text:span text:style-name="Default_20_Paragraph_20_Font"><text:span text:style-name="T3">one or more claims</text:span></text:span><text:span text:style-name="Default_20_Paragraph_20_Font"><text:span text:style-name="T3"> about the modeled world </text:span></text:span><text:span text:style-name="Default_20_Paragraph_20_Font"><text:span text:style-name="T3">in a part of the model that is not </text:span></text:span><text:span text:style-name="Default_20_Paragraph_20_Font"><text:span text:style-name="T3">the best</text:span></text:span><text:span text:style-name="Default_20_Paragraph_20_Font"><text:span text:style-name="T3"> suited for it</text:span></text:span><text:span text:style-name="Default_20_Paragraph_20_Font"><text:span text:style-name="T3"> and is thus unexpected to the model consumer</text:span></text:span><text:span text:style-name="Default_20_Paragraph_20_Font"><text:span text:style-name="T3">. In case of models of software/information systems these claims could be about real</text:span></text:span><text:span text:style-name="Default_20_Paragraph_20_Font"><text:span text:style-name="T3">‑world objects (M0-layer of the Meta-Object Facility (MOF)) or about their generalized structure or behavior (M1-layer of MOF).</text:span></text:span><text:span text:style-name="Default_20_Paragraph_20_Font"><text:span text:style-name="T3"> A program that generates a new artifact based </text:span></text:span><text:span text:style-name="Default_20_Paragraph_20_Font"><text:span text:style-name="T3">on a model might not find the claims and thus the generation result is incomplet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15187" text:continue-numbering="true" text:style-name="L33">
        <text:list-item>
          <text:p text:style-name="P64"><text:a xlink:type="simple" xlink:href="#2.7.G6: Redundancy|outline">G6</text:a> – if for the sake of faster model reading the information is not moved to the best suitable place but is instead duplicated, then it causes redundancy.</text:p>
        </text:list-item>
        <text:list-item>
          <text:p text:style-name="P64"><text:a xlink:type="simple" xlink:href="#3.3.S3: Not Following the Popular Modeling Style Conventions|outline">S3</text:a> – placing information to an unexpected part of a model is a violation of modeling convention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all the relevant information, which needs to be represented in a model, find the best place to represent it. Do not present in a visual/textual</text:span></text:span><text:span text:style-name="Default_20_Paragraph_20_Font"><text:span text:style-name="T3"> part of the</text:span></text:span><text:span text:style-name="Default_20_Paragraph_20_Font"><text:span text:style-name="T3"> model information that is better to represent in the textual/visual </text:span></text:span><text:span text:style-name="Default_20_Paragraph_20_Font"><text:span text:style-name="T3">part of </text:span></text:span><text:span text:style-name="Default_20_Paragraph_20_Font"><text:span text:style-name="T3">model. </text:span></text:span><text:span text:style-name="Default_20_Paragraph_20_Font"><text:span text:style-name="T3">By following the principle of least astonishment (Wikipedia), p</text:span></text:span><text:span text:style-name="Default_20_Paragraph_20_Font"><text:span text:style-name="T3">ut information to the place that is the least surprising to the model consumer.</text:span></text:span><text:span text:style-name="Default_20_Paragraph_20_Font"><text:span text:style-name="T3"> Do not duplicate information in the process.</text:span></text:span><text:span text:style-name="Default_20_Paragraph_20_Font"><text:span text:style-name="T3"> </text:span></text:span><text:span text:style-name="Default_20_Paragraph_20_Font"><text:span text:style-name="T3"><tex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3562" text:style-name="L7">
        <text:list-item>
          <text:p text:style-name="P40">A use case scenario is on a use case diagram instead of being in the textual description of the use case.</text:p>
        </text:list-item>
        <text:list-item>
          <text:p text:style-name="P40">Textual definition of an entity type or a domain class is on an entity-relationship diagram or domain class diagram, respectively, instead of being in a separate textual description.</text:p>
        </text:list-item>
        <text:list-item>
          <text:p text:style-name="P40">Definition of a constraint to the values of a single attribute is on an entity-relationship diagram as a comment. It would be better to represent it as a part of textual definition of attributes.</text:p>
        </text:list-item>
        <text:list-item>
          <text:p text:style-name="P40">Description of relationships between entity types is in the textual document instead of representing relationships in the entity relationship model.</text:p>
        </text:list-item>
        <text:list-item>
          <text:p text:style-name="P40">Information about constraints as a comment in a use case mode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10357" text:style-name="L38">
        <text:list-item>
          <text:p text:style-name="P69">8.5 Specification Backplane</text:p>
        </text:list-item>
      </text:list>
      <text:p text:style-name="P4"/>
      <text:h text:style-name="P29" text:outline-level="2"><text:bookmark-start text:name="_Toc503789536"/><text:bookmark text:name="__RefHeading__19538_1693097631"/>G12: Too Few Details<text:bookmark-end text:name="_Toc503789536"/><text:bookmark-end text:name="__RefHeading__1953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7338" text:style-name="L39">
        <text:list-item>
          <text:p text:style-name="P70">G19: Use Explanatory Variables</text:p>
        </text:list-item>
      </text:list>
      <text:p text:style-name="P12"/>
      <text:p text:style-name="P14"><text:span text:style-name="Default_20_Paragraph_20_Font"><text:span text:style-name="T6">General idea</text:span></text:span><text:span text:style-name="Default_20_Paragraph_20_Font"><text:span text:style-name="T3">: An explanation of a concept or a process provides too few details. It is too vague, short, or general.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0772" text:continue-numbering="true" text:style-name="L39">
        <text:list-item>
          <text:p text:style-name="P70"><text:a xlink:type="simple" xlink:href="#2.5.G4: Poorly Written but Necessary Textual Model Element|outline">G4</text:a> – lack of details in a textual model element is an example of poorly written but necessary textual model element.</text:p>
        </text:list-item>
        <text:list-item>
          <text:p text:style-name="P70"><text:a xlink:type="simple" xlink:href="#2.8.G7: Mixing Different Abstraction and Decomposition Levels|outline">G7</text:a> – having a model element that provides little details may be a sign of mixing different abstraction levels within the same model.</text:p>
        </text:list-item>
        <text:list-item>
          <text:p text:style-name="P70"><text:a xlink:type="simple" xlink:href="#2.14.G13: Not Understanding the Modeled Process|outline">G13</text:a> – having a process description that provides little details may be a sign that the modeler does not understand the modeled proces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High level</text:span></text:span><text:span text:style-name="Default_20_Paragraph_20_Font"><text:span text:style-name="T3">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5198" text:continue-numbering="true" text:style-name="L39">
        <text:list-item>
          <text:p text:style-name="P70">An activity model or a system sequence model that depict scenarios of a use case represents high-level activities.</text:p>
        </text:list-item>
        <text:list-item>
          <text:p text:style-name="P70">A use case is a summary level and does not go into the details of the depicted processes.</text:p>
        </text:list-item>
        <text:list-item>
          <text:p text:style-name="P70">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70">A state machine model shows high-level simple states. In a more detailed model some of these should be replaced with composite states or submachine states.</text:p>
        </text:list-item>
        <text:list-item>
          <text:p text:style-name="P70">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1208783" text:style-name="L40">
        <text:list-item>
          <text:p text:style-name="P71"><text:soft-page-break/>a7. Multiple Actors Associated With One UC (rationale 3)</text:p>
        </text:list-item>
      </text:list>
      <text:p text:style-name="P11"/>
      <text:p text:style-name="P11">Information models (McDonald and Matts, 2013)</text:p>
      <text:list xml:id="list31215221" text:style-name="L41">
        <text:list-item>
          <text:p text:style-name="P72">#6 – many to many (missing information)</text:p>
        </text:list-item>
        <text:list-item>
          <text:p text:style-name="P72">#7 – undefined functions (missing information)</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1216162" text:style-name="L42">
        <text:list-item>
          <text:p text:style-name="P73">4.1 Attributes as Compositions to Types</text:p>
        </text:list-item>
        <text:list-item>
          <text:p text:style-name="P73">4.5 Tombstone Packages</text:p>
        </text:list-item>
        <text:list-item>
          <text:p text:style-name="P73">4.8 Dual Associations</text:p>
        </text:list-item>
        <text:list-item>
          <text:p text:style-name="P73">4.9 Billboard Packages</text:p>
        </text:list-item>
        <text:list-item>
          <text:p text:style-name="P73">5.4 Attach the Actor</text:p>
        </text:list-item>
        <text:list-item>
          <text:p text:style-name="P73">5.5 Business Rules Invariably Constrain</text:p>
        </text:list-item>
        <text:list-item>
          <text:p text:style-name="P73">5.6 Dynamic Object Types</text:p>
        </text:list-item>
        <text:list-item>
          <text:p text:style-name="P73">5.7 Many-to-Many Class Trio</text:p>
        </text:list-item>
        <text:list-item>
          <text:p text:style-name="P73">5.8 Model the Seams</text:p>
        </text:list-item>
      </text:list>
      <text:p text:style-name="P19"/>
      <text:h text:style-name="P29"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9990" text:style-name="L43">
        <text:list-item>
          <text:p text:style-name="P74">G21: Understand the Algorithm</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3"> model</text:span></text:span><text:span text:style-name="Default_20_Paragraph_20_Font"><text:span text:style-name="T3">ed</text:span></text:span><text:span text:style-name="Default_20_Paragraph_20_Font"><text:span text:style-name="T3"> process. </text:span></text:span><text:span text:style-name="Default_20_Paragraph_20_Font"><text:span text:style-name="T3">Sometimes</text:span></text:span><text:span text:style-name="Default_20_Paragraph_20_Font"><text:span text:style-name="T3"> such process models have multiple decision points</text:span></text:span><text:span text:style-name="Default_20_Paragraph_20_Font"><text:span text:style-name="T3"> and are overly complicated</text:span></text:span><text:span text:style-name="Default_20_Paragraph_20_Font"><text:span text:style-name="T3">.</text:span></text:span><text:span text:style-name="Default_20_Paragraph_20_Font"><text:span text:style-name="T3"> On the other hand</text:span></text:span><text:span text:style-name="Default_20_Paragraph_20_Font"><text:span text:style-name="T3">,</text:span></text:span><text:span text:style-name="Default_20_Paragraph_20_Font"><text:span text:style-name="T3"> sometimes the process </text:span></text:span><text:span text:style-name="Default_20_Paragraph_20_Font"><text:span text:style-name="T3">description </text:span></text:span><text:span text:style-name="Default_20_Paragraph_20_Font"><text:span text:style-name="T3">is too vague and high-level.</text:span></text:span><text:span text:style-name="Default_20_Paragraph_20_Font"><text:span text:style-name="T3"> The process description could also leave out vital sub-processes</text:span></text:span><text:span text:style-name="Default_20_Paragraph_20_Font"><text:span text:style-name="T3"> or require steps that are illogical</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195485" text:style-name="L44">
        <text:list-item>
          <text:p text:style-name="P75"><text:a xlink:type="simple" xlink:href="#2.13.G12: A Few Details|outline">G12</text:a> – if you do not understand the modeled process, then most certainly the result is an unclear model.</text:p>
        </text:list-item>
      </text:list>
      <text:p text:style-name="P2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9455" text:style-name="L43">
        <text:list-item>
          <text:p text:style-name="P74">An extended format use case, activity model, a system sequence model, or a state machine model that describes a process that is unclear to the modeler. </text:p>
        </text:list-item>
        <text:list-item>
          <text:p text:style-name="P74">A banking system where one can add money to an account but cannot withdraw it. </text:p>
        </text:list-item>
        <text:list-item>
          <text:p text:style-name="P74">A store checkout system that requires clients to each time register their personal data.</text:p>
        </text:list-item>
        <text:list-item>
          <text:p text:style-name="P74">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4">A sales system that does not allow its users to generate invoices.</text:p>
        </text:list-item>
      </text:list>
      <text:p text:style-name="P11"/>
      <text:p text:style-name="P4"/>
      <text:h text:style-name="P29"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20925" text:continue-numbering="true" text:style-name="L43">
        <text:list-item>
          <text:p text:style-name="P74">G22: Make Logical Dependencies Physica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ependency</text:span></text:span><text:span text:style-name="Default_20_Paragraph_20_Font"><text:span text:style-name="T3"> between </text:span></text:span><text:span text:style-name="Default_20_Paragraph_20_Font"><text:span text:style-name="T3">model elements is not explicitly presented in all the parts of the model where these elements must appear</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04915" text:style-name="L45">
        <text:list-item>
          <text:p text:style-name="P76"><text:a xlink:type="simple" xlink:href="#2.15.G14: Dependencies in Models Are Not Visible Everywhere|outline">G15</text:a> – not making the dependencies visible everywhere is an example of imprecise model.</text:p>
        </text:list-item>
        <text:list-item>
          <text:p text:style-name="P76"><text:a xlink:type="simple" xlink:href="#2.20.G19: Illogical Order|outline">G19</text:a> – make implicit dependencies a bit more explicit by using a logical order.</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ake the implicit dependency explicit.</text:span></text:span><text:span text:style-name="Default_20_Paragraph_20_Font"><text:span text:style-name="T3"> If </text:span></text:span><text:span text:style-name="Default_20_Paragraph_20_Font"><text:span text:style-name="T3">model element</text:span></text:span><text:span text:style-name="Default_20_Paragraph_20_Font"><text:span text:style-name="T3">s between which there is a dependency </text:span></text:span><text:span text:style-name="Default_20_Paragraph_20_Font"><text:span text:style-name="T3">ha</text:span></text:span><text:span text:style-name="Default_20_Paragraph_20_Font"><text:span text:style-name="T3">ve</text:span></text:span><text:span text:style-name="Default_20_Paragraph_20_Font"><text:span text:style-name="T3"> both visual and textual representation</text:span></text:span><text:span text:style-name="Default_20_Paragraph_20_Font"><text:span text:style-name="T3"> that has</text:span></text:span><text:span text:style-name="Default_20_Paragraph_20_Font"><text:span text:style-name="T3"> to be in a model</text:span></text:span><text:span text:style-name="Default_20_Paragraph_20_Font"><text:span text:style-name="T3">, then show the dependency in both these represent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0602" text:style-name="L43">
        <text:list-item>
          <text:p text:style-name="P74">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se case models (El-Attar and Miller, 2010)</text:p>
      <text:list xml:id="list31235315" text:continue-numbering="true" text:style-name="L43">
        <text:list-item>
          <text:p text:style-name="P74">a8. A description of an actor that is not depicted in the UC diagram (rationale 1)</text:p>
        </text:list-item>
      </text:list>
      <text:p text:style-name="P11"/>
      <text:p text:style-name="P11">MATLAB/Simulink models (Gerlitz et al., 2015)</text:p>
      <text:list xml:id="list31224271" text:continue-numbering="true" text:style-name="L43">
        <text:list-item>
          <text:p text:style-name="P74">Mismatch Between Visual and Data Flow</text:p>
        </text:list-item>
        <text:list-item>
          <text:p text:style-name="P74">Hidden Signal Flow</text:p>
        </text:list-item>
      </text:list>
      <text:p text:style-name="P11"/>
      <text:p text:style-name="P11">Object-oriented models (Misbhauddin and Alshayeb, 2015)</text:p>
      <text:list xml:id="list31203194" text:style-name="L46">
        <text:list-item>
          <text:p text:style-name="P77">Hidden Concurrency</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46526" text:continue-numbering="true" text:style-name="L46">
        <text:list-item>
          <text:p text:style-name="P77">4.5 Tombstone Packages</text:p>
        </text:list-item>
        <text:list-item>
          <text:p text:style-name="P77">7.7 Product Traces Support Robustness</text:p>
        </text:list-item>
      </text:list>
      <text:p text:style-name="P4"/>
      <text:h text:style-name="P29"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833" text:style-name="L43">
        <text:list-item>
          <text:p text:style-name="P74">G26: Be Precis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 model element is </text:span></text:span><text:span text:style-name="Default_20_Paragraph_20_Font"><text:span text:style-name="T3">ambiguous or imprecise,</text:span></text:span><text:span text:style-name="Default_20_Paragraph_20_Font"><text:span text:style-name="T3"> leading to the costly </text:span></text:span><text:span text:style-name="Default_20_Paragraph_20_Font"><text:span text:style-name="T3">fixes</text:span></text:span><text:span text:style-name="Default_20_Paragraph_20_Font"><text:span text:style-name="T3"> at the later development stages.</text:span></text:span><text:span text:style-name="Default_20_Paragraph_20_Font"><text:span text:style-name="T3"> A necessary model element is missing from the mode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556501" text:style-name="L39">
        <text:list-item>
          <text:p text:style-name="P130"><text:a xlink:type="simple" xlink:href="#2.13.G12: A Few Details|outline"><text:span text:style-name="T11">G12</text:span></text:a><text:span text:style-name="T3"> – omission of details at the later stages of system development becomes harmful and signals imprecision in the model in question.</text:span></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dd precision to the specification of the model element.</text:span></text:span><text:span text:style-name="Default_20_Paragraph_20_Font"><text:span text:style-name="T3"> </text:span></text:span><text:span text:style-name="Default_20_Paragraph_20_Font"><text:span text:style-name="T3">Add missing model elements. </text:span></text:span><text:span text:style-name="Default_20_Paragraph_20_Font"><text:span text:style-name="T3">Explain things explicitly instead of expecting that all the model readers have exactly the same understanding as you assum</text:span></text:span><text:span text:style-name="Default_20_Paragraph_20_Font"><text:span text:style-name="T3">e</text:span></text:span><text:span text:style-name="Default_20_Paragraph_20_Font"><text:span text:style-name="T3">.</text:span></text:span><text:span text:style-name="Default_20_Paragraph_20_Font"><text:span text:style-name="T3"> Search the help of client representatives to clarify the matters presented in the mode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3955" text:style-name="L43">
        <text:list-item>
          <text:p text:style-name="P74">Missing area of competence “Owner”.</text:p>
        </text:list-item>
        <text:list-item>
          <text:p text:style-name="P74">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4">A specification of subsystems presents all the entity types as separate registers. Actually each register corresponds to a main entity type and logically groups together data that corresponds to one or more entity types.</text:p>
        </text:list-item>
        <text:list-item>
          <text:p text:style-name="P74">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4">An extended format use case description does not contain references to the database operations although at least some of these have also been defined.</text:p>
        </text:list-item>
        <text:list-item>
          <text:p text:style-name="P74">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4">Definition of an attribute that expected values are measurement results does not specify the unit of measurement.</text:p>
        </text:list-item>
        <text:list-item>
          <text:p text:style-name="P74">The specification of expected values of an attribute presents values that do not belong to the attribute type.</text:p>
        </text:list-item>
        <text:list-item>
          <text:p text:style-name="P74">A constraint to the attribute values is missing from a conceptual data model.</text:p>
        </text:list-item>
        <text:list-item>
          <text:p text:style-name="P74">A set of generalizations between domain classes or entity types that is not modeled as a generalization set and that lacks specification of constraints that apply to the set.</text:p>
        </text:list-item>
        <text:list-item>
          <text:p text:style-name="P74"><text:soft-page-break/>A state transition in a state machine does not present neither triggering event nor resulting action.</text:p>
        </text:list-item>
        <text:list-item>
          <text:p text:style-name="P74">In a state machine model real final states are modeled as regular states and there is a single artificial final state that has incoming state transitions from all the regular states.</text:p>
        </text:list-item>
        <text:list-item>
          <text:p text:style-name="P74">Postconditions of a contract of a database operation do not show the creation and destruction of relationships between entitie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200382" text:style-name="L47">
        <text:list-item>
          <text:p text:style-name="P78">Attribute Name Overridden</text:p>
        </text:list-item>
        <text:list-item>
          <text:p text:style-name="P78">Concrete Superclass</text:p>
        </text:list-item>
        <text:list-item>
          <text:p text:style-name="P78">No Incoming</text:p>
        </text:list-item>
      </text:list>
      <text:p text:style-name="P11"/>
      <text:p text:style-name="P11">Use case models (El-Attar and Miller, 2010)</text:p>
      <text:list xml:id="list31197792" text:style-name="L48">
        <text:list-item>
          <text:p text:style-name="P79">a1. Accessing a Generalized Concrete</text:p>
        </text:list-item>
        <text:list-item>
          <text:p text:style-name="P79">a2. UCs Containing Common and Exceptional Functionality (rationale 1)</text:p>
        </text:list-item>
        <text:list-item>
          <text:p text:style-name="P79">a4. Functional Decomposition: Using the Extend Relationship (Generalization Instead of Extension)</text:p>
        </text:list-item>
        <text:list-item>
          <text:p text:style-name="P79">a6. Accessing an Extension UC (rationale 2,3)</text:p>
        </text:list-item>
        <text:list-item>
          <text:p text:style-name="P79">a7. Multiple Actors Associated With One UC (rationale 1)</text:p>
        </text:list-item>
        <text:list-item>
          <text:p text:style-name="P79">a8. A Description of an Actor That is Not Depicted in the UC Diagram (rationale 2,3)</text:p>
        </text:list-item>
      </text:list>
      <text:p text:style-name="P11"/>
      <text:p text:style-name="P11">Information models (McDonald and Matts, 2013)</text:p>
      <text:list xml:id="list31196075" text:style-name="L49">
        <text:list-item>
          <text:p text:style-name="P80">#1 – an item is on the output that is not in the domain model</text:p>
        </text:list-item>
        <text:list-item>
          <text:p text:style-name="P80">#2 – items on model, that are not on the output</text:p>
        </text:list-item>
        <text:list-item>
          <text:p text:style-name="P80">#3 – two bits of information in one place (1NF)</text:p>
        </text:list-item>
        <text:list-item>
          <text:p text:style-name="P80">#4 – no relationship</text:p>
        </text:list-item>
        <text:list-item>
          <text:p text:style-name="P80">#5 – one to one relationship. Are they the same thing?</text:p>
        </text:list-item>
      </text:list>
      <text:p text:style-name="P11"/>
      <text:p text:style-name="P11">MATLAB/Simulink models (Gerlitz et al., 2015)</text:p>
      <text:list xml:id="list31209962" text:style-name="L50">
        <text:list-item>
          <text:p text:style-name="P81">Pass-through Signal</text:p>
        </text:list-item>
        <text:list-item>
          <text:p text:style-name="P81">Cyclic Signal Path</text:p>
        </text:list-item>
      </text:list>
      <text:p text:style-name="P11"/>
      <text:p text:style-name="P11">Object-oriented models (Misbhauddin and Alshayeb, 2015)</text:p>
      <text:list xml:id="list31234466" text:continue-numbering="true" text:style-name="L50">
        <text:list-item>
          <text:p text:style-name="P81">Refused Bequest</text:p>
        </text:list-item>
        <text:list-item>
          <text:p text:style-name="P81">Poor Use of Abstraction</text:p>
        </text:list-item>
      </text:list>
      <text:p text:style-name="P4"/>
      <text:h text:style-name="P29"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7661" text:style-name="L51">
        <text:list-item>
          <text:p text:style-name="P82">G32: Don’t Be Arbitrar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text:span></text:span><text:span text:style-name="Default_20_Paragraph_20_Font"><text:span text:style-name="T3">part of a model</text:span></text:span><text:span text:style-name="Default_20_Paragraph_20_Font"><text:span text:style-name="T3">,</text:span></text:span><text:span text:style-name="Default_20_Paragraph_20_Font"><text:span text:style-name="T3"> some models from a set of models</text:span></text:span><text:span text:style-name="Default_20_Paragraph_20_Font"><text:span text:style-name="T3">,</text:span></text:span><text:span text:style-name="Default_20_Paragraph_20_Font"><text:span text:style-name="T3"> </text:span></text:span><text:span text:style-name="Default_20_Paragraph_20_Font"><text:span text:style-name="T3">or diagrammatic representations of the models </text:span></text:span><text:span text:style-name="Default_20_Paragraph_20_Font"><text:span text:style-name="T3">do not follow the agreed upon structure.</text:span></text:span><text:span text:style-name="Default_20_Paragraph_20_Font"><text:span text:style-name="T3"> The structure determines what diagrams to make, what is the scope of each diagram, what textual information to present</text:span></text:span><text:span text:style-name="Default_20_Paragraph_20_Font"><text:span text:style-name="T3">,</text:span></text:span><text:span text:style-name="Default_20_Paragraph_20_Font"><text:span text:style-name="T3"> and what is its structure.</text:span></text:span><text:span text:style-name="Default_20_Paragraph_20_Font"><text:span text:style-name="T3"> According to the broken windows theory </text:span></text:span><text:span text:style-name="Default_20_Paragraph_20_Font"><text:span text:style-name="T3">(Wikipedia) </text:span></text:span><text:span text:style-name="Default_20_Paragraph_20_Font"><text:span text:style-name="T3">it would attract </text:span></text:span><text:span text:style-name="Default_20_Paragraph_20_Font"><text:span text:style-name="T3">additional changes t</text:span></text:span><text:span text:style-name="Default_20_Paragraph_20_Font"><text:span text:style-name="T3">hat do not follow the structure, making the models</text:span></text:span><text:span text:style-name="Default_20_Paragraph_20_Font"><text:span text:style-name="T3"> gradually</text:span></text:span><text:span text:style-name="Default_20_Paragraph_20_Font"><text:span text:style-name="T3"> harder to comprehen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20566" text:continue-list="list31216666" text:style-name="L52">
        <text:list-item>
          <text:p text:style-name="P83"><text:a xlink:type="simple" xlink:href="#3.3.S3: Not Following the Popular Modeling Style Conventions|outline">S3</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3"><text:a xlink:type="simple" xlink:href="#2.9.G8: Inconsistencies of Representation|outline">G8</text:a> – unauthorized representations might be a reason of inconsistencies of representation.</text:p>
        </text:list-item>
      </text:list>
      <text:p text:style-name="P11"/>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the structure and follow it.</text:span></text:span><text:span text:style-name="Default_20_Paragraph_20_Font"><text:span text:style-name="T3"> Be open to changing the structure if better ideas come up but decide this together with all the modelers who par</text:span></text:span><text:span text:style-name="Default_20_Paragraph_20_Font"><text:span text:style-name="T3">ticipate in the modeling effort as well as with the representatives of model consumer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0476" text:style-name="L51">
        <text:list-item>
          <text:p text:style-name="P82">Models of different subsystems that have the same type (for instance, functional susbsystem or register) are presented in differently structured packages.</text:p>
        </text:list-item>
        <text:list-item>
          <text:p text:style-name="P82">Using different types of diagrams for describing from the same perspective different subsystems that have the same type.</text:p>
        </text:list-item>
        <text:list-item>
          <text:p text:style-name="P82">Some extended format use cases have structure elements that were not agreed before the start of the modeling project.</text:p>
        </text:list-item>
        <text:list-item>
          <text:p text:style-name="P82">In case of some functional subsystems textual descriptions of use cases are accompanied with a use case diagram and in case of some functional subsystems it is not the case.</text:p>
        </text:list-item>
        <text:list-item>
          <text:p text:style-name="P82">Conceptual data models of different registers provide differently structured attribute definitions.</text:p>
        </text:list-item>
        <text:list-item>
          <text:p text:style-name="P82">Invariants of a database operations (constraints to attribute values and relationships between entities) as a part of the contract of the operation instead of being a part of a conceptual data model.</text:p>
        </text:list-item>
        <text:list-item>
          <text:p text:style-name="P82">Domain class models of different functional subsystems provide differently structured domain class definitions.</text:p>
        </text:list-item>
        <text:list-item>
          <text:p text:style-name="P82">Different contracts of database operations have different structure.</text:p>
        </text:list-item>
        <text:list-item>
          <text:p text:style-name="P82">Different state machines provide differently structured information about the triggering events of state transitions.</text:p>
        </text:list-item>
      </text:list>
      <text:p text:style-name="P17"/>
      <text:p text:style-name="P7"><text:soft-page-break/></text:p>
      <text:h text:style-name="P29"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12832" text:style-name="L53">
        <text:list-item>
          <text:p text:style-name="P84">G15: Selector Arguments</text:p>
        </text:list-item>
        <text:list-item>
          <text:p text:style-name="P84">G23: Prefer Polymorphism to If/Else or Switch/Case</text:p>
        </text:list-item>
        <text:list-item>
          <text:p text:style-name="P84">G30: Functions Should Do One Th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text:span></text:span><text:span text:style-name="Default_20_Paragraph_20_Font"><text:span text:style-name="T3">rocess description bundles together multiple sub-processes</text:span></text:span><text:span text:style-name="Default_20_Paragraph_20_Font"><text:span text:style-name="T3"> and thus the described process has multiple tasks</text:span></text:span><text:span text:style-name="Default_20_Paragraph_20_Font"><text:span text:style-name="T3">. </text:span></text:span><text:span text:style-name="Default_20_Paragraph_20_Font"><text:span text:style-name="T3">During </text:span></text:span><text:span text:style-name="Default_20_Paragraph_20_Font"><text:span text:style-name="T3">each </text:span></text:span><text:span text:style-name="Default_20_Paragraph_20_Font"><text:span text:style-name="T3">execution of the process a particular sub-process has to be selected. </text:span></text:span><text:span text:style-name="Default_20_Paragraph_20_Font"><text:span text:style-name="T3">The result</text:span></text:span><text:span text:style-name="Default_20_Paragraph_20_Font"><text:span text:style-name="T3">ing model element</text:span></text:span><text:span text:style-name="Default_20_Paragraph_20_Font"><text:span text:style-name="T3"> </text:span></text:span><text:span text:style-name="Default_20_Paragraph_20_Font"><text:span text:style-name="T3">is </text:span></text:span><text:span text:style-name="Default_20_Paragraph_20_Font"><text:span text:style-name="T3">complicated, </text:span></text:span><text:span text:style-name="Default_20_Paragraph_20_Font"><text:span text:style-name="T3">hard to comprehend, </text:span></text:span><text:span text:style-name="Default_20_Paragraph_20_Font"><text:span text:style-name="T3">and violates separation of concerns design principle.</text:span></text:span><text:span text:style-name="Default_20_Paragraph_20_Font"><text:span text:style-name="T3"> In case of use case models different sub-processes have different precondition</text:span></text:span><text:span text:style-name="Default_20_Paragraph_20_Font"><text:span text:style-name="T3">s</text:span></text:span><text:span text:style-name="Default_20_Paragraph_20_Font"><text:span text:style-name="T3">. However, the coupling forces </text:span></text:span><text:span text:style-name="Default_20_Paragraph_20_Font"><text:span text:style-name="T3">us </text:span></text:span><text:span text:style-name="Default_20_Paragraph_20_Font"><text:span text:style-name="T3">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14322" text:style-name="L54">
        <text:list-item>
          <text:p text:style-name="P85"><text:a xlink:type="simple" xlink:href="#2.10.G9: High Coupling|outline">G9</text:a> – one process with multiple tasks is an example of high coupling.</text:p>
        </text:list-item>
        <text:list-item>
          <text:p text:style-name="P85"><text:a xlink:type="simple" xlink:href="#2.11.G10: No Clear Focus|outline">G10</text:a> – a process that fulfills multiple tasks has no clear focus. It would be better to divide different tasks between different processes.</text:p>
        </text:list-item>
        <text:list-item>
          <text:p text:style-name="P85"><text:a xlink:type="simple" xlink:href="#2.17.G16: Unauthorized Representations|outline">G16</text:a> – careless refactoring may cause duplication.</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Replace the process with multiply processes that satisfy the separation of concerns principle. Similarly to the decomposition of tables or relational variables during the database normalization the decomposition should be nonloss (Date, 2006). It means that together all these resulting processes should describe the same behavior as the original process.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6640" text:style-name="L55">
        <text:list-item>
          <text:p text:style-name="P86">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31"><text:span text:style-name="Default_20_Paragraph_20_Font"><text:span text:style-name="T3">C</text:span></text:span><text:span text:style-name="Default_20_Paragraph_20_Font"><text:span text:style-name="T3">ontract of a database operation </text:span></text:span><text:span text:style-name="Default_20_Paragraph_20_Font"><text:span text:style-name="T3">has a </text:span></text:span><text:span text:style-name="Default_20_Paragraph_20_Font"><text:span text:style-name="T3">selector parameter</text:span></text:span><text:span text:style-name="Default_20_Paragraph_20_Font"><text:span text:style-name="T3"> that value determines which subset of the operation to execute</text:span></text:span><text:span text:style-name="Default_20_Paragraph_20_Font"><text:span text:style-name="T3">.</text:span></text:span><text:span text:style-name="Default_20_Paragraph_20_Font"><text:span text:style-name="T3"> For instance, operation “Manage products” has tasks to register, modify, and delete product data.</text:span></text:span></text:p>
        </text:list-item>
      </text:list>
      <text:p text:style-name="P12"/>
      <text:p text:style-name="P12"/>
      <text:p text:style-name="P14"><text:soft-page-break/><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192760" text:style-name="L56">
        <text:list-item>
          <text:p text:style-name="P87">Long Parameter List</text:p>
        </text:list-item>
      </text:list>
      <text:p text:style-name="P11"/>
      <text:p text:style-name="P11">Use case models (El-Attar and Miller, 2010)</text:p>
      <text:list xml:id="list31217873" text:continue-numbering="true" text:style-name="L56">
        <text:list-item>
          <text:p text:style-name="P87">a2. UCs Containing Common and Exceptional Functionality (rationale 2)</text:p>
        </text:list-item>
        <text:list-item>
          <text:p text:style-name="P87">a4. Functional Decomposition: Using the Extend Relationship (Specific Extensions)</text:p>
        </text:list-item>
        <text:list-item>
          <text:p text:style-name="P87">a7. Multiple Actors Associated With One UC (rationale 3)</text:p>
        </text:list-item>
      </text:list>
      <text:p text:style-name="P11"/>
      <text:p text:style-name="P11">Process models (Weber et al., 2011)</text:p>
      <text:list xml:id="list31190169" text:style-name="L57">
        <text:list-item>
          <text:p text:style-name="P88">PMS2: Contrived Complexity</text:p>
        </text:list-item>
        <text:list-item>
          <text:p text:style-name="P88">PMS4: Large Process Models</text:p>
        </text:list-item>
      </text:list>
      <text:p text:style-name="P11"/>
      <text:p text:style-name="P11">MATLAB/Simulink models (Gerlitz et al., 2015)</text:p>
      <text:list xml:id="list31189454" text:style-name="L58">
        <text:list-item>
          <text:p text:style-name="P89">Subsystem with Multiple Functions</text:p>
        </text:list-item>
        <text:list-item>
          <text:p text:style-name="P89">Subsystem Interface Incongruence</text:p>
        </text:list-item>
        <text:list-item>
          <text:p text:style-name="P89">Independent Local Signal Paths</text:p>
        </text:list-item>
      </text:list>
      <text:p text:style-name="P11"/>
      <text:p text:style-name="P11">Object-oriented models (Misbhauddin and Alshayeb, 2015)</text:p>
      <text:list xml:id="list31206117" text:style-name="L59">
        <text:list-item>
          <text:p text:style-name="P132"><text:span text:style-name="Default_20_Paragraph_20_Font"><text:span text:style-name="T3">Scattered P</text:span></text:span><text:span text:style-name="Default_20_Paragraph_20_Font"><text:span text:style-name="T3">arasitic </text:span></text:span><text:span text:style-name="Default_20_Paragraph_20_Font"><text:span text:style-name="T3">F</text:span></text:span><text:span text:style-name="Default_20_Paragraph_20_Font"><text:span text:style-name="T3">unctionality</text:span></text:span></text:p>
        </text:list-item>
      </text:list>
      <text:h text:style-name="P31"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472" text:style-name="L45">
        <text:list-item>
          <text:p text:style-name="P76">G18: Inappropriate Static</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ncept or process has been decomposed into too small pieces that clutter diagrams</text:span></text:span><text:span text:style-name="Default_20_Paragraph_20_Font"><text:span text:style-name="T3"> and textual models.</text:span></text:span><text:span text:style-name="Default_20_Paragraph_20_Font"><text:span text:style-name="T3"> </text:span></text:span><text:span text:style-name="Default_20_Paragraph_20_Font"><text:span text:style-name="T3">It</text:span></text:span><text:span text:style-name="Default_20_Paragraph_20_Font"><text:span text:style-name="T3"> make understanding the concept or process more difficult </text:span></text:span><text:span text:style-name="Default_20_Paragraph_20_Font"><text:span text:style-name="T3">than it should be</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38551" text:continue-numbering="true" text:style-name="L45">
        <text:list-item>
          <text:p text:style-name="P76"><text:a xlink:type="simple" xlink:href="#2.7.G6: Redundancy|outline">G6</text:a> – a detailed element that is referred by multiple other elements helps modelers to reduce duplication within the model and one should be careful not to reintroduce duplication while removing this smell.</text:p>
        </text:list-item>
        <text:list-item>
          <text:p text:style-name="P76"><text:a xlink:type="simple" xlink:href="#2.18.G17: One Process with Multiple Tasks|outline">G17</text:a>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It requires experience</text:span></text:span><text:span text:style-name="Default_20_Paragraph_20_Font"><text:span text:style-name="T3"> and careful examination of the context</text:span></text:span><text:span text:style-name="Default_20_Paragraph_20_Font"><text:span text:style-name="T3"> to decide as to whether an element is too detailed or not.</text:span></text:span><text:span text:style-name="Default_20_Paragraph_20_Font"><text:span text:style-name="T3"> </text:span></text:span><text:span text:style-name="Default_20_Paragraph_20_Font"><text:span text:style-name="T3">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3">the model does not contain an element that represent</text:span></text:span><text:span text:style-name="Default_20_Paragraph_20_Font"><text:span text:style-name="T3"> such generalization, then try to find it</text:span></text:span><text:span text:style-name="Default_20_Paragraph_20_Font"><text:span text:style-name="T3"> and add it to the model</text:span></text:span><text:span text:style-name="Default_20_Paragraph_20_Font"><text:span text:style-name="T3">. For instance, subfunction-level use cases that describe distinct steps of a process should be merged together into one user goal-level use case.</text:span></text:span><text:span text:style-name="Default_20_Paragraph_20_Font"><text:span text:style-name="T3">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1992" text:continue-numbering="true" text:style-name="L45">
        <text:list-item>
          <text:p text:style-name="P76">Having a separate diagram for each model element.</text:p>
        </text:list-item>
        <text:list-item>
          <text:p text:style-name="P76">A functional subsystem that corresponds to a user goal-level use case but not to a family of related user goal-level use cases.</text:p>
        </text:list-item>
        <text:list-item>
          <text:p text:style-name="P76">A register that correspond to an entity type that is not a main entity type.</text:p>
        </text:list-item>
        <text:list-item>
          <text:p text:style-name="P76">Actors in a use case model that are too fine-grained. For instance, Evitts (2000) suggests modelers normally prefer actor ATM_Customer over actors Depositor, Withdrawing Customer, Balance Checker etc.</text:p>
        </text:list-item>
        <text:list-item>
          <text:p text:style-name="P76">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6">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6"><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6">A process model (scenarios of a use case, an activity model, a system sequence model) that does not represent an elementary business process but instead depicts a single step of it. </text:p>
        </text:list-item>
        <text:list-item>
          <text:p text:style-name="P76">A domain class or an entity type with too many subclasses and deep inheritance hierarchy.</text:p>
        </text:list-item>
        <text:list-item>
          <text:p text:style-name="P76">Having for each attribute of an entity type a set of database operations for creating, modifying, and deleting value of the attribute.</text:p>
        </text:list-item>
        <text:list-item>
          <text:p text:style-name="P76">A state machine with too detailed set of substat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194606" text:style-name="L60">
        <text:list-item>
          <text:p text:style-name="P90">Extends</text:p>
        </text:list-item>
        <text:list-item>
          <text:p text:style-name="P90">Speculative Generality</text:p>
        </text:list-item>
      </text:list>
      <text:p text:style-name="P11"/>
      <text:p text:style-name="P11">Use case models (El-Attar and Miller, 2010)</text:p>
      <text:list xml:id="list31211667" text:style-name="L61">
        <text:list-item>
          <text:p text:style-name="P91">a3. Functional decomposition: Using the include relationship</text:p>
        </text:list-item>
        <text:list-item>
          <text:p text:style-name="P91">a5. Functional decomposition: Using pre and postconditions</text:p>
        </text:list-item>
      </text:list>
      <text:p text:style-name="P11"/>
      <text:p text:style-name="P11">Process models (Weber et al., 2011)</text:p>
      <text:list xml:id="list31197524" text:style-name="L62">
        <text:list-item>
          <text:p text:style-name="P92">PMS5: Lazy Process Models</text:p>
        </text:list-item>
      </text:list>
      <text:p text:style-name="P11"/>
      <text:p text:style-name="P11">MATLAB/Simulink models (Gerlitz et al., 2015)</text:p>
      <text:list xml:id="list31229572" text:continue-numbering="true" text:style-name="L62">
        <text:list-item>
          <text:p text:style-name="P92">Superfluous Subsystem</text:p>
        </text:list-item>
        <text:list-item>
          <text:p text:style-name="P92">Superfluous Bus Signal</text:p>
        </text:list-item>
        <text:list-item>
          <text:p text:style-name="P92">Deeply Nested Subsystem</text:p>
        </text:list-item>
        <text:list-item>
          <text:p text:style-name="P92">Hierarchy</text:p>
        </text:list-item>
      </text:list>
      <text:p text:style-name="P11"/>
      <text:p text:style-name="P11">Object-oriented models (Misbhauddin and Alshayeb, 2015)</text:p>
      <text:list xml:id="list31191348" text:style-name="L63">
        <text:list-item>
          <text:p text:style-name="P93">Functional Decomposition</text:p>
        </text:list-item>
        <text:list-item>
          <text:p text:style-name="P93">Poltergeist</text:p>
        </text:list-item>
        <text:list-item>
          <text:p text:style-name="P93">Speculative Generality</text:p>
        </text:list-item>
        <text:list-item>
          <text:p text:style-name="P93">Lazy Class</text:p>
        </text:list-item>
        <text:list-item>
          <text:p text:style-name="P93">Middle Man</text:p>
        </text:list-item>
        <text:list-item>
          <text:p text:style-name="P93">Scattered Parasitic Functionality</text:p>
        </text:list-item>
      </text:list>
      <text:p text:style-name="P4"/>
      <text:h text:style-name="P29"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536" text:style-name="L45">
        <text:list-item>
          <text:p text:style-name="P76">G31: Hidden Temporal Couplin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use cases on a diagram</text:span></text:span><text:span text:style-name="Default_20_Paragraph_20_Font"><text:span text:style-name="T3">,</text:span></text:span><text:span text:style-name="Default_20_Paragraph_20_Font"><text:span text:style-name="T3"> use case textual descriptions in a textual specification</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activity diagrams or system state diagrams that depict </text:span></text:span><text:span text:style-name="Default_20_Paragraph_20_Font"><text:span text:style-name="T3">the </text:span></text:span><text:span text:style-name="Default_20_Paragraph_20_Font"><text:span text:style-name="T3">uses cases</text:span></text:span><text:span text:style-name="Default_20_Paragraph_20_Font"><text:span text:style-name="T3"> </text:span></text:span><text:span text:style-name="Default_20_Paragraph_20_Font"><text:span text:style-name="T3">in a document</text:span></text:span><text:span text:style-name="Default_20_Paragraph_20_Font"><text:span text:style-name="T3">,</text:span></text:span><text:span text:style-name="Default_20_Paragraph_20_Font"><text:span text:style-name="T3"> </text:span></text:span><text:span text:style-name="Default_20_Paragraph_20_Font"><text:span text:style-name="T3">or the order of contracts of database operations in a textual specification </text:span></text:span><text:span text:style-name="Default_20_Paragraph_20_Font"><text:span text:style-name="T3">does not match </text:span></text:span><text:span text:style-name="Default_20_Paragraph_20_Font"><text:span text:style-name="T3">a </text:span></text:span><text:span text:style-name="Default_20_Paragraph_20_Font"><text:span text:style-name="T3">logical order of their </text:span></text:span><text:span text:style-name="Default_20_Paragraph_20_Font"><text:span text:style-name="T3">execution</text:span></text:span><text:span text:style-name="Default_20_Paragraph_20_Font"><text:span text:style-name="T3">.</text:span></text:span><text:span text:style-name="Default_20_Paragraph_20_Font"><text:span text:style-name="T3"> </text:span></text:span><text:span text:style-name="Default_20_Paragraph_20_Font"><text:span text:style-name="T3">A logical order is determined by the lifecycles of the entity types that data managemen</text:span></text:span><text:span text:style-name="Default_20_Paragraph_20_Font"><text:span text:style-name="T3">t these model elements describe</text:span></text:span><text:span text:style-name="Default_20_Paragraph_20_Font"><text:span text:style-name="T3">.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30395" text:continue-numbering="true" text:style-name="L45">
        <text:list-item>
          <text:p text:style-name="P76"><text:a xlink:type="simple" xlink:href="#2.15.G14: Dependencies in Models Are Not Visible Everywhere|outline">G14</text:a> – by changing the placement of specifications (spatial property), we make implicit dependencies a little bit more explicit, i.e., make it a bit more easy to comprehend these.</text:p>
        </text:list-item>
        <text:list-item>
          <text:p text:style-name="P76"><text:a xlink:type="simple" xlink:href="#3.2.S2: Long Lines on a Diagram|outline">S2</text:a>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We </text:span></text:span><text:span text:style-name="Default_20_Paragraph_20_Font"><text:span text:style-name="T3">should not</text:span></text:span><text:span text:style-name="Default_20_Paragraph_20_Font"><text:span text:style-name="T3">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3"> (Gallen, 2012)</text:span></text:span><text:span text:style-name="Default_20_Paragraph_20_Font"><text:span text:style-name="T3">. </text:span></text:span><text:span text:style-name="Default_20_Paragraph_20_Font"><text:span text:style-name="T3">If a use case or an operation achieves its postconditions, then it means that so</text:span></text:span><text:span text:style-name="Default_20_Paragraph_20_Font"><text:span text:style-name="T3">me necessary preconditions of </text:span></text:span><text:span text:style-name="Default_20_Paragraph_20_Font"><text:span text:style-name="T3">other use case</text:span></text:span><text:span text:style-name="Default_20_Paragraph_20_Font"><text:span text:style-name="T3">s</text:span></text:span><text:span text:style-name="Default_20_Paragraph_20_Font"><text:span text:style-name="T3"> or operation</text:span></text:span><text:span text:style-name="Default_20_Paragraph_20_Font"><text:span text:style-name="T3">s</text:span></text:span><text:span text:style-name="Default_20_Paragraph_20_Font"><text:span text:style-name="T3"> are fulfilled</text:span></text:span><text:span text:style-name="Default_20_Paragraph_20_Font"><text:span text:style-name="T3">, respectively</text:span></text:span><text:span text:style-name="Default_20_Paragraph_20_Font"><text:span text:style-name="T3">. The use cases and operations should be ordered accordingly. </text:span></text:span><text:span text:style-name="Default_20_Paragraph_20_Font"><text:span text:style-name="T3">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3">uments the order comes top down. I</text:span></text:span><text:span text:style-name="Default_20_Paragraph_20_Font"><text:span text:style-name="T3">n diagrams the use cases should be presented in a clockwise order</text:span></text:span><text:span text:style-name="Default_20_Paragraph_20_Font"><text:span text:style-name="T3"> or in the top down order</text:span></text:span><text:span text:style-name="Default_20_Paragraph_20_Font"><text:span text:style-name="T3">.</text:span></text:span><text:span text:style-name="Default_20_Paragraph_20_Font"><text:span text:style-name="T3">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3"> in a presentation</text:span></text:span><text:span text:style-name="Default_20_Paragraph_20_Font"><text:span text:style-name="T3">.</text:span></text:span><text:span text:style-name="Default_20_Paragraph_20_Font"><text:span text:style-name="T3"> </text:span></text:span><text:span text:style-name="Default_20_Paragraph_20_Font"><text:span text:style-name="T3">There are multiple logical orders b</text:span></text:span><text:span text:style-name="Default_20_Paragraph_20_Font"><text:span text:style-name="T3">ecause different entities of the same type may have different lifecycles.</text:span></text:span><text:span text:style-name="Default_20_Paragraph_20_Font"><text:span text:style-name="T3">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19686" text:continue-numbering="true" text:style-name="L45">
        <text:list-item>
          <text:p text:style-name="P76">Textual description, activity diagram, or system state diagram of use case “Delete product” is presented before the corresponding artifact of use case “Register product”. In order to delete a product, one firstly has to register it.</text:p>
        </text:list-item>
        <text:list-item>
          <text:p text:style-name="P76">Operation “delete product” is presented before operation “register product”. In order to delete a product, one firstly has to register it.</text:p>
        </text:list-item>
        <text:list-item>
          <text:p text:style-name="P133"><text:span text:style-name="Default_20_Paragraph_20_Font"><text:span text:style-name="T3">State machine </text:span></text:span><text:span text:style-name="Default_20_Paragraph_20_Font"><text:span text:style-name="T3">diagram </text:span></text:span><text:span text:style-name="Default_20_Paragraph_20_Font"><text:span text:style-name="T3">of </text:span></text:span><text:span text:style-name="Default_20_Paragraph_20_Font"><text:span text:style-name="T4">Order</text:span></text:span><text:span text:style-name="Default_20_Paragraph_20_Font"><text:span text:style-name="T3"> is presented before state machine</text:span></text:span><text:span text:style-name="Default_20_Paragraph_20_Font"><text:span text:style-name="T3"> diagram of</text:span></text:span><text:span text:style-name="Default_20_Paragraph_20_Font"><text:span text:style-name="T3"> </text:span></text:span><text:span text:style-name="Default_20_Paragraph_20_Font"><text:span text:style-name="T4">Product</text:span></text:span><text:span text:style-name="Default_20_Paragraph_20_Font"><text:span text:style-name="T3">. In order to make an order there have to be one or more products that are ready for ordering.</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MATLAB/Simulink models (Gerlitz et al., 2015)</text:p>
      <text:list xml:id="list31217309" text:style-name="L64">
        <text:list-item>
          <text:p text:style-name="P94">Non-optimal Port Order</text:p>
        </text:list-item>
        <text:list-item>
          <text:p text:style-name="P94">Non-optional Signal Grouping</text:p>
        </text:list-item>
      </text:list>
      <text:p text:style-name="P4"/>
      <text:h text:style-name="P29"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882161" text:style-name="L65">
        <text:list-item>
          <text:p text:style-name="P95">G3: Incorrect Behavior at the Boundaries</text:p>
        </text:list-item>
        <text:list-item>
          <text:p text:style-name="P95">G33: Encapsulate Boundary Condi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does not sufficiently take into account borderline cases that might derail the process. Systems that implement the </text:span></text:span><text:span text:style-name="Default_20_Paragraph_20_Font"><text:span text:style-name="T3">modeled processes </text:span></text:span><text:span text:style-name="Default_20_Paragraph_20_Font"><text:span text:style-name="T3">are </text:span></text:span><text:span text:style-name="Default_20_Paragraph_20_Font"><text:span text:style-name="T3">thus </text:span></text:span><text:span text:style-name="Default_20_Paragraph_20_Font"><text:span text:style-name="T3">unable </text:span></text:span><text:span text:style-name="Default_20_Paragraph_20_Font"><text:span text:style-name="T3">to </text:span></text:span><text:span text:style-name="Default_20_Paragraph_20_Font"><text:span text:style-name="T3">adequately </text:span></text:span><text:span text:style-name="Default_20_Paragraph_20_Font"><text:span text:style-name="T3">react to these cases resulting with delays</text:span></text:span><text:span text:style-name="Default_20_Paragraph_20_Font"><text:span text:style-name="T3">, stress,</text:span></text:span><text:span text:style-name="Default_20_Paragraph_20_Font"><text:span text:style-name="T3"> confusion</text:span></text:span><text:span text:style-name="Default_20_Paragraph_20_Font"><text:span text:style-name="T3">, </text:span></text:span><text:span text:style-name="Default_20_Paragraph_20_Font"><text:span text:style-name="T3">or</text:span></text:span><text:span text:style-name="Default_20_Paragraph_20_Font"><text:span text:style-name="T3"> loss of profit</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94400" text:style-name="L66">
        <text:list-item>
          <text:p text:style-name="P96"><text:a xlink:type="simple" xlink:href="#2.14.G13: Not Understanding the Modeled Process|outline">G13</text:a> – having incorrect behavior at borderline cases may be a result of not understanding the modeled process.</text:p>
        </text:list-item>
        <text:list-item>
          <text:p text:style-name="P96"><text:a xlink:type="simple" xlink:href="#2.16.G15: Imprecise Model|outline">G15</text:a> – insufficiently described behavior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mpossible to foresee all the exceptional cases and some of the cases have too low appearance probability. </text:span></text:span><text:span text:style-name="Default_20_Paragraph_20_Font"><text:span text:style-name="T3">Try to establish borderline cases that are the most probable and take these into account in the process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36665" text:continue-numbering="true" text:style-name="L66">
        <text:list-item>
          <text:p text:style-name="P96">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1236168" text:continue-numbering="true" text:style-name="L66">
        <text:list-item>
          <text:p text:style-name="P96">PMS7: Frequently Occurring Instance Changes</text:p>
        </text:list-item>
      </text:list>
      <text:p text:style-name="P4"/>
      <text:h text:style-name="P29"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6">Code smells</text:span></text:span><text:span text:style-name="Default_20_Paragraph_20_Font"><text:span text:style-name="T3">:</text:span></text:span></text:p>
      <text:list xml:id="list31218874" text:continue-numbering="true" text:style-name="L66">
        <text:list-item>
          <text:p text:style-name="P96">G2: Obvious Behavior Is Unimplemented</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text:span></text:span><text:span text:style-name="Default_20_Paragraph_20_Font"><text:span text:style-name="T3">does not fulfill the expectations of </text:span></text:span><text:span text:style-name="Default_20_Paragraph_20_Font"><text:span text:style-name="T3">the model consumer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40821" text:continue-numbering="true" text:style-name="L66">
        <text:list-item>
          <text:p text:style-name="P96"><text:a xlink:type="simple" xlink:href="#2.14.G13: Not Understanding the Modeled Process|outline">G13</text:a> – leaving out obvious behavior might be a result of not understanding the modeled process.</text:p>
        </text:list-item>
        <text:list-item>
          <text:p text:style-name="P96"><text:a xlink:type="simple" xlink:href="#2.16.G15: Imprecise Model|outline">G15</text:a> – having unexpected behavior is a form of imprecision.</text:p>
        </text:list-item>
        <text:list-item>
          <text:p text:style-name="P96"><text:a xlink:type="simple" xlink:href="#4.1.N1: The Name Does Not Express Its Nature|outline">N1</text:a>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Based on the principle of least astonishment (Wikipedia), each process </text:span></text:span><text:span text:style-name="Default_20_Paragraph_20_Font"><text:span text:style-name="T3">model</text:span></text:span><text:span text:style-name="Default_20_Paragraph_20_Font"><text:span text:style-name="T3"> should describe behavior that is expected by the model consumers. Otherwise model consumers cannot count on their intuition but instead always have to dig into the details of the model.</text:span></text:span><text:span text:style-name="Default_20_Paragraph_20_Font"><text:span text:style-name="T3"> The name</text:span></text:span><text:span text:style-name="Default_20_Paragraph_20_Font"><text:span text:style-name="T3">s</text:span></text:span><text:span text:style-name="Default_20_Paragraph_20_Font"><text:span text:style-name="T3"> </text:span></text:span><text:span text:style-name="Default_20_Paragraph_20_Font"><text:span text:style-name="T3">of process</text:span></text:span><text:span text:style-name="Default_20_Paragraph_20_Font"><text:span text:style-name="T3">es</text:span></text:span><text:span text:style-name="Default_20_Paragraph_20_Font"><text:span text:style-name="T3">, </text:span></text:span><text:span text:style-name="Default_20_Paragraph_20_Font"><text:span text:style-name="T3">their</text:span></text:span><text:span text:style-name="Default_20_Paragraph_20_Font"><text:span text:style-name="T3"> sub</text:span></text:span><text:span text:style-name="Default_20_Paragraph_20_Font"><text:span text:style-name="T3">-</text:span></text:span><text:span text:style-name="Default_20_Paragraph_20_Font"><text:span text:style-name="T3">steps</text:span></text:span><text:span text:style-name="Default_20_Paragraph_20_Font"><text:span text:style-name="T3">, and</text:span></text:span><text:span text:style-name="Default_20_Paragraph_20_Font"><text:span text:style-name="T3"> diagrams that de</text:span></text:span><text:span text:style-name="Default_20_Paragraph_20_Font"><text:span text:style-name="T3">pict</text:span></text:span><text:span text:style-name="Default_20_Paragraph_20_Font"><text:span text:style-name="T3"> these are </text:span></text:span><text:span text:style-name="Default_20_Paragraph_20_Font"><text:span text:style-name="T3">an important source of e</text:span></text:span><text:span text:style-name="Default_20_Paragraph_20_Font"><text:span text:style-name="T3">xpectations</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us</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each process model element or diagram use the name that is consistent with the behavior that is described under the na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5116" text:continue-numbering="true" text:style-name="L66">
        <text:list-item>
          <text:p text:style-name="P96">The name of a use case diagram name does not match the union of behavior described by the use cases that are presented on the diagram.</text:p>
        </text:list-item>
        <text:list-item>
          <text:p text:style-name="P96">The name of an activity diagram does not match its described behavior. </text:p>
        </text:list-item>
        <text:list-item>
          <text:p text:style-name="P96">The name of an activity does not match the behavior described by its activity nodes and edges.</text:p>
        </text:list-item>
        <text:list-item>
          <text:p text:style-name="P96">The name of a system sequence diagram does not match its described behavior.</text:p>
        </text:list-item>
        <text:list-item>
          <text:p text:style-name="P96">The name of a use case name does not match behavior described by its scenarios.</text:p>
        </text:list-item>
        <text:list-item>
          <text:p text:style-name="P96">The name of a database operation name does not match with the behavior that one would expect from the operation based on its postconditions.</text:p>
        </text:list-item>
      </text:list>
      <text:p text:style-name="P11"/>
      <text:p text:style-name="P4"/>
      <text:h text:style-name="P29"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06964" text:style-name="L67">
        <text:list-item>
          <text:p text:style-name="P97">G1: Multiple Languages in One Source Fi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contains at least one pair of claims about the real world where the claims are presented with the help of different natural languages.</text:span></text:span><text:span text:style-name="Default_20_Paragraph_20_Font"><text:span text:style-name="T3">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28278" text:continue-numbering="true" text:style-name="L67">
        <text:list-item>
          <text:p text:style-name="P97"><text:a xlink:type="simple" xlink:href="#2.7.G6: Redundancy|outline">G6</text:a>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Use the smallest possible set of languages that allows you to represent a system</text:span></text:span><text:span text:style-name="Default_20_Paragraph_20_Font"><text:span text:style-name="T3"> in as expressively as you want</text:span></text:span><text:span text:style-name="Default_20_Paragraph_20_Font"><text:span text:style-name="T3">. </text:span></text:span><text:span text:style-name="Default_20_Paragraph_20_Font"><text:span text:style-name="T3">If possible, use one natural languages across all the models of the system. If it is not possible, then at least try to use one natural language across </text:span></text:span><text:span text:style-name="Default_20_Paragraph_20_Font"><text:span text:style-name="T3">all </text:span></text:span><text:span text:style-name="Default_20_Paragraph_20_Font"><text:span text:style-name="T3">the models that describe different aspects of the system from one perspective.</text:span></text:span><text:span text:style-name="Default_20_Paragraph_20_Font"><text:span text:style-name="T3">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3">. They</text:span></text:span><text:span text:style-name="Default_20_Paragraph_20_Font"><text:span text:style-name="T3"> </text:span></text:span><text:span text:style-name="Default_20_Paragraph_20_Font"><text:span text:style-name="T3">might want</text:span></text:span><text:span text:style-name="Default_20_Paragraph_20_Font"><text:span text:style-name="T3"> to</text:span></text:span><text:span text:style-name="Default_20_Paragraph_20_Font"><text:span text:style-name="T3"> give feedback</text:span></text:span><text:span text:style-name="Default_20_Paragraph_20_Font"><text:span text:style-name="T3"> and want to get comfortable with the system</text:span></text:span><text:span text:style-name="Default_20_Paragraph_20_Font"><text:span text:style-name="T3">. On the other hand, the models from the engineer perspective are in English in order to make the system implementation understandable to a wide range of developers.</text:span></text:span><text:span text:style-name="Default_20_Paragraph_20_Font"><text:span text:style-name="T3"> On the other hand, due to the holistic nature of models it does not make sense to describe different aspects of the system from one perspective in different </text:span></text:span><text:span text:style-name="Default_20_Paragraph_20_Font"><text:span text:style-name="T3">natural </text:span></text:span><text:span text:style-name="Default_20_Paragraph_20_Font"><text:span text:style-name="T3">languages. For instance, application developers have to understand the database design and database designers the choices of application designers.</text:span></text:span><text:span text:style-name="Default_20_Paragraph_20_Font"><text:span text:style-name="T3"> Thus, process and data models should be in the same languag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4759" text:continue-numbering="true" text:style-name="L67">
        <text:list-item>
          <text:p text:style-name="P97">Comments are in different natural languages.</text:p>
        </text:list-item>
        <text:list-item>
          <text:p text:style-name="P97">Names of different diagrams are in different natural languages.</text:p>
        </text:list-item>
        <text:list-item>
          <text:p text:style-name="P97">Names of different subsystems are in different natural languages.</text:p>
        </text:list-item>
        <text:list-item>
          <text:p text:style-name="P97">Some of the subsystems and their relationships are modeled by using UML packages and some are modeled by using ArchiMate enterprise modeling language.</text:p>
        </text:list-item>
        <text:list-item>
          <text:p text:style-name="P97">Textual descriptions of different use cases are in different natural languages.</text:p>
        </text:list-item>
        <text:list-item>
          <text:p text:style-name="P97">Names of different actions in activity models are in different natural languages.</text:p>
        </text:list-item>
        <text:list-item>
          <text:p text:style-name="P97">Some processes are modeled as UML activity models and some by using BPMN.</text:p>
        </text:list-item>
        <text:list-item>
          <text:p text:style-name="P97">Names of different entity types/domain classes are in different natural languages.</text:p>
        </text:list-item>
        <text:list-item>
          <text:p text:style-name="P97"><text:soft-page-break/>Some entity relationship diagrams use UML class diagram notation and some Barker’s notation. </text:p>
        </text:list-item>
        <text:list-item>
          <text:p text:style-name="P97">Different state machine models use different natural languages to describe triggering events of state transitions.</text:p>
        </text:list-item>
        <text:list-item>
          <text:p text:style-name="P97">Some state machines are represented as UML protocol state machines and some as Specification and Description Language state machines.</text:p>
        </text:list-item>
        <text:list-item>
          <text:p text:style-name="P97">Preconditions of a database operation are in one natural language and postconditions of the same operation are in another natural language.</text:p>
        </text:list-item>
        <text:list-item>
          <text:p text:style-name="P97">Different contracts of database operations are in different natural languages.</text:p>
        </text:list-item>
        <text:list-item>
          <text:p text:style-name="P134"><text:span text:style-name="Default_20_Paragraph_20_Font"><text:span text:style-name="T3">Names of different system operations are in different natural languages.</text:span></text:span></text:p>
        </text:list-item>
      </text:list>
      <text:h text:style-name="P31"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04554" text:style-name="L68">
        <text:list-item>
          <text:p text:style-name="P98">G4: Overridden Safeties</text:p>
        </text:list-item>
      </text:list>
      <text:p text:style-name="P12"/>
      <text:p text:style-name="P14"><text:span text:style-name="Default_20_Paragraph_20_Font"><text:span text:style-name="T6">General idea</text:span></text:span><text:span text:style-name="Default_20_Paragraph_20_Font"><text:span text:style-name="T3">: A model is created by a CASE tool, i.e., by using a tool that in addition to specifying a model allows its user to check the model and generate other artifacts from the model. Modelers have switched off displaying the warnings and notices of the system or just ignore these. Thus, they turn a blind eye towards potential problems, which early discovery makes it less costly to fix the problems.</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 </text:span></text:span><text:span text:style-name="Default_20_Paragraph_20_Font"><text:span text:style-name="T3">It is advantageous to fix problems in analysis models and not to propagate these into the models of the following phases. </text:span></text:span><text:span text:style-name="Default_20_Paragraph_20_Font"><text:span text:style-name="T3">S</text:span></text:span><text:span text:style-name="Default_20_Paragraph_20_Font"><text:span text:style-name="T3">witch on the functionality of displaying notices and warnings. </text:span></text:span><text:span text:style-name="Default_20_Paragraph_20_Font"><text:span text:style-name="T3">If a CASE tool provides a possibility to </text:span></text:span><text:span text:style-name="Default_20_Paragraph_20_Font"><text:span text:style-name="T3">verify</text:span></text:span><text:span text:style-name="Default_20_Paragraph_20_Font"><text:span text:style-name="T3"> models</text:span></text:span><text:span text:style-name="Default_20_Paragraph_20_Font"><text:span text:style-name="T3">,</text:span></text:span><text:span text:style-name="Default_20_Paragraph_20_Font"><text:span text:style-name="T3"> then use it. </text:span></text:span><text:span text:style-name="Default_20_Paragraph_20_Font"><text:span text:style-name="T3">Prefer </text:span></text:span><text:span text:style-name="Default_20_Paragraph_20_Font"><text:span text:style-name="T3">CASE</text:span></text:span><text:span text:style-name="Default_20_Paragraph_20_Font"><text:span text:style-name="T3"> tools that are able to test models to the CASE tools that are unable to do that. </text:span></text:span><text:span text:style-name="Default_20_Paragraph_20_Font"><text:span text:style-name="T3">Do not ignore </text:span></text:span><text:span text:style-name="Default_20_Paragraph_20_Font"><text:span text:style-name="T3">notices</text:span></text:span><text:span text:style-name="Default_20_Paragraph_20_Font"><text:span text:style-name="T3"> and </text:span></text:span><text:span text:style-name="Default_20_Paragraph_20_Font"><text:span text:style-name="T3">warnings </text:span></text:span><text:span text:style-name="Default_20_Paragraph_20_Font"><text:span text:style-name="T3">of the CASE tool </text:span></text:span><text:span text:style-name="Default_20_Paragraph_20_Font"><text:span text:style-name="T3">and </text:span></text:span><text:span text:style-name="Default_20_Paragraph_20_Font"><text:span text:style-name="T3">try to fix problems as quickly as possibl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2139" text:continue-numbering="true" text:style-name="L68">
        <text:list-item>
          <text:p text:style-name="P98">Any model that can be created by using a CASE too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22380" text:continue-numbering="true" text:style-name="L68">
        <text:list-item>
          <text:p text:style-name="P98">5.10 Let the Tools Do the Work</text:p>
        </text:list-item>
      </text:list>
      <text:h text:style-name="P31"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38519" text:continue-numbering="true" text:style-name="L68">
        <text:list-item>
          <text:p text:style-name="P98">E1: Build Requires More Than One Step</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mmon functionality of CASE tools allows us </text:span></text:span><text:span text:style-name="Default_20_Paragraph_20_Font"><text:span text:style-name="T3">to generate new artifacts (models for different perspectives, documentation, code, etc.) based on existing models.</text:span></text:span><text:span text:style-name="Default_20_Paragraph_20_Font"><text:span text:style-name="T3"> It means transforming a model to a new artifact.</text:span></text:span><text:span text:style-name="Default_20_Paragraph_20_Font"><text:span text:style-name="T3"> </text:span></text:span><text:span text:style-name="Default_20_Paragraph_20_Font"><text:span text:style-name="T3">There are different problematic situations that can also occur simultaneously. The first is the worst. </text:span></text:span><text:span text:style-name="Default_20_Paragraph_20_Font"><text:span text:style-name="T3">We assume that if models are in different projects, then these should be opened </text:span></text:span><text:span text:style-name="Default_20_Paragraph_20_Font"><text:span text:style-name="T3">separately</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ny </text:span></text:span><text:span text:style-name="Default_20_Paragraph_20_Font"><text:span text:style-name="T3">CASE functionality</text:span></text:span><text:span text:style-name="Default_20_Paragraph_20_Font"><text:span text:style-name="T3"> that works with the models should be initiated separately in case of each project and can use only the models </text:span></text:span><text:span text:style-name="Default_20_Paragraph_20_Font"><text:span text:style-name="T3">in</text:span></text:span><text:span text:style-name="Default_20_Paragraph_20_Font"><text:span text:style-name="T3"> the project as its input. Each project uses one or more physical files to store the model. </text:span></text:span></text:p>
      <text:list xml:id="list31222382" text:continue-numbering="true" text:style-name="L68">
        <text:list-item>
          <text:p text:style-name="P98">A model from a cell of the Zachman Framework (i.e., a model that describes a system aspect from one perspective) (Zachman, 2017) is decomposed in a manner that its parts are in different CASE projects. </text:p>
        </text:list-item>
        <text:list-item>
          <text:p text:style-name="P98">Models that describe different system aspects from the same perspective are in different CASE projects.</text:p>
        </text:list-item>
        <text:list-item>
          <text:p text:style-name="P98">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1236658" text:continue-numbering="true" text:style-name="L68">
        <text:list-item>
          <text:p text:style-name="P98"><text:a xlink:type="simple" xlink:href="#2.7.G6: Redundancy|outline">G6</text:a> – having multiple projects that contain models of the same system can easily end with redundancy across projects.</text:p>
        </text:list-item>
        <text:list-item>
          <text:p text:style-name="P98"><text:a xlink:type="simple" xlink:href="#2.23.G22: Multiple Languages in a Model|outline">G22</text:a> – the use of different CASE tools might be a sign that different software languages are used to describe the system and perhaps the number of languages could be reduced.</text:p>
        </text:list-item>
        <text:list-item>
          <text:p text:style-name="P98"><text:a xlink:type="simple" xlink:href="#2.24.G23: Not Using the Feedback of a CASE Tool|outline">G23</text:a> – having models distributed between different projects hampers the ability of the CASE tool to give a quality feedback.</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use a CASE tool for modeling, then </text:span></text:span><text:span text:style-name="Default_20_Paragraph_20_Font"><text:span text:style-name="T3">all the models that describe different aspects of the same system fr</text:span></text:span><text:span text:style-name="Default_20_Paragraph_20_Font"><text:span text:style-name="T3">om</text:span></text:span><text:span text:style-name="Default_20_Paragraph_20_Font"><text:span text:style-name="T3"> the same perspective and that can be created by using the CASE tool, should be in the same </text:span></text:span><text:span text:style-name="Default_20_Paragraph_20_Font"><text:span text:style-name="T3">project</text:span></text:span><text:span text:style-name="Default_20_Paragraph_20_Font"><text:span text:style-name="T3">. </text:span></text:span><text:span text:style-name="Default_20_Paragraph_20_Font"><text:span text:style-name="T3">In some CASE tools it is possible </text:span></text:span><text:span text:style-name="Default_20_Paragraph_20_Font"><text:span text:style-name="T3">to embed textual documents to </text:span></text:span><text:span text:style-name="Default_20_Paragraph_20_Font"><text:span text:style-name="T3">projects</text:span></text:span><text:span text:style-name="Default_20_Paragraph_20_Font"><text:span text:style-name="T3"> making it possible to keep both visual and textual models in the same </text:span></text:span><text:span text:style-name="Default_20_Paragraph_20_Font"><text:span text:style-name="T3">place</text:span></text:span><text:span text:style-name="Default_20_Paragraph_20_Font"><text:span text:style-name="T3">. </text:span></text:span><text:span text:style-name="Default_20_Paragraph_20_Font"><text:span text:style-name="T3">In order to reduce the number of </text:span></text:span><text:span text:style-name="Default_20_Paragraph_20_Font"><text:span text:style-name="T3">projects</text:span></text:span><text:span text:style-name="Default_20_Paragraph_20_Font"><text:span text:style-name="T3"> it is alright to also have models </text:span></text:span><text:span text:style-name="Default_20_Paragraph_20_Font"><text:span text:style-name="T3">for</text:span></text:span><text:span text:style-name="Default_20_Paragraph_20_Font"><text:span text:style-name="T3"> different perspectives together in the same </text:span></text:span><text:span text:style-name="Default_20_Paragraph_20_Font"><text:span text:style-name="T3">project</text:span></text:span><text:span text:style-name="Default_20_Paragraph_20_Font"><text:span text:style-name="T3"> as well</text:span></text:span><text:span text:style-name="Default_20_Paragraph_20_Font"><text:span text:style-name="T3">.</text:span></text:span><text:span text:style-name="Default_20_Paragraph_20_Font"><text:span text:style-name="T3"> The project should be under version control.</text:span></text:span><text:span text:style-name="Default_20_Paragraph_20_Font"><text:span text:style-name="T3"> The work of </text:span></text:span><text:span text:style-name="Default_20_Paragraph_20_Font"><text:span text:style-name="T3">Elaasar</text:span></text:span><text:span text:style-name="Default_20_Paragraph_20_Font"><text:span text:style-name="T3"> and</text:span></text:span><text:span text:style-name="Default_20_Paragraph_20_Font"><text:span text:style-name="T3"> Labiche</text:span></text:span><text:span text:style-name="Default_20_Paragraph_20_Font"><text:span text:style-name="T3"> (2012) show</text:span></text:span><text:span text:style-name="Default_20_Paragraph_20_Font"><text:span text:style-name="T3">s</text:span></text:span><text:span text:style-name="Default_20_Paragraph_20_Font"><text:span text:style-name="T3"> that </text:span></text:span><text:span text:style-name="Default_20_Paragraph_20_Font"><text:span text:style-name="T3">the </text:span></text:span><text:span text:style-name="Default_20_Paragraph_20_Font"><text:span text:style-name="T3">interchange of UML models between different CASE tools by using XMI format may result with losing information from models</text:span></text:span><text:span text:style-name="Default_20_Paragraph_20_Font"><text:span text:style-name="T3">. </text:span></text:span><text:span text:style-name="Default_20_Paragraph_20_Font"><text:span text:style-name="T3">The reasons are errors and ambiguities in the XMI standard, </text:span></text:span><text:span text:style-name="Default_20_Paragraph_20_Font"><text:span text:style-name="T3">support </text:span></text:span><text:span text:style-name="Default_20_Paragraph_20_Font"><text:span text:style-name="T3">of </text:span></text:span><text:span text:style-name="Default_20_Paragraph_20_Font"><text:span text:style-name="T3">different versions of </text:span></text:span><text:soft-page-break/><text:span text:style-name="Default_20_Paragraph_20_Font"><text:span text:style-name="T3">the </text:span></text:span><text:span text:style-name="Default_20_Paragraph_20_Font"><text:span text:style-name="T3">XMI standard</text:span></text:span><text:span text:style-name="Default_20_Paragraph_20_Font"><text:span text:style-name="T3"> by different tools, and lack of testing between tools</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a better strategy is to start with one project and not to rely on later refactoring by merging the projec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2821" text:continue-numbering="true" text:style-name="L68">
        <text:list-item>
          <text:p text:style-name="P98">Entity relationship models of different registers are in different modeling projects. </text:p>
        </text:list-item>
        <text:list-item>
          <text:p text:style-name="P98">Use case models of different functional subsystems are in different modeling projects.</text:p>
        </text:list-item>
        <text:list-item>
          <text:p text:style-name="P98">Use case diagrams and textual descriptions of use cases are in different modeling projects.</text:p>
        </text:list-item>
        <text:list-item>
          <text:p text:style-name="P98">State machine models and use cases that correspond to the state transitions of these are in different modeling projects.</text:p>
        </text:list-item>
        <text:list-item>
          <text:p text:style-name="P98">Use case models and system sequence models that describe their scenarios are in different modeling project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1195214" text:style-name="L69">
        <text:list-item>
          <text:p text:style-name="P99">PMS8: Frequently Occurring Variant Changes</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17415" text:continue-numbering="true" text:style-name="L69">
        <text:list-item>
          <text:p text:style-name="P135"><text:span text:style-name="Default_20_Paragraph_20_Font"><text:span text:style-name="T3">5.10 Let the </text:span></text:span><text:span text:style-name="Default_20_Paragraph_20_Font"><text:span text:style-name="T3">Tools D</text:span></text:span><text:span text:style-name="Default_20_Paragraph_20_Font"><text:span text:style-name="T3">o the </text:span></text:span><text:span text:style-name="Default_20_Paragraph_20_Font"><text:span text:style-name="T3">W</text:span></text:span><text:span text:style-name="Default_20_Paragraph_20_Font"><text:span text:style-name="T3">ork</text:span></text:span></text:p>
        </text:list-item>
      </text:list>
      <text:p text:style-name="P4"/>
      <text:h text:style-name="P30"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6">Code smells</text:span></text:span><text:span text:style-name="Default_20_Paragraph_20_Font"><text:span text:style-name="T3">: </text:span></text:span></text:p>
      <text:list xml:id="list31185393" text:style-name="L70">
        <text:list-item>
          <text:p text:style-name="P100">J3: Constants versus Enum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text:span></text:span><text:span text:style-name="Default_20_Paragraph_20_Font"><text:span text:style-name="T3">selection of the </text:span></text:span><text:span text:style-name="Default_20_Paragraph_20_Font"><text:span text:style-name="T3">type of </text:span></text:span><text:span text:style-name="Default_20_Paragraph_20_Font"><text:span text:style-name="T3">an </text:span></text:span><text:span text:style-name="Default_20_Paragraph_20_Font"><text:span text:style-name="T3">attribute of </text:span></text:span><text:span text:style-name="Default_20_Paragraph_20_Font"><text:span text:style-name="T3">an </text:span></text:span><text:span text:style-name="Default_20_Paragraph_20_Font"><text:span text:style-name="T3">entity type in </text:span></text:span><text:span text:style-name="Default_20_Paragraph_20_Font"><text:span text:style-name="T3">a conceptual data model or a domain class</text:span></text:span><text:span text:style-name="Default_20_Paragraph_20_Font"><text:span text:style-name="T3"> in </text:span></text:span><text:span text:style-name="Default_20_Paragraph_20_Font"><text:span text:style-name="T3">a </text:span></text:span><text:span text:style-name="Default_20_Paragraph_20_Font"><text:span text:style-name="T3">domain class </text:span></text:span><text:span text:style-name="Default_20_Paragraph_20_Font"><text:span text:style-name="T3">model</text:span></text:span><text:span text:style-name="Default_20_Paragraph_20_Font"><text:span text:style-name="T3"> do</text:span></text:span><text:span text:style-name="Default_20_Paragraph_20_Font"><text:span text:style-name="T3">es</text:span></text:span><text:span text:style-name="Default_20_Paragraph_20_Font"><text:span text:style-name="T3"> not take into account possible operations with the values of these attributes</text:span></text:span><text:span text:style-name="Default_20_Paragraph_20_Font"><text:span text:style-name="T3"> or the extreme values of the attribute</text:span></text:span><text:span text:style-name="Default_20_Paragraph_20_Font"><text:span text:style-name="T3">. </text:span></text:span><text:span text:style-name="Default_20_Paragraph_20_Font"><text:span text:style-name="T3">In these models the types are not platform-specific and are only approximations. </text:span></text:span><text:span text:style-name="Default_20_Paragraph_20_Font"><text:span text:style-name="T3">CASE tools generally offer a small set of predefined types</text:span></text:span><text:span text:style-name="Default_20_Paragraph_20_Font"><text:span text:style-name="T3"> for using in this situation</text:span></text:span><text:span text:style-name="Default_20_Paragraph_20_Font"><text:span text:style-name="T3">. </text:span></text:span><text:span text:style-name="Default_20_Paragraph_20_Font"><text:span text:style-name="T3">Nevertheless, modelers should try to be as precise as they can.</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1237859" text:continue-numbering="true" text:style-name="L70">
        <text:list-item>
          <text:p text:style-name="P100"><text:a xlink:type="simple" xlink:href="#2.16.G15: Imprecise Model|outline">G15</text:a> – poorly selected attribute types in a conceptual data model or domain class model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type there </text:span></text:span><text:span text:style-name="Default_20_Paragraph_20_Font"><text:span text:style-name="T3">is</text:span></text:span><text:span text:style-name="Default_20_Paragraph_20_Font"><text:span text:style-name="T3">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9379" text:continue-numbering="true" text:style-name="L70">
        <text:list-item>
          <text:p text:style-name="P100">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100">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 </text:p>
      <text:list xml:id="list31214263" text:style-name="L71">
        <text:list-item>
          <text:p text:style-name="P101">Primitive Obsession</text:p>
        </text:list-item>
      </text:list>
      <text:p text:style-name="P11"/>
      <text:p text:style-name="P11">Object-oriented models (Misbhauddin and Alshayeb, 2015) </text:p>
      <text:list xml:id="list31243772" text:continue-numbering="true" text:style-name="L71">
        <text:list-item>
          <text:p text:style-name="P101">Primitive Obsession</text:p>
        </text:list-item>
      </text:list>
      <text:p text:style-name="P20"/>
      <text:h text:style-name="P29"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8240" text:style-name="L70">
        <text:list-item>
          <text:p text:style-name="P100">F3: Flag Argumen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3">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3589" text:continue-numbering="true" text:style-name="L70">
        <text:list-item>
          <text:p text:style-name="P100"><text:a xlink:type="simple" xlink:href="#2.18.G17: One Process with Multiple Tasks|outline">G17</text:a> – Boolean parameters may indicate that a process or operation has multiple task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ecompose the operation to have a separate operation for each task.</text:span></text:span><text:span text:style-name="Default_20_Paragraph_20_Font"><text:span text:style-name="T3"> Decomposition mean that the original is replaced with multiple operations</text:span></text:span><text:span text:style-name="Default_20_Paragraph_20_Font"><text:span text:style-name="T3">,</text:span></text:span><text:span text:style-name="Default_20_Paragraph_20_Font"><text:span text:style-name="T3"> which are more focused.</text:span></text:span><text:span text:style-name="Default_20_Paragraph_20_Font"><text:span text:style-name="T3"> </text:span></text:span><text:span text:style-name="Default_20_Paragraph_20_Font"><text:span text:style-name="T3">The resulting operations do not need a Boolean parameter, which value would guide their internal execution logic.</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7504" text:continue-numbering="true" text:style-name="L70">
        <text:list-item>
          <text:p text:style-name="P136"><text:span text:style-name="Default_20_Paragraph_20_Font"><text:span text:style-name="T3">An operation has </text:span></text:span><text:span text:style-name="Default_20_Paragraph_20_Font"><text:span text:style-name="T3">two tasks – to register products in a database and to delete a product from the database. Which task to fulfill depends on the value of the Boolean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4">is_insert</text:span></text:span><text:span text:style-name="Default_20_Paragraph_20_Font"><text:span text:style-name="T3">. If the value of the parameter is TRUE, then the operation has to fulfill the insert task, otherwise the delete task.</text:span></text:span></text:p>
        </text:list-item>
      </text:list>
      <text:p text:style-name="P3"/>
      <text:h text:style-name="P29" text:outline-level="2"><text:bookmark-start text:name="_Toc503789551"/><text:bookmark text:name="__RefHeading__19568_1693097631"/>G27: Negative Conditionals<text:bookmark-end text:name="_Toc503789551"/><text:bookmark-end text:name="__RefHeading__1956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21608" text:continue-numbering="true" text:style-name="L70">
        <text:list-item>
          <text:p text:style-name="P100">G29: Avoid Negative Conditionals</text:p>
        </text:list-item>
      </text:list>
      <text:p text:style-name="P12"/>
      <text:p text:style-name="P14"><text:span text:style-name="Default_20_Paragraph_20_Font"><text:span text:style-name="T6">General idea</text:span></text:span><text:span text:style-name="Default_20_Paragraph_20_Font"><text:span text:style-name="T3">: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3">.</text:span></text:span><text:span text:style-name="Default_20_Paragraph_20_Font"><text:span text:style-name="T3"> A pre- or postcondition in a use case model or a contract of database operation is a double negativ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9251" text:continue-numbering="true" text:style-name="L70">
        <text:list-item>
          <text:p text:style-name="P100"><text:a xlink:type="simple" xlink:href="#2.16.G15: Imprecise Model|outline">G15</text:a> – With such conditionals it is easier to make a mistake in the formulation and the result is an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formulate conditional (Boolean expression) so that instead of double negative it uses a positiv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3724" text:continue-numbering="true" text:style-name="L70">
        <text:list-item>
          <text:p text:style-name="P100">A guard condition that it must not be the case that a product does not belong to any category. A more understandable guard condition is that a product must belong to at least one category.</text:p>
        </text:list-item>
        <text:list-item>
          <text:p text:style-name="P100">A constraint that it must not be the case that e-mail address does not contain exactly one @ sign. A more understandable constraint is that e-mail address must contain exactly one @ sign.</text:p>
        </text:list-item>
        <text:list-item>
          <text:p text:style-name="P100">A precondition of a use case that it not must be the case that user is not logged in.</text:p>
        </text:list-item>
        <text:list-item>
          <text:p text:style-name="P100">A postcondition of a database operation that it must not be the case that the relationship between two entities has not been registered.</text:p>
        </text:list-item>
      </text:list>
      <text:p text:style-name="P11"/>
      <text:p text:style-name="P4"/>
      <text:h text:style-name="P28"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29"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42241" text:continue-numbering="true" text:style-name="L70">
        <text:list-item>
          <text:p text:style-name="P100">F1: Too Many Arguments</text:p>
        </text:list-item>
        <text:list-item>
          <text:p text:style-name="P100">G8: Too Much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diagram represents too much information, making it difficult to com</text:span></text:span><text:span text:style-name="Default_20_Paragraph_20_Font"><text:span text:style-name="T3">prehend and</text:span></text:span><text:span text:style-name="Default_20_Paragraph_20_Font"><text:span text:style-name="T3"> distinguish relevant from irreleva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93286" text:style-name="L72">
        <text:list-item>
          <text:p text:style-name="P102"><text:a xlink:type="simple" xlink:href="#2.11.G10: No Clear Focus|outline">G10</text:a> – if diagram has too many elements, then it means that it does not have a clear focus.</text:p>
        </text:list-item>
        <text:list-item>
          <text:p text:style-name="P102"><text:a xlink:type="simple" xlink:href="#2.19.G18: Unnecessary Decomposition|outline">G18</text:a> – having unnecessary decomposition may cause too big diagrams. </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Make each diagram reasonably small and focused. As a rule of thumb follow the 7+/-2 rule by placing approximately so many elements to each diagram. Find out as to whether users of the model will print the diagrams out and what paper size they will typically use. Make sure that each resulting diagram is readable if it is printed out to a typically sized paper (for instance, A4). Create multiple smaller diagrams with an overlap instead of a single big diagram, i.e., decompose a big diagram.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3">For instance, in an e-shop system there is </text:span></text:span><text:span text:style-name="Default_20_Paragraph_20_Font"><text:span text:style-name="T3">the</text:span></text:span><text:span text:style-name="Default_20_Paragraph_20_Font"><text:span text:style-name="T3"> </text:span></text:span><text:span text:style-name="Default_20_Paragraph_20_Font"><text:span text:style-name="T4">register of products</text:span></text:span><text:span text:style-name="Default_20_Paragraph_20_Font"><text:span text:style-name="T3">. Its </text:span></text:span><text:span text:style-name="Default_20_Paragraph_20_Font"><text:span text:style-name="T3">description</text:span></text:span><text:span text:style-name="Default_20_Paragraph_20_Font"><text:span text:style-name="T3"> contains multiple entity-relationship diagrams. One of the diagrams displays the details of the entity type </text:span></text:span><text:span text:style-name="Default_20_Paragraph_20_Font"><text:span text:style-name="T4">Product</text:span></text:span><text:span text:style-name="Default_20_Paragraph_20_Font"><text:span text:style-name="T3">. Other entity-relationship diagrams of the register as well as entity-relationship </text:span></text:span><text:soft-page-break/><text:span text:style-name="Default_20_Paragraph_20_Font"><text:span text:style-name="T3">diagrams of some other registers (for instance, </text:span></text:span><text:span text:style-name="Default_20_Paragraph_20_Font"><text:span text:style-name="T4">register of orders</text:span></text:span><text:span text:style-name="Default_20_Paragraph_20_Font"><text:span text:style-name="T3"> and </text:span></text:span><text:span text:style-name="Default_20_Paragraph_20_Font"><text:span text:style-name="T4">register of reviews</text:span></text:span><text:span text:style-name="Default_20_Paragraph_20_Font"><text:span text:style-name="T3">) display a scaled-down description of the entity type </text:span></text:span><text:span text:style-name="Default_20_Paragraph_20_Font"><text:span text:style-name="T4">Product</text:span></text:span><text:span text:style-name="Default_20_Paragraph_20_Font"><text:span text:style-name="T3">. If one wants to see the details of </text:span></text:span><text:span text:style-name="Default_20_Paragraph_20_Font"><text:span text:style-name="T4">Product</text:span></text:span><text:span text:style-name="Default_20_Paragraph_20_Font"><text:span text:style-name="T3">, then there is exactly one diagram for that. If, for instance, the details of </text:span></text:span><text:span text:style-name="Default_20_Paragraph_20_Font"><text:span text:style-name="T4">Product</text:span></text:span><text:span text:style-name="Default_20_Paragraph_20_Font"><text:span text:style-name="T3"> have to be changed, then only one diagram changes and has to be replaced in a documenta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text:span></text:span></text:p>
      <text:list xml:id="list31231441" text:continue-numbering="true" text:style-name="L72">
        <text:list-item>
          <text:p text:style-name="P102">A use case diagram that presents use cases of multiple functional subsystems.</text:p>
        </text:list-item>
        <text:list-item>
          <text:p text:style-name="P102">A domain class model that presents the details of domain classes of multiple functional subsystems.</text:p>
        </text:list-item>
        <text:list-item>
          <text:p text:style-name="P102">An activity diagram that presents detailed information about all the processes of a functional subsystem.</text:p>
        </text:list-item>
        <text:list-item>
          <text:p text:style-name="P102">An entity relationship diagram that presents the details of multiple registers.</text:p>
        </text:list-item>
        <text:list-item>
          <text:p text:style-name="P102">A system sequence diagram that presents detailed information about the processes across multiple functional subsystem.</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1211818" text:style-name="L73">
        <text:list-item>
          <text:p text:style-name="P103">PMS4: Large Process Models</text:p>
        </text:list-item>
      </text:list>
      <text:p text:style-name="P11"/>
      <text:p text:style-name="P11">MATLAB/Simulink models (Gerlitz et al., 2015)</text:p>
      <text:list xml:id="list31231531" text:continue-numbering="true" text:style-name="L73">
        <text:list-item>
          <text:p text:style-name="P103">Long Port List</text:p>
        </text:list-item>
      </text:list>
      <text:p text:style-name="P22"/>
      <text:p text:style-name="P14"><text:span text:style-name="Default_20_Paragraph_20_Font"><text:span text:style-name="T6">Model patterns for refactoring (Evitts, 2000)</text:span></text:span><text:span text:style-name="Default_20_Paragraph_20_Font"><text:span text:style-name="T3">:</text:span></text:span></text:p>
      <text:list xml:id="list31235387" text:continue-numbering="true" text:style-name="L73">
        <text:list-item>
          <text:p text:style-name="P103">4.2 Providing Focus</text:p>
        </text:list-item>
        <text:list-item>
          <text:p text:style-name="P103">4.3 Explicit Elision</text:p>
        </text:list-item>
        <text:list-item>
          <text:p text:style-name="P103">4.11 Seven Plus or Minus Two</text:p>
        </text:list-item>
      </text:list>
      <text:p text:style-name="P4"/>
      <text:h text:style-name="P29"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08780" text:style-name="L74">
        <text:list-item>
          <text:p text:style-name="P104">G10: Vertical Separ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iagram presents two </text:span></text:span><text:span text:style-name="Default_20_Paragraph_20_Font"><text:span text:style-name="T3">or more </text:span></text:span><text:span text:style-name="Default_20_Paragraph_20_Font"><text:span text:style-name="T3">model element</text:span></text:span><text:span text:style-name="Default_20_Paragraph_20_Font"><text:span text:style-name="T3">s</text:span></text:span><text:span text:style-name="Default_20_Paragraph_20_Font"><text:span text:style-name="T3"> that are connected through a relationship. The element are placed relatively far from each other</text:span></text:span><text:span text:style-name="Default_20_Paragraph_20_Font"><text:span text:style-name="T3">,</text:span></text:span><text:span text:style-name="Default_20_Paragraph_20_Font"><text:span text:style-name="T3"> meaning that the line that represents the relationship has to be</text:span></text:span><text:span text:style-name="Default_20_Paragraph_20_Font"><text:span text:style-name="T3"> quite</text:span></text:span><text:span text:style-name="Default_20_Paragraph_20_Font"><text:span text:style-name="T3"> long. </text:span></text:span><text:span text:style-name="Default_20_Paragraph_20_Font"><text:span text:style-name="T3">On its path</text:span></text:span><text:span text:style-name="Default_20_Paragraph_20_Font"><text:span text:style-name="T3"> it may cross other visual elements on the diagram</text:span></text:span><text:span text:style-name="Default_20_Paragraph_20_Font"><text:span text:style-name="T3">, including other lines</text:span></text:span><text:span text:style-name="Default_20_Paragraph_20_Font"><text:span text:style-name="T3">. Therefore, understanding as to what elements are connected with each other on the diagram requires extra </text:span></text:span><text:span text:style-name="Default_20_Paragraph_20_Font"><text:span text:style-name="T3">mental </text:span></text:span><text:span text:style-name="Default_20_Paragraph_20_Font"><text:span text:style-name="T3">effor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44133" text:continue-numbering="true" text:style-name="L74">
        <text:list-item>
          <text:p text:style-name="P119"><text:a xlink:type="simple" xlink:href="#2.20.G19: Illogical Order|outline">G19</text:a> – illogical order of elements means that related elements are not clustered together and just like long lines it increases mental effort that is needed to comprehend the relationship. </text:p>
        </text:list-item>
        <text:list-item>
          <text:p text:style-name="P119"><text:a xlink:type="simple" xlink:href="#3.1.S1: Too Big Diagrams|outline">S1</text:a> – long lines are often present on too big diagrams where one has to connect elements that have to be placed too far from each other.</text:p>
        </text:list-item>
        <text:list-item>
          <text:p text:style-name="P104"><text:a xlink:type="simple" xlink:href="#3.3.S3: Not Following the Popular Modeling Style Conventions|outline">S3</text:a> – avoiding long lines is an example of a modeling style convention.</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On each diagram related elements should be placed close to each other in order to avoid long lines. One should avoid crossing lines and if it is not possible, then </text:span></text:span><text:span text:style-name="Default_20_Paragraph_20_Font"><text:span text:style-name="T3">make these jump one another (</text:span></text:span><text:span text:style-name="Default_20_Paragraph_20_Font"><text:span text:style-name="T3">Ambler, 2014a</text:span></text:span><text:span text:style-name="Default_20_Paragraph_20_Font"><text:span text:style-name="T3">).</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39112" text:continue-numbering="true" text:style-name="L74">
        <text:list-item>
          <text:p text:style-name="P104">A long dependency line between two packages that shows that one subsystem depends on another.</text:p>
        </text:list-item>
        <text:list-item>
          <text:p text:style-name="P104">A long control flow line between two actions on an activity diagram.</text:p>
        </text:list-item>
        <text:list-item>
          <text:p text:style-name="P104">A long relationship line between a use case and an actor on a use case diagram.</text:p>
        </text:list-item>
        <text:list-item>
          <text:p text:style-name="P104">A long generalization line between two domain classes on a domain class diagram.</text:p>
        </text:list-item>
        <text:list-item>
          <text:p text:style-name="P104">A long association line between two entity types on an entity relationship diagram.</text:p>
        </text:list-item>
        <text:list-item>
          <text:p text:style-name="P104">A long state transition line between two states on a state machine diagram.</text:p>
        </text:list-item>
        <text:list-item>
          <text:p text:style-name="P104">A long line that represents invocation of a system operation on a system sequence diagram.</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187510" text:style-name="L75">
        <text:list-item>
          <text:p text:style-name="P105">4.4 Tree Routing</text:p>
        </text:list-item>
      </text:list>
      <text:p text:style-name="P4"/>
      <text:h text:style-name="P29" text:outline-level="2"><text:bookmark-start text:name="_Toc503789555"/><text:bookmark text:name="__RefHeading__19576_1693097631"/>S3: Not Following the Popular Modeling Style Conventions<text:bookmark-end text:name="_Toc503789555"/><text:bookmark-end text:name="__RefHeading__1957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4804" text:style-name="L52">
        <text:list-item>
          <text:p text:style-name="P83">G24: Follow Standard Conven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does not follow modeling</text:span></text:span><text:span text:style-name="Default_20_Paragraph_20_Font"><text:span text:style-name="T3"> style</text:span></text:span><text:span text:style-name="Default_20_Paragraph_20_Font"><text:span text:style-name="T3"> conventions that are commonly used in the industry. These conventions elaborate </text:span></text:span><text:span text:style-name="Default_20_Paragraph_20_Font"><text:span text:style-name="T3">the</text:span></text:span><text:span text:style-name="Default_20_Paragraph_20_Font"><text:span text:style-name="T3"> appearance and placement of model elements </text:span></text:span><text:span text:style-name="Default_20_Paragraph_20_Font"><text:span text:style-name="T3">on diagrams. </text:span></text:span><text:span text:style-name="Default_20_Paragraph_20_Font"><text:span text:style-name="T3">Such conventions do not require extra documentation that accompanies the models because the models themselves are the best example of their usefulness and application.</text:span></text:span><text:span text:style-name="Default_20_Paragraph_20_Font"><text:span text:style-name="T3"> However, modelers should agree between each other that they will use such conventio</text:span></text:span><text:span text:style-name="Default_20_Paragraph_20_Font"><text:span text:style-name="T3">n</text:span></text:span><text:span text:style-name="Default_20_Paragraph_20_Font"><text:span text:style-name="T3">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22586" text:continue-numbering="true" text:style-name="L52">
        <text:list-item>
          <text:p text:style-name="P83"><text:a xlink:type="simple" xlink:href="#2.9.G8: Inconsistencies of Representation|outline">G8</text:a> – not following widely agreed conventions may increase the possibility of inconsistencies, especially if the modeling process is a teamwork.</text:p>
        </text:list-item>
        <text:list-item>
          <text:p text:style-name="P83"><text:a xlink:type="simple" xlink:href="#2.17.G16: Unauthorized Representations|outline">G16</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3"><text:a xlink:type="simple" xlink:href="#4.3.N3: Not Following the Popular Naming Conventions|outline">N3</text:a>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am members should agree what convention to follow. Change the style of models and do it consistently in all parts of the modeling project. Do the refactoring horizontally, i.e., if you change the style of a particular type of artifact (for instance, entity relationship diagram), then change its style consistently in the entire modeling project. Good starting points for studying conventions are (Evitts, 2000) and (Ambler, 2014b).</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1649" text:continue-numbering="true" text:style-name="L52">
        <text:list-item>
          <text:p text:style-name="P83">Comment text on a note is not left-justified.</text:p>
        </text:list-item>
        <text:list-item>
          <text:p text:style-name="P83">Comment text in a textual model is not between /**/.</text:p>
        </text:list-item>
        <text:list-item>
          <text:p text:style-name="P83">Packages that reference different types of subsystems are not vertically layered.</text:p>
        </text:list-item>
        <text:list-item>
          <text:p text:style-name="P83">The start point is not in the top-left corner of an activity diagram.</text:p>
        </text:list-item>
        <text:list-item>
          <text:p text:style-name="P83">The extending use case is not below its parent use case on a use case diagram.</text:p>
        </text:list-item>
        <text:list-item>
          <text:p text:style-name="P83">A subclass is not below its superclass in case of a domain class diagram or an entity‑relationship diagram.</text:p>
        </text:list-item>
        <text:list-item>
          <text:p text:style-name="P83">The end state is not in the bottom-right corner of a state machine diagram.</text:p>
        </text:list-item>
        <text:list-item>
          <text:p text:style-name="P83">Human and organization actors are not on the left-most side of a system sequence diagram.</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1206391" text:style-name="L76">
        <text:list-item>
          <text:p text:style-name="P106">4.6 Inheritance Goes Up</text:p>
        </text:list-item>
        <text:list-item>
          <text:p text:style-name="P106">4.10 Text Workarounds</text:p>
        </text:list-item>
        <text:list-item>
          <text:p text:style-name="P106">5.1 Standard Diagrams</text:p>
        </text:list-item>
        <text:list-item>
          <text:p text:style-name="P106">8.3 Icons Clarify Components</text:p>
        </text:list-item>
        <text:list-item>
          <text:p text:style-name="P137"><text:span text:style-name="Default_20_Paragraph_20_Font"><text:span text:style-name="T3">8.4 Pictures D</text:span></text:span><text:span text:style-name="Default_20_Paragraph_20_Font"><text:span text:style-name="T3">epict </text:span></text:span><text:span text:style-name="Default_20_Paragraph_20_Font"><text:span text:style-name="T3">N</text:span></text:span><text:span text:style-name="Default_20_Paragraph_20_Font"><text:span text:style-name="T3">odes</text:span></text:span></text:p>
        </text:list-item>
      </text:list>
      <text:p text:style-name="P4"/>
      <text:h text:style-name="P29"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38461" text:continue-list="list31245116" text:style-name="L77">
        <text:list-item>
          <text:p text:style-name="P107">G27: Structure over Convention</text:p>
        </text:list-item>
      </text:list>
      <text:p text:style-name="P12"/>
      <text:p text:style-name="P14"><text:span text:style-name="Default_20_Paragraph_20_Font"><text:span text:style-name="T6">General idea</text:span></text:span><text:span text:style-name="Default_20_Paragraph_20_Font"><text:span text:style-name="T3">: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47378" text:continue-numbering="true" text:style-name="L77">
        <text:list-item>
          <text:p text:style-name="P138"><text:a xlink:type="simple" xlink:href="#2.9.G8: Inconsistencies of Representation|outline"><text:span text:style-name="Default_20_Paragraph_20_Font">G8</text:span></text:a><text:span text:style-name="Default_20_Paragraph_20_Font"><text:span text:style-name="T3"> – if the name does not match intention any more, then the result is inconsistency. For instance, entity type </text:span></text:span><text:span text:style-name="Default_20_Paragraph_20_Font"><text:span text:style-name="T4">Person_Country</text:span></text:span><text:span text:style-name="Default_20_Paragraph_20_Font"><text:span text:style-name="T3">, is moved from the </text:span></text:span><text:span text:style-name="Default_20_Paragraph_20_Font"><text:span text:style-name="T4">Register of persons</text:span></text:span><text:span text:style-name="Default_20_Paragraph_20_Font"><text:span text:style-name="T3"> to the </text:span></text:span><text:span text:style-name="Default_20_Paragraph_20_Font"><text:span text:style-name="T4">Register of classifiers</text:span></text:span><text:span text:style-name="Default_20_Paragraph_20_Font"><text:span text:style-name="T3">. According to a naming pattern its new name should be </text:span></text:span><text:span text:style-name="Default_20_Paragraph_20_Font"><text:span text:style-name="T4">Classifier_Country</text:span></text:span><text:span text:style-name="Default_20_Paragraph_20_Font"><text:span text:style-name="T3"> but the element has not been renamed.</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3">and diagrams </text:span></text:span><text:span text:style-name="Default_20_Paragraph_20_Font"><text:span text:style-name="T3">the names of the packages that contain thes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6396" text:continue-numbering="true" text:style-name="L77">
        <text:list-item>
          <text:p text:style-name="P107">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7">ERD_Register_of_products</text:p>
            </text:list-item>
            <text:list-item>
              <text:p text:style-name="P107">ERD_Register_of_orders</text:p>
            </text:list-item>
            <text:list-item>
              <text:p text:style-name="P107">ERD_Register_of_clients</text:p>
            </text:list-item>
            <text:list-item>
              <text:p text:style-name="P107">…</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1197286" text:style-name="L78">
        <text:list-item>
          <text:p text:style-name="P108">Classifier_Country</text:p>
        </text:list-item>
        <text:list-item>
          <text:p text:style-name="P108">Classifier_Product_state_type</text:p>
        </text:list-item>
        <text:list-item>
          <text:p text:style-name="P108">…</text:p>
        </text:list-item>
      </text:list>
      <text:p text:style-name="P18"><text:span text:style-name="Default_20_Paragraph_20_Font"><text:span text:style-name="T3">Instead of relying on naming it is better to create a multi-level package structure. For instance, at the highest level there is a package </text:span></text:span><text:span text:style-name="Default_20_Paragraph_20_Font"><text:span text:style-name="T4">Analysis</text:span></text:span><text:span text:style-name="Default_20_Paragraph_20_Font"><text:span text:style-name="T3">. It contains one package for each subsystem type (Eessaar, 2014). One of the packages is </text:span></text:span><text:span text:style-name="Default_20_Paragraph_20_Font"><text:span text:style-name="T4">Register</text:span></text:span><text:span text:style-name="Default_20_Paragraph_20_Font"><text:span text:style-name="T4">s</text:span></text:span><text:span text:style-name="Default_20_Paragraph_20_Font"><text:span text:style-name="T3">. It may have stereotype &lt;&lt;layer&gt;&gt; to depict that its content describes one layer of the business </text:span></text:span><text:span text:style-name="Default_20_Paragraph_20_Font"><text:span text:style-name="T3">architecture. The package contains one sub</text:span></text:span><text:span text:style-name="Default_20_Paragraph_20_Font"><text:span text:style-name="T3">‑package for each register of the system. </text:span></text:span><text:soft-page-break/><text:span text:style-name="Default_20_Paragraph_20_Font"><text:span text:style-name="T3">The name of each such package has the structure </text:span></text:span><text:span text:style-name="Default_20_Paragraph_20_Font"><text:span text:style-name="T4">Register_of_X</text:span></text:span><text:span text:style-name="Default_20_Paragraph_20_Font"><text:span text:style-name="T3">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4">Register of products</text:span></text:span><text:span text:style-name="Default_20_Paragraph_20_Font"><text:span text:style-name="T3">:</text:span></text:span></text:p>
      <text:list xml:id="list31205921" text:style-name="L79">
        <text:list-item>
          <text:p text:style-name="P109">ERD_Products (main data)</text:p>
        </text:list-item>
        <text:list-item>
          <text:p text:style-name="P109">ERD_Products (product categories)</text:p>
        </text:list-item>
        <text:list-item>
          <text:p text:style-name="P109">ERD_Products (product properties)</text:p>
        </text:list-item>
        <text:list-item>
          <text:p text:style-name="P109">…</text:p>
        </text:list-item>
      </text:list>
      <text:p text:style-name="P24"><text:span text:style-name="Default_20_Paragraph_20_Font"><text:span text:style-name="T3">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3">s</text:span></text:span><text:span text:style-name="Default_20_Paragraph_20_Font"><text:span text:style-name="T3"> them. For instance, better names of entity types that belong to the </text:span></text:span><text:span text:style-name="Default_20_Paragraph_20_Font"><text:span text:style-name="T4">Register of classifiers</text:span></text:span><text:span text:style-name="Default_20_Paragraph_20_Font"><text:span text:style-name="T3"> would be:</text:span></text:span></text:p>
      <text:list xml:id="list34537857" text:style-name="L78">
        <text:list-item>
          <text:p text:style-name="P108">Country</text:p>
        </text:list-item>
        <text:list-item>
          <text:p text:style-name="P108">Product_state_type</text:p>
        </text:list-item>
        <text:list-item>
          <text:p text:style-name="P108">…</text:p>
        </text:list-item>
      </text:list>
      <text:p text:style-name="P12"/>
      <text:p text:style-name="P4"/>
      <text:h text:style-name="P28"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29"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6210" text:style-name="L77">
        <text:list-item>
          <text:p text:style-name="P107">G16: Obscured Intent</text:p>
        </text:list-item>
        <text:list-item>
          <text:p text:style-name="P107">G20: Function Names Should Say What They Do</text:p>
        </text:list-item>
        <text:list-item>
          <text:p text:style-name="P107">N1: Choose Descriptive Names</text:p>
        </text:list-item>
        <text:list-item>
          <text:p text:style-name="P107">N4: Unambiguous Names</text:p>
        </text:list-item>
        <text:list-item>
          <text:p text:style-name="P107">N7: Names Should Describe Side-Effec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name of a model element</text:span></text:span><text:span text:style-name="Default_20_Paragraph_20_Font"><text:span text:style-name="T3"> or a diagram</text:span></text:span><text:span text:style-name="Default_20_Paragraph_20_Font"><text:span text:style-name="T3"> is too short, vague or general</text:span></text:span><text:span text:style-name="Default_20_Paragraph_20_Font"><text:span text:style-name="T3">. It may also be too specific</text:span></text:span><text:span text:style-name="Default_20_Paragraph_20_Font"><text:span text:style-name="T3">. It does not express well enough the intent of a modeler who created it. </text:span></text:span><text:span text:style-name="Default_20_Paragraph_20_Font"><text:span text:style-name="T3">One has to check supporting textual descriptions in order to understand the meaning of the </text:span></text:span><text:span text:style-name="Default_20_Paragraph_20_Font"><text:span text:style-name="T3">poorly named element</text:span></text:span><text:span text:style-name="Default_20_Paragraph_20_Font"><text:span text:style-name="T3"> and the context where the element is situate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193817" text:style-name="L80">
        <text:list-item>
          <text:p text:style-name="P139"><text:a xlink:type="simple" xlink:href="#2.9.G8: Inconsistencies of Representation|outline"><text:span text:style-name="Default_20_Paragraph_20_Font">G8</text:span></text:a><text:span text:style-name="Default_20_Paragraph_20_Font"><text:span text:style-name="T3"> – some vague names may appear due to the inconsistencies of using names (see the </text:span></text:span><text:span text:style-name="Default_20_Paragraph_20_Font"><text:span text:style-name="T3">model smell “</text:span></text:span><text:span text:style-name="Default_20_Paragraph_20_Font"><text:span text:style-name="T10">Inverted Operation Name“ of Arendt and Taentzer (2010))</text:span></text:span><text:span text:style-name="Default_20_Paragraph_20_Font"><text:span text:style-name="T3">.</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Choose a better name. Fowler (2009) acknowledges that naming things is one of the hardest problems in computer science.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2637" text:style-name="L77">
        <text:list-item>
          <text:p text:style-name="P107">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7">Acronym PM as the name of a functional subsystem instead of “Product management”.</text:p>
        </text:list-item>
        <text:list-item>
          <text:p text:style-name="P107">“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7">An activity diagram or a system sequence diagram with the name “Create” instead of “Create a product”.</text:p>
        </text:list-item>
        <text:list-item>
          <text:p text:style-name="P107">A use case or a database operation with the name “Delete” instead of “Delete an order”. </text:p>
        </text:list-item>
        <text:list-item>
          <text:p text:style-name="P107">A use case name does not refer to an activity. For instance, “Product detailed report” instead of “Look product detailed report”.</text:p>
        </text:list-item>
        <text:list-item>
          <text:p text:style-name="P107">Attribute “time” of entity type or domain class “Consultation” instead of “begin_time”.</text:p>
        </text:list-item>
        <text:list-item>
          <text:p text:style-name="P138"><text:soft-page-break/><text:span text:style-name="Default_20_Paragraph_20_Font"><text:span text:style-name="T3">Entity relationship diagrams of </text:span></text:span><text:span text:style-name="Default_20_Paragraph_20_Font"><text:span text:style-name="T4">Register of classifiers</text:span></text:span><text:span text:style-name="Default_20_Paragraph_20_Font"><text:span text:style-name="T3">, with the names “Classifiers 1”, “Classifiers 2”, and “Classifiers 3” instead of names like “State classifiers”, “ISO classifiers”, and “Product classifiers”.</text:span></text:span></text:p>
        </text:list-item>
        <text:list-item>
          <text:p text:style-name="P138"><text:span text:style-name="Default_20_Paragraph_20_Font"><text:span text:style-name="T3">End state “Finished” in </text:span></text:span><text:span text:style-name="Default_20_Paragraph_20_Font"><text:span text:style-name="T3">a state machine </text:span></text:span><text:span text:style-name="Default_20_Paragraph_20_Font"><text:span text:style-name="T3">model</text:span></text:span><text:span text:style-name="Default_20_Paragraph_20_Font"><text:span text:style-name="T3"> of </text:span></text:span><text:span text:style-name="Default_20_Paragraph_20_Font"><text:span text:style-name="T4">Order</text:span></text:span><text:span text:style-name="Default_20_Paragraph_20_Font"><text:span text:style-name="T3">. On the other hand</text:span></text:span><text:span text:style-name="Default_20_Paragraph_20_Font"><text:span text:style-name="T3"> finishing means </text:span></text:span><text:span text:style-name="Default_20_Paragraph_20_Font"><text:span text:style-name="T3">in this case </text:span></text:span><text:span text:style-name="Default_20_Paragraph_20_Font"><text:span text:style-name="T3">archiving and a better name would</text:span></text:span><text:span text:style-name="Default_20_Paragraph_20_Font"><text:span text:style-name="T3"> be “Archived”.</text:span></text:span><text:span text:style-name="Default_20_Paragraph_20_Font"><text:span text:style-name="T3"> </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1209642" text:style-name="L81">
        <text:list-item>
          <text:p text:style-name="P110">2.1.4 Inverted Operation Name</text:p>
        </text:list-item>
        <text:list-item>
          <text:p text:style-name="P110">2.1.7 Multiple Definitions of Classes with Equal Names</text:p>
        </text:list-item>
        <text:list-item>
          <text:p text:style-name="P110">2.1.11 Unnamed Element</text:p>
        </text:list-item>
        <text:list-item>
          <text:p text:style-name="P110">2.2.2 Unnamed Use Case Element</text:p>
        </text:list-item>
        <text:list-item>
          <text:p text:style-name="P110">2.3.2 Unnamed State</text:p>
        </text:list-item>
      </text:list>
      <text:p text:style-name="P11"/>
      <text:p text:style-name="P11">Process models (Weber et al., 2011)</text:p>
      <text:list xml:id="list31210055" text:style-name="L82">
        <text:list-item>
          <text:p text:style-name="P111">PMS1: Non-intention Revealing Naming of Activity/Process Model</text:p>
        </text:list-item>
      </text:list>
      <text:p text:style-name="P11"/>
      <text:p text:style-name="P11">MATLAB/Simulink models (Gerlitz et al., 2015)</text:p>
      <text:list xml:id="list31232323" text:continue-numbering="true" text:style-name="L82">
        <text:list-item>
          <text:p text:style-name="P111">Vague Name</text:p>
        </text:list-item>
        <text:list-item>
          <text:p text:style-name="P111">Unnamed Signal Entering Bus</text:p>
        </text:list-item>
      </text:list>
      <text:p text:style-name="P4"/>
      <text:h text:style-name="P29"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3703" text:style-name="L77">
        <text:list-item>
          <text:p text:style-name="P107">N2: Choose Names at the Appropriat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name of a</text:span></text:span><text:span text:style-name="Default_20_Paragraph_20_Font"><text:span text:style-name="T3">n</text:span></text:span><text:span text:style-name="Default_20_Paragraph_20_Font"><text:span text:style-name="T3"> element</text:span></text:span><text:span text:style-name="Default_20_Paragraph_20_Font"><text:span text:style-name="T3"> of a model m</text:span></text:span><text:span text:style-name="Default_20_Paragraph_20_Font"><text:span text:style-name="T3"> or the name of a diagram that represents it</text:span></text:span><text:span text:style-name="Default_20_Paragraph_20_Font"><text:span text:style-name="T3"> </text:span></text:span><text:span text:style-name="Default_20_Paragraph_20_Font"><text:span text:style-name="T3">refers to a perspective that is in the Zachman Framework </text:span></text:span><text:span text:style-name="Default_20_Paragraph_20_Font"><text:span text:style-name="T3">(Zachman, 2017) </text:span></text:span><text:span text:style-name="Default_20_Paragraph_20_Font"><text:span text:style-name="T3">below the perspective from where m looks to the system</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26714" text:continue-numbering="true" text:style-name="L77">
        <text:list-item>
          <text:p text:style-name="P107"><text:a xlink:type="simple" xlink:href="#2.8.G7: Mixing Different Abstraction and Decomposition Levels|outline">G7</text:a> – the name points to the fact that the element is at the wrong level of abstraction and thus perhaps in a wrong mode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Change the names so that these are suitable for the level of abstraction in the model.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41366" text:continue-numbering="true" text:style-name="L77">
        <text:list-item>
          <text:p text:style-name="P107">The name "Odoo Sales" as the name of a functional subsystem. The name refers to a particular product. Deciding how to implement a particular subsystem (for instance, by adapting some existing software package) is a design decision. </text:p>
        </text:list-item>
        <text:list-item>
          <text:p text:style-name="P107">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7">The name “Database tables” of an entity relationship diagram that is a part of analysis level conceptual data model. </text:p>
        </text:list-item>
        <text:list-item>
          <text:p text:style-name="P107">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7">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29" text:outline-level="2"><text:bookmark-start text:name="_Toc503789560"/><text:bookmark text:name="__RefHeading__19586_1693097631"/>N3: Not Following the Popular Naming Conventions<text:bookmark-end text:name="_Toc503789560"/><text:bookmark-end text:name="__RefHeading__1958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31374" text:continue-numbering="true" text:style-name="L77">
        <text:list-item>
          <text:p text:style-name="P107">N3: Use Standard Nomenclature Where Possib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1924" text:style-name="L52">
        <text:list-item>
          <text:p text:style-name="P83"><text:a xlink:type="simple" xlink:href="#2.9.G8: Inconsistencies of Representation|outline">G8</text:a> – not following widely agreed conventions may increase the possibility of inconsistencies, especially if the modeling process is a teamwork.</text:p>
        </text:list-item>
        <text:list-item>
          <text:p text:style-name="P83"><text:a xlink:type="simple" xlink:href="#3.3.S3: Not Following the Popular Modeling Style Conventions|outline">S3</text:a>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am members should agree what convention to follow. Change the naming of model elements and do it consistently in all parts of the modeling project.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63718" text:style-name="L77">
        <text:list-item>
          <text:p text:style-name="P107">The name of a use case does not begin with a strong verb. (Ambler, 2014b).</text:p>
        </text:list-item>
        <text:list-item>
          <text:p text:style-name="P107">The name of an entity type is not in the singular form.</text:p>
        </text:list-item>
        <text:list-item>
          <text:p text:style-name="P107">The name of a state transition in a state machine model is not in the past tense. (Ambler, 2014b).</text:p>
        </text:list-item>
        <text:list-item>
          <text:p text:style-name="P107">The name of a database operation does not begin with a strong verb.</text:p>
        </text:list-item>
      </text:list>
      <text:p text:style-name="P11"/>
      <text:p text:style-name="P4"/>
      <text:h text:style-name="P29"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24592" text:continue-numbering="true" text:style-name="L77">
        <text:list-item>
          <text:p text:style-name="P107">N6: Avoid Encodings</text:p>
        </text:list-item>
      </text:list>
      <text:p text:style-name="P12"/>
      <text:p text:style-name="P14"><text:span text:style-name="Default_20_Paragraph_20_Font"><text:span text:style-name="T6">General idea</text:span></text:span><text:span text:style-name="Default_20_Paragraph_20_Font"><text:span text:style-name="T3">: The name of the model element contains encoded information about its type, scope, or intention.</text:span></text:span><text:span text:style-name="Default_20_Paragraph_20_Font"><text:span text:style-name="T3"> In some cases it is good for the readability but if taken too far makes the names long and cryptic.</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41730" text:continue-numbering="true" text:style-name="L77">
        <text:list-item>
          <text:p text:style-name="P107"><text:a xlink:type="simple" xlink:href="#3.4.S4: Structure by Naming|outline">S4</text:a> – a purpose of using encodings in the names might be to improve the internal structuring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9120" text:continue-numbering="true" text:style-name="L77">
        <text:list-item>
          <text:p text:style-name="P107">The name of an administrative functional subsystem starts with the prefix “adm_”.</text:p>
        </text:list-item>
        <text:list-item>
          <text:p text:style-name="P107">The name of a use case that represents a cross-cutting concern starts with the prefix “cc_u_”.</text:p>
        </text:list-item>
        <text:list-item>
          <text:p text:style-name="P107">The name of an activity diagram about a use case starts with the prefix “act_u_”.</text:p>
        </text:list-item>
        <text:list-item>
          <text:p text:style-name="P107">The name of an attribute with a string type starts with the prefix “str” in a domain class model or in a conceptual data model.</text:p>
        </text:list-item>
        <text:list-item>
          <text:p text:style-name="P107">The name of the state machine diagram of an entity type starts with the prefix “sm_et_”.</text:p>
        </text:list-item>
        <text:list-item>
          <text:p text:style-name="P107">The name of a database operation that modifies data in a database starts with the prefix “op_m_”.</text:p>
        </text:list-item>
        <text:list-item>
          <text:p text:style-name="P107">The name of a system sequence diagram about a use case starts with the prefix “seq_u_”.</text:p>
        </text:list-item>
      </text:list>
      <text:p text:style-name="P11"/>
      <text:p text:style-name="P3"/>
      <text:h text:style-name="P29"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43256" text:continue-numbering="true" text:style-name="L77">
        <text:list-item>
          <text:p text:style-name="P107">N5: Use Long Names for Long Scopes</text:p>
        </text:list-item>
      </text:list>
      <text:p text:style-name="P12"/>
      <text:p text:style-name="P14"><text:span text:style-name="Default_20_Paragraph_20_Font"><text:span text:style-name="T6">General idea</text:span></text:span><text:span text:style-name="Default_20_Paragraph_20_Font"><text:span text:style-name="T3">: A container (for instance, a package) contains multiple diagrams at the same level, i.e., not in different sub-containers. One or more of these diagrams has a short name that does not give sufficient idea about what is expressed on the diagram. To find a diagram from this set one cannot rely on the diagram names and the names of their context, i.e., containers. <text:s/>Instead one has to open and look the diagrams one by one. It makes it more difficult and time consuming to find a relevant diagram. A sign of such problem is that diagram names differ only by the attached numb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5814" text:style-name="L52">
        <text:list-item>
          <text:p text:style-name="P83"><text:a xlink:type="simple" xlink:href="#4.1.N1: The Name Does Not Express Its Nature|outline">N1</text:a>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G</text:span></text:span><text:span text:style-name="Default_20_Paragraph_20_Font"><text:span text:style-name="T3">ive to the</text:span></text:span><text:span text:style-name="Default_20_Paragraph_20_Font"><text:span text:style-name="T3"> diagrams</text:span></text:span><text:span text:style-name="Default_20_Paragraph_20_Font"><text:span text:style-name="T3"> long and descriptive names</text:span></text:span><text:span text:style-name="Default_20_Paragraph_20_Font"><text:span text:style-name="T3">.</text:span></text:span><text:span text:style-name="Default_20_Paragraph_20_Font"><text:span text:style-name="T3"> </text:span></text:span><text:span text:style-name="Default_20_Paragraph_20_Font"><text:span text:style-name="T3">The bigger part of the system the diagram expresses the longer name it may need.</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2555" text:style-name="L77">
        <text:list-item>
          <text:p text:style-name="P107">Diagrams ERD1, ERD2, etc. in a package that contains a conceptual data model or a part of the model that describes a register.</text:p>
        </text:list-item>
      </text:list>
      <text:p text:style-name="P3"/>
      <text:h text:style-name="P28"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29"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39530" text:continue-numbering="true" text:style-name="L77">
        <text:list-item>
          <text:p text:style-name="P107">E2: Tests Require More Than One Step</text:p>
        </text:list-item>
        <text:list-item>
          <text:p text:style-name="P107">T9: Tests Should Be Fast</text:p>
        </text:list-item>
      </text:list>
      <text:p text:style-name="P12"/>
      <text:p text:style-name="P14"><text:span text:style-name="Default_20_Paragraph_20_Font"><text:span text:style-name="T6">General idea</text:span></text:span><text:span text:style-name="Default_20_Paragraph_20_Font"><text:span text:style-name="T3">: It takes a lot of time to verify a model. It takes a lot of time to test a system based on its models. The result of the former may be a reason of the later, i.e., model presentation is suboptimal and the models are characterized by one or more model smells. Bad presentation distracts testers, may hide problems, and makes the process less effective. It may also hamper automated testing if, for instance, the model is physically stored across multiple files that are created by different CASE tools. Therefore, testing is not done as often and as thoroughly as it should be or is not done at all. Thus, serious problems in the modeled system are discovered too late that makes them very costly or even impossible to fix.</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1187832" text:style-name="L83">
        <text:list-item>
          <text:p text:style-name="P140"><text:span text:style-name="Default_20_Paragraph_20_Font"><text:span text:style-name="T4">Model verification</text:span></text:span><text:span text:style-name="Default_20_Paragraph_20_Font"><text:span text:style-name="T3">: </text:span></text:span></text:p>
          <text:list>
            <text:list-item>
              <text:p text:style-name="P112"><text:a xlink:type="simple" xlink:href="#2.24.G23: Not Using the Feedback of a CASE Tool|outline"><text:span text:style-name="T2">G23</text:span></text:a><text:span text:style-name="T2"> – switching off or ignoring notices and warnings of the CASE tool means that the human user who perform verification will not get some vital information.</text:span></text:p>
            </text:list-item>
            <text:list-item>
              <text:p text:style-name="P140"><text:a xlink:type="simple" xlink:href="#2.25.G24: Generating a New Artifact from a Model Takes a Lot of Time|outline"><text:span text:style-name="Default_20_Paragraph_20_Font"><text:span text:style-name="T11">G24</text:span></text:span></text:a><text:span text:style-name="Default_20_Paragraph_20_Font"><text:span text:style-name="T3"> – having a model distributed across different CASE projects complicates the verification.</text:span></text:span></text:p>
            </text:list-item>
            <text:list-item>
              <text:p text:style-name="P140"><text:span text:style-name="Default_20_Paragraph_20_Font"><text:span text:style-name="T3">All the model smells that belong to the classes </text:span></text:span><text:a xlink:type="simple" xlink:href="#2.General Smells of Models|outline"><text:span text:style-name="Default_20_Paragraph_20_Font"><text:span text:style-name="T11">G</text:span></text:span></text:a><text:span text:style-name="Default_20_Paragraph_20_Font"><text:span text:style-name="T3">, </text:span></text:span><text:a xlink:type="simple" xlink:href="#3.Smells About the Style of Models|outline"><text:span text:style-name="Default_20_Paragraph_20_Font"><text:span text:style-name="T11">S</text:span></text:span></text:a><text:span text:style-name="Default_20_Paragraph_20_Font"><text:span text:style-name="T3">, and </text:span></text:span><text:a xlink:type="simple" xlink:href="#4.Smells about the Naming of Models and Their Elements|outline"><text:span text:style-name="Default_20_Paragraph_20_Font">N</text:span></text:a><text:span text:style-name="Default_20_Paragraph_20_Font"><text:span text:style-name="T3">. Modelers should discover the smells and fix these as the result of model verification. It paths the way towards more successful model-based system testing.</text:span></text:span></text:p>
            </text:list-item>
          </text:list>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 prerequisite of frequent model-based </text:span></text:span><text:span text:style-name="Default_20_Paragraph_20_Font"><text:span text:style-name="T3">system </text:span></text:span><text:span text:style-name="Default_20_Paragraph_20_Font"><text:span text:style-name="T3">testing</text:span></text:span><text:span text:style-name="Default_20_Paragraph_20_Font"><text:span text:style-name="T3"> </text:span></text:span><text:span text:style-name="Default_20_Paragraph_20_Font"><text:span text:style-name="T3">is</text:span></text:span><text:span text:style-name="Default_20_Paragraph_20_Font"><text:span text:style-name="T3"> frequent model verification. </text:span></text:span><text:span text:style-name="Default_20_Paragraph_20_Font"><text:span text:style-name="T3">Automate the </text:span></text:span><text:span text:style-name="Default_20_Paragraph_20_Font"><text:span text:style-name="T3">model verification and </text:span></text:span><text:span text:style-name="Default_20_Paragraph_20_Font"><text:span text:style-name="T3">model-based system verification as much as possible. </text:span></text:span><text:span text:style-name="Default_20_Paragraph_20_Font"><text:span text:style-name="T3">For th</text:span></text:span><text:span text:style-name="Default_20_Paragraph_20_Font"><text:span text:style-name="T3">e sake of increasing automation</text:span></text:span><text:span text:style-name="Default_20_Paragraph_20_Font"><text:span text:style-name="T3"> try</text:span></text:span><text:span text:style-name="Default_20_Paragraph_20_Font"><text:span text:style-name="T3"> to use </text:span></text:span><text:span text:style-name="Default_20_Paragraph_20_Font"><text:span text:style-name="T3">a </text:span></text:span><text:span text:style-name="Default_20_Paragraph_20_Font"><text:span text:style-name="T3">CASE tool that ha</text:span></text:span><text:span text:style-name="Default_20_Paragraph_20_Font"><text:span text:style-name="T3">s</text:span></text:span><text:span text:style-name="Default_20_Paragraph_20_Font"><text:span text:style-name="T3"> a built-in extension mechanism (for instance, in the form of add-ins, templates,</text:span></text:span><text:span text:style-name="Default_20_Paragraph_20_Font"><text:span text:style-name="T3"> or</text:span></text:span><text:span text:style-name="Default_20_Paragraph_20_Font"><text:span text:style-name="T3"> model based queries) or are created by using a tool (metamodeling system) that allows develope</text:span></text:span><text:span text:style-name="Default_20_Paragraph_20_Font"><text:span text:style-name="T3">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See related model smells.</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15480" text:continue-numbering="true" text:style-name="L83">
        <text:list-item>
          <text:p text:style-name="P112">5.10 Let the Tools Do the Work</text:p>
        </text:list-item>
      </text:list>
      <text:h text:style-name="P31"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5207" text:style-name="L84">
        <text:list-item>
          <text:p text:style-name="P113">T1: Insufficient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re is a </text:span></text:span><text:span text:style-name="Default_20_Paragraph_20_Font"><text:span text:style-name="T3">model or a </text:span></text:span><text:span text:style-name="Default_20_Paragraph_20_Font"><text:span text:style-name="T3">part of a model that has not been verified. </text:span></text:span><text:span text:style-name="Default_20_Paragraph_20_Font"><text:span text:style-name="T3">It may be one of the reasons why t</text:span></text:span><text:span text:style-name="Default_20_Paragraph_20_Font"><text:span text:style-name="T3">here is an aspect of the </text:span></text:span><text:span text:style-name="Default_20_Paragraph_20_Font"><text:span text:style-name="T3">modeled system or </text:span></text:span><text:span text:style-name="Default_20_Paragraph_20_Font"><text:span text:style-name="T3">a </text:span></text:span><text:span text:style-name="Default_20_Paragraph_20_Font"><text:span text:style-name="T3">part of the system </text:span></text:span><text:span text:style-name="Default_20_Paragraph_20_Font"><text:span text:style-name="T3">that is</text:span></text:span><text:span text:style-name="Default_20_Paragraph_20_Font"><text:span text:style-name="T3"> not </text:span></text:span><text:span text:style-name="Default_20_Paragraph_20_Font"><text:span text:style-name="T3">tested</text:span></text:span><text:span text:style-name="Default_20_Paragraph_20_Font"><text:span text:style-name="T3"> based on models</text:span></text:span><text:span text:style-name="Default_20_Paragraph_20_Font"><text:span text:style-name="T3">.</text:span></text:span><text:span text:style-name="Default_20_Paragraph_20_Font"><text:span text:style-name="T3"> </text:span></text:span><text:span text:style-name="Default_20_Paragraph_20_Font"><text:span text:style-name="T3">Testing</text:span></text:span><text:span text:style-name="Default_20_Paragraph_20_Font"><text:span text:style-name="T3"> </text:span></text:span><text:span text:style-name="Default_20_Paragraph_20_Font"><text:span text:style-name="T3">does not take place during the entire software projec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2807" text:continue-numbering="true" text:style-name="L84">
        <text:list-item>
          <text:p text:style-name="P113"><text:a xlink:type="simple" xlink:href="#5.1.T1: Model-related Testing Takes a Lot of Time|outline">T1</text:a> – a reason could be that testing is too time consum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text:span></text:span><text:span text:style-name="Default_20_Paragraph_20_Font"><text:span text:style-name="T3">related</text:span></text:span><text:span text:style-name="Default_20_Paragraph_20_Font"><text:span text:style-name="T3"> testing </text:span></text:span><text:span text:style-name="Default_20_Paragraph_20_Font"><text:span text:style-name="T3">should happen continuously throughout the project</text:span></text:span><text:span text:style-name="Default_20_Paragraph_20_Font"><text:span text:style-name="T3"> as long as there are changes in the models</text:span></text:span><text:span text:style-name="Default_20_Paragraph_20_Font"><text:span text:style-name="T3">. </text:span></text:span><text:span text:style-name="Default_20_Paragraph_20_Font"><text:span text:style-name="T3">Model verification should </text:span></text:span><text:span text:style-name="Default_20_Paragraph_20_Font"><text:span text:style-name="T3">ideally </text:span></text:span><text:span text:style-name="Default_20_Paragraph_20_Font"><text:span text:style-name="T3">cover all the models that are created during the project. </text:span></text:span><text:span text:style-name="Default_20_Paragraph_20_Font"><text:span text:style-name="T3">Model-based tests of the system should cover at least the most important parts of the system. </text:span></text:span><text:span text:style-name="Default_20_Paragraph_20_Font"><text:span text:style-name="T3">Model-based validation requires active client participation in the project. </text:span></text:span><text:span text:style-name="Default_20_Paragraph_20_Font"><text:span text:style-name="T3">A precondition </text:span></text:span><text:span text:style-name="Default_20_Paragraph_20_Font"><text:span text:style-name="T3">of effective model-</text:span></text:span><text:span text:style-name="Default_20_Paragraph_20_Font"><text:span text:style-name="T3">based </text:span></text:span><text:span text:style-name="Default_20_Paragraph_20_Font"><text:span text:style-name="T3">testing </text:span></text:span><text:span text:style-name="Default_20_Paragraph_20_Font"><text:span text:style-name="T3">is </text:span></text:span><text:span text:style-name="Default_20_Paragraph_20_Font"><text:span text:style-name="T3">continuous model verification in order to ensure that the models are free of modeling smells and thus can be used as an effective input to the </text:span></text:span><text:span text:style-name="Default_20_Paragraph_20_Font"><text:span text:style-name="T3">testing</text:span></text:span><text:span text:style-name="Default_20_Paragraph_20_Font"><text:span text:style-name="T3"> process</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1220684" text:continue-numbering="true" text:style-name="L84">
        <text:list-item>
          <text:p text:style-name="P113">Models are not verified because their physical separation to files and physical distribution of the files to different geographical locations makes it too inconvenient and time consuming.</text:p>
        </text:list-item>
        <text:list-item>
          <text:p text:style-name="P113">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3">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209840" text:style-name="L85">
        <text:list-item>
          <text:p text:style-name="P141"><text:span text:style-name="Default_20_Paragraph_20_Font"><text:span text:style-name="T3">7.9 Tests N</text:span></text:span><text:span text:style-name="Default_20_Paragraph_20_Font"><text:span text:style-name="T3">eed </text:span></text:span><text:span text:style-name="Default_20_Paragraph_20_Font"><text:span text:style-name="T3">M</text:span></text:span><text:span text:style-name="Default_20_Paragraph_20_Font"><text:span text:style-name="T3">odels</text:span></text:span></text:p>
        </text:list-item>
      </text:list>
      <text:h text:style-name="P31"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00555" text:style-name="L86">
        <text:list-item>
          <text:p text:style-name="P114">T2: Use a Coverage Too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Each model corresponds to a cell of the Zachman </text:span></text:span><text:span text:style-name="Default_20_Paragraph_20_Font"><text:span text:style-name="T3">F</text:span></text:span><text:span text:style-name="Default_20_Paragraph_20_Font"><text:span text:style-name="T3">ramework (describes an aspect of the system from one perspective)</text:span></text:span><text:span text:style-name="Default_20_Paragraph_20_Font"><text:span text:style-name="T3"> </text:span></text:span><text:span text:style-name="Default_20_Paragraph_20_Font"><text:span text:style-name="T3">(Zachman, 2017)</text:span></text:span><text:span text:style-name="Default_20_Paragraph_20_Font"><text:span text:style-name="T3">. A model (as a logical entity) maybe physically distributed across multiple </text:span></text:span><text:span text:style-name="Default_20_Paragraph_20_Font"><text:span text:style-name="T3">CASE projects</text:span></text:span><text:span text:style-name="Default_20_Paragraph_20_Font"><text:span text:style-name="T3">. </text:span></text:span><text:span text:style-name="Default_20_Paragraph_20_Font"><text:span text:style-name="T3">For instance, different CASE </text:span></text:span><text:span text:style-name="Default_20_Paragraph_20_Font"><text:span text:style-name="T3">projects</text:span></text:span><text:span text:style-name="Default_20_Paragraph_20_Font"><text:span text:style-name="T3"> contain descriptions of different parts of the system. </text:span></text:span><text:span text:style-name="Default_20_Paragraph_20_Font"><text:span text:style-name="T3">Each such </text:span></text:span><text:span text:style-name="Default_20_Paragraph_20_Font"><text:span text:style-name="T3">project</text:span></text:span><text:span text:style-name="Default_20_Paragraph_20_Font"><text:span text:style-name="T3"> hosts one or more models that correspond to one or </text:span></text:span><text:span text:style-name="Default_20_Paragraph_20_Font"><text:span text:style-name="T3">more cells of the Zachman F</text:span></text:span><text:span text:style-name="Default_20_Paragraph_20_Font"><text:span text:style-name="T3">ramework.</text:span></text:span><text:span text:style-name="Default_20_Paragraph_20_Font"><text:span text:style-name="T3"> Some models or their parts may be duplicated across multiple </text:span></text:span><text:span text:style-name="Default_20_Paragraph_20_Font"><text:span text:style-name="T3">projects</text:span></text:span><text:span text:style-name="Default_20_Paragraph_20_Font"><text:span text:style-name="T3">.</text:span></text:span><text:span text:style-name="Default_20_Paragraph_20_Font"><text:span text:style-name="T3"> </text:span></text:span><text:span text:style-name="Default_20_Paragraph_20_Font"><text:span text:style-name="T3">Information about </text:span></text:span><text:span text:style-name="Default_20_Paragraph_20_Font"><text:span text:style-name="T3">what</text:span></text:span><text:span text:style-name="Default_20_Paragraph_20_Font"><text:span text:style-name="T3">, when, how, by whom, and why</text:span></text:span><text:span text:style-name="Default_20_Paragraph_20_Font"><text:span text:style-name="T3"> has been tested </text:span></text:span><text:span text:style-name="Default_20_Paragraph_20_Font"><text:span text:style-name="T3">in relation to models </text:span></text:span><text:span text:style-name="Default_20_Paragraph_20_Font"><text:span text:style-name="T3">is not recorded. A result is that some models (and thus corresponding system aspects</text:span></text:span><text:span text:style-name="Default_20_Paragraph_20_Font"><text:span text:style-name="T3">, perspectives, and</text:span></text:span><text:span text:style-name="Default_20_Paragraph_20_Font"><text:span text:style-name="T3"> parts) are </text:span></text:span><text:span text:style-name="Default_20_Paragraph_20_Font"><text:span text:style-name="T3">subject for too frequent </text:span></text:span><text:span text:style-name="Default_20_Paragraph_20_Font"><text:span text:style-name="T3">testing whereas some models are used infrequently or are not used at al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2823" text:continue-numbering="true" text:style-name="L86">
        <text:list-item>
          <text:p text:style-name="P114"><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model-</text:span></text:span><text:span text:style-name="Default_20_Paragraph_20_Font"><text:span text:style-name="T3">related</text:span></text:span><text:span text:style-name="Default_20_Paragraph_20_Font"><text:span text:style-name="T3"> testing episode record information:</text:span></text:span></text:p>
      <text:list xml:id="list31228829" text:continue-numbering="true" text:style-name="L86">
        <text:list-item>
          <text:p text:style-name="P114">Why the testing was conducted? (model verification, model-based verification, or model-based validation)</text:p>
        </text:list-item>
        <text:list-item>
          <text:p text:style-name="P114">What model and project were used? What diagrams were used to get the understanding of the modeled system?</text:p>
        </text:list-item>
        <text:list-item>
          <text:p text:style-name="P114">When the testing happened?</text:p>
        </text:list-item>
        <text:list-item>
          <text:p text:style-name="P114">Who participated in the testing?</text:p>
        </text:list-item>
        <text:list-item>
          <text:p text:style-name="P114">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1197845" text:style-name="L87">
        <text:list-item>
          <text:p text:style-name="P115">7.9 Tests Need Models</text:p>
        </text:list-item>
      </text:list>
      <text:p text:style-name="P4"/>
      <text:h text:style-name="P29"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92568" text:style-name="L88">
        <text:list-item>
          <text:p text:style-name="P116">T3: Don’t Skip Trivial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Some checks are discarded as trivial during the model</text:span></text:span><text:span text:style-name="Default_20_Paragraph_20_Font"><text:span text:style-name="T3">-related</text:span></text:span><text:span text:style-name="Default_20_Paragraph_20_Font"><text:span text:style-name="T3"> testing.</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3792" text:style-name="L86">
        <text:list-item>
          <text:p text:style-name="P114"><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very difficult to draw a line what kind of model</text:span></text:span><text:span text:style-name="Default_20_Paragraph_20_Font"><text:span text:style-name="T3">-related</text:span></text:span><text:span text:style-name="Default_20_Paragraph_20_Font"><text:span text:style-name="T3"> tests are trivial and what kind are not. If it does not take much time to check something, then check it because</text:span></text:span><text:span text:style-name="Default_20_Paragraph_20_Font"><text:span text:style-name="T3"> you never know whether a </text:span></text:span><text:span text:style-name="Default_20_Paragraph_20_Font"><text:span text:style-name="T3">discovered problem</text:span></text:span><text:span text:style-name="Default_20_Paragraph_20_Font"><text:span text:style-name="T3">, which might be small or at the first glance insignificant,</text:span></text:span><text:span text:style-name="Default_20_Paragraph_20_Font"><text:span text:style-name="T3"> might be a symptom of a bigger problem.</text:span></text:span><text:span text:style-name="Default_20_Paragraph_20_Font"><text:span text:style-name="T3"> A general strategy is to automate as many trivial tasks as possibl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checking the naming style of entity types</text:span></text:span><text:span text:style-name="Default_20_Paragraph_20_Font"><text:span text:style-name="T3"> might look trivial to somebody. However, </text:span></text:span><text:span text:style-name="Default_20_Paragraph_20_Font"><text:span text:style-name="T3">mixing plural and singular forms of names </text:span></text:span><text:span text:style-name="Default_20_Paragraph_20_Font"><text:span text:style-name="T3">of entity types </text:span></text:span><text:span text:style-name="Default_20_Paragraph_20_Font"><text:span text:style-name="T3">may lead to the incorrect selection of multiplicities for relations</text:span></text:span><text:span text:style-name="Default_20_Paragraph_20_Font"><text:span text:style-name="T3">hips</text:span></text:span><text:span text:style-name="Default_20_Paragraph_20_Font"><text:span text:style-name="T3"> and this </text:span></text:span><text:span text:style-name="Default_20_Paragraph_20_Font"><text:span text:style-name="T3">will lead</text:span></text:span><text:span text:style-name="Default_20_Paragraph_20_Font"><text:span text:style-name="T3"> to</text:span></text:span><text:span text:style-name="Default_20_Paragraph_20_Font"><text:span text:style-name="T3"> a database structure that does not allow us to correctly capture facts about the real world.</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303" text:style-name="L87">
        <text:list-item>
          <text:p text:style-name="P115">7.9 Tests Need Models</text:p>
        </text:list-item>
      </text:list>
      <text:p text:style-name="P11"/>
      <text:p text:style-name="P4"/>
      <text:h text:style-name="P29"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55673" text:style-name="L88">
        <text:list-item>
          <text:p text:style-name="P116">T4: An Ignored Test Is a Question about an Ambigu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Some parts of the system are ignored during the </text:span></text:span><text:span text:style-name="Default_20_Paragraph_20_Font"><text:span text:style-name="T3">model-based </text:span></text:span><text:span text:style-name="Default_20_Paragraph_20_Font"><text:span text:style-name="T3">system testing because requi</text:span></text:span><text:span text:style-name="Default_20_Paragraph_20_Font"><text:span text:style-name="T3">rements about these are unclear, underspecified, or ambiguou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48658" text:style-name="L86">
        <text:list-item>
          <text:p text:style-name="P114"><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ry to clarify requirements right away, do not postpone it. </text:span></text:span><text:span text:style-name="Default_20_Paragraph_20_Font"><text:span text:style-name="T3">“</text:span></text:span><text:span text:style-name="Default_20_Paragraph_20_Font"><text:span text:style-name="T3">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3">.” (Jaakkola et al., 2016). </text:span></text:span><text:span text:style-name="Default_20_Paragraph_20_Font"><text:span text:style-name="T3">Modify models accordin</text:span></text:span><text:span text:style-name="Default_20_Paragraph_20_Font"><text:span text:style-name="T3">g to the clarified requirements.</text:span></text:span><text:span text:style-name="Default_20_Paragraph_20_Font"><text:span text:style-name="T3"> Verify the modified models to make sure that the presentation has a good quality.</text:span></text:span><text:span text:style-name="Default_20_Paragraph_20_Font"><text:span text:style-name="T3"> Test the</text:span></text:span><text:span text:style-name="Default_20_Paragraph_20_Font"><text:span text:style-name="T3"> </text:span></text:span><text:span text:style-name="Default_20_Paragraph_20_Font"><text:span text:style-name="T3">system based on the modified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4636" text:style-name="L87">
        <text:list-item>
          <text:p text:style-name="P115">7.9 Tests Need Models</text:p>
        </text:list-item>
      </text:list>
      <text:p text:style-name="P11"/>
      <text:p text:style-name="P4"/>
      <text:h text:style-name="P29"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8799" text:style-name="L86">
        <text:list-item>
          <text:p text:style-name="P114">T5: Test Boundary Conditions</text:p>
        </text:list-item>
      </text:list>
      <text:p text:style-name="P12"/>
      <text:p text:style-name="P14"><text:span text:style-name="Default_20_Paragraph_20_Font"><text:span text:style-name="T6">General idea</text:span></text:span><text:span text:style-name="Default_20_Paragraph_20_Font"><text:span text:style-name="T3">: The alternative scenarios of processes are ignored while testing the system based on models. The lack of the alternative scenarios is overlooked, i.e., assumption is made that everything will happen according to the plan and nothing can go wrong. It is easier to understand and model the main scenario than borderline cases. However, it is easier to make mistakes in case of the latter because they are less understood and perhaps no one has thought about these befor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15214" text:continue-numbering="true" text:style-name="L86">
        <text:list-item>
          <text:p text:style-name="P114"><text:a xlink:type="simple" xlink:href="#2.14.G13: Not Understanding the Modeled Process|outline">G13</text:a> – if testers do not understand the modeled process, then it is easy to overlook borderline cases.</text:p>
        </text:list-item>
        <text:list-item>
          <text:p text:style-name="P114"><text:a xlink:type="simple" xlink:href="#2.21.G20: Insufficiently Described Behavior at Borderline Cases|outline">G20</text:a> – insufficiently described behavior at borderline cases is not discovered.</text:p>
        </text:list-item>
        <text:list-item>
          <text:p text:style-name="P114"><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o not ignore borderline cases while testing the system based on models.</text:span></text:span><text:span text:style-name="Default_20_Paragraph_20_Font"><text:span text:style-name="T3"> In case of validations </text:span></text:span><text:span text:style-name="Default_20_Paragraph_20_Font"><text:span text:style-name="T3">work with</text:span></text:span><text:span text:style-name="Default_20_Paragraph_20_Font"><text:span text:style-name="T3"> client representatives who are familiar with the borderline case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hat can be used to depict processes (textual descriptions of use cases, activity </text:span></text:span><text:span text:style-name="Default_20_Paragraph_20_Font"><text:span text:style-name="T3">models</text:span></text:span><text:span text:style-name="Default_20_Paragraph_20_Font"><text:span text:style-name="T3">, state machine </text:span></text:span><text:span text:style-name="Default_20_Paragraph_20_Font"><text:span text:style-name="T3">models</text:span></text:span><text:span text:style-name="Default_20_Paragraph_20_Font"><text:span text:style-name="T3">, system sequence</text:span></text:span><text:span text:style-name="Default_20_Paragraph_20_Font"><text:span text:style-name="T3"> models</text:span></text:span><text:span text:style-name="Default_20_Paragraph_20_Font"><text:span text:style-name="T3">)</text:span></text:span><text:span text:style-name="Default_20_Paragraph_20_Font"><text:span text:style-name="T3">.</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2706" text:style-name="L87">
        <text:list-item>
          <text:p text:style-name="P115">7.9 Tests Need Models</text:p>
        </text:list-item>
      </text:list>
      <text:p text:style-name="P11"/>
      <text:p text:style-name="P4"/>
      <text:h text:style-name="P29"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187107" text:style-name="L89">
        <text:list-item>
          <text:p text:style-name="P117">T6: Exhaustively Test Near Bu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Problems a</text:span></text:span><text:span text:style-name="Default_20_Paragraph_20_Font"><text:span text:style-name="T3">nd mistakes tend to concentrate but this observation is ignored in the testing process.</text:span></text:span></text:p>
      <text:p text:style-name="P12"/>
      <text:p text:style-name="P14"><text:span text:style-name="Default_20_Paragraph_20_Font"><text:span text:style-name="T6">Related model smells</text:span></text:span><text:span text:style-name="Default_20_Paragraph_20_Font"><text:span text:style-name="T3">: </text:span></text:span></text:p>
      <text:list xml:id="list34541833" text:style-name="L89">
        <text:list-item>
          <text:p text:style-name="P121"><text:a xlink:type="simple" xlink:href="#5.3.T3: No Tracking of the Extent of Model-related Testing|outline"><text:span text:style-name="T14">T3</text:span></text:a><text:span text:style-name="T14"> – if the testing process is not tracked and the results are not recorded, then it is easy to miss the need to recheck the surrounding areas. In this case it depends on memory and communication of individual testers and is random in nature.</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identify a problem (for instance, an instance of a model smell)</text:span></text:span><text:span text:style-name="Default_20_Paragraph_20_Font"><text:span text:style-name="T3"> </text:span></text:span><text:span text:style-name="Default_20_Paragraph_20_Font"><text:span text:style-name="T3">in a model </text:span></text:span><text:span text:style-name="Default_20_Paragraph_20_Font"><text:span text:style-name="T3">during model verification, then check </text:span></text:span><text:span text:style-name="Default_20_Paragraph_20_Font"><text:span text:style-name="T3">the entire model </text:span></text:span><text:span text:style-name="Default_20_Paragraph_20_Font"><text:span text:style-name="T3">(that is possibly divided between different </text:span></text:span><text:span text:style-name="Default_20_Paragraph_20_Font"><text:span text:style-name="T3">projects</text:span></text:span><text:span text:style-name="Default_20_Paragraph_20_Font"><text:span text:style-name="T3"> and geographical locations) </text:span></text:span><text:span text:style-name="Default_20_Paragraph_20_Font"><text:span text:style-name="T3">about the </text:span></text:span><text:span text:style-name="Default_20_Paragraph_20_Font"><text:span text:style-name="T3">possible occurrences of the same problem.</text:span></text:span><text:span text:style-name="Default_20_Paragraph_20_Font"><text:span text:style-name="T3"> If modeling is a team effort and model verification </text:span></text:span><text:span text:style-name="Default_20_Paragraph_20_Font"><text:span text:style-name="T3">shows that</text:span></text:span><text:span text:style-name="Default_20_Paragraph_20_Font"><text:span text:style-name="T3">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ext:span></text:span></text:p>
      <text:list xml:id="list31232559" text:continue-list="list31187107" text:style-name="L89">
        <text:list-item>
          <text:p text:style-name="P117">Naming problems of entity types in case of a register may also appear in other registers.</text:p>
        </text:list-item>
        <text:list-item>
          <text:p text:style-name="P117">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35587" text:style-name="L87">
        <text:list-item>
          <text:p text:style-name="P115">7.9 Tests Need Models</text:p>
        </text:list-item>
      </text:list>
      <text:p text:style-name="P4"/>
      <text:h text:style-name="P29"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1240658" text:continue-list="list34541833" text:style-name="L89">
        <text:list-item>
          <text:p text:style-name="P117">T7: Patterns of Failure Ar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istakes are treated as random entities rather than symptoms of a deeper problem that is, for instance, caused by misunderstanding of a certain model type, using a</text:span></text:span><text:span text:style-name="Default_20_Paragraph_20_Font"><text:span text:style-name="T3">n</text:span></text:span><text:span text:style-name="Default_20_Paragraph_20_Font"><text:span text:style-name="T3"> unsuitable tool or language for modeling, or having </text:span></text:span><text:span text:style-name="Default_20_Paragraph_20_Font"><text:span text:style-name="T3">a </text:span></text:span><text:span text:style-name="Default_20_Paragraph_20_Font"><text:span text:style-name="T3">wrong mindset towards quality.</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47347" text:continue-numbering="true" text:style-name="L89">
        <text:list-item>
          <text:p text:style-name="P117"><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item>
          <text:p text:style-name="P117"><text:a xlink:type="simple" xlink:href="#5.7.T7: Ignoring the Surrounding Areas of Found Mistakes in Model-related Testing|outline">T7</text:a> – ignoring the surrounding areas shows that the testers think that it was a random mistake rather than a manifestation of a patter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xercise yourself towards seeing patterns </text:span></text:span><text:span text:style-name="Default_20_Paragraph_20_Font"><text:span text:style-name="T3">and metaphors that characterize </text:span></text:span><text:span text:style-name="Default_20_Paragraph_20_Font"><text:span text:style-name="T3">these </text:span></text:span><text:span text:style-name="Default_20_Paragraph_20_Font"><text:span text:style-name="T3">by not just looking the modeled systems but also everyday events, places</text:span></text:span><text:span text:style-name="Default_20_Paragraph_20_Font"><text:span text:style-name="T3">,</text:span></text:span><text:span text:style-name="Default_20_Paragraph_20_Font"><text:span text:style-name="T3"> and artefacts </text:span></text:span><text:span text:style-name="Default_20_Paragraph_20_Font"><text:span text:style-name="T3">as well as</text:span></text:span><text:span text:style-name="Default_20_Paragraph_20_Font"><text:span text:style-name="T3"> theories from different domains. </text:span></text:span><text:span text:style-name="Default_20_Paragraph_20_Font"><text:span text:style-name="T3">Another useful effect of this is that one is </text:span></text:span><text:span text:style-name="Default_20_Paragraph_20_Font"><text:span text:style-name="T3">better </text:span></text:span><text:span text:style-name="Default_20_Paragraph_20_Font"><text:span text:style-name="T3">able to use patterns, models, smells that have been defined for one domain in another domain as well. This particular set of smells</text:span></text:span><text:span text:style-name="Default_20_Paragraph_20_Font"><text:span text:style-name="T3">, which has</text:span></text:span><text:span text:style-name="Default_20_Paragraph_20_Font"><text:span text:style-name="T3"> been defined based on code smells</text:span></text:span><text:span text:style-name="Default_20_Paragraph_20_Font"><text:span text:style-name="T3">,</text:span></text:span><text:span text:style-name="Default_20_Paragraph_20_Font"><text:span text:style-name="T3"> is an example of that</text:span></text:span><text:span text:style-name="Default_20_Paragraph_20_Font"><text:span text:style-name="T3"> kind of exercise</text:span></text:span><text:span text:style-name="Default_20_Paragraph_20_Font"><text:span text:style-name="T3">.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a modeler has misunderstood an important requirement. Therefore</text:span></text:span><text:span text:style-name="Default_20_Paragraph_20_Font"><text:span text:style-name="T3"> there</text:span></text:span><text:span text:style-name="Default_20_Paragraph_20_Font"><text:span text:style-name="T3"> are mistakes in multiple models. If one discovers a mistake and fixes </text:span></text:span><text:span text:style-name="Default_20_Paragraph_20_Font"><text:span text:style-name="T3">it </text:span></text:span><text:span text:style-name="Default_20_Paragraph_20_Font"><text:span text:style-name="T3">but does not look other models in terms of the mistake, then the resulting </text:span></text:span><text:span text:style-name="Default_20_Paragraph_20_Font"><text:span text:style-name="T3">set of models</text:span></text:span><text:span text:style-name="Default_20_Paragraph_20_Font"><text:span text:style-name="T3"> still describes the system incorrectly.</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6661" text:style-name="L87">
        <text:list-item>
          <text:p text:style-name="P115">7.9 Tests Need Models</text:p>
        </text:list-item>
      </text:list>
      <text:p text:style-name="P11"/>
      <text:p text:style-name="P4"/>
      <text:h text:style-name="P29"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9625" text:style-name="L89">
        <text:list-item>
          <text:p text:style-name="P117">T8: Test Coverage Patterns Can B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Ideally, testing should cover all the system development artifacts and be a part of every system development phase. </text:span></text:span><text:span text:style-name="Default_20_Paragraph_20_Font"><text:span text:style-name="T3">In reality it is often not the case and testing happens only as an afterthought, covers only some parts of the system</text:span></text:span><text:span text:style-name="Default_20_Paragraph_20_Font"><text:span text:style-name="T3">,</text:span></text:span><text:span text:style-name="Default_20_Paragraph_20_Font"><text:span text:style-name="T3"> and happens only towards the end of the development project. </text:span></text:span><text:span text:style-name="Default_20_Paragraph_20_Font"><text:span text:style-name="T3">During the</text:span></text:span><text:span text:style-name="Default_20_Paragraph_20_Font"><text:span text:style-name="T3"> retrospective</text:span></text:span><text:span text:style-name="Default_20_Paragraph_20_Font"><text:span text:style-name="T3"> meetings of the development projects</text:span></text:span><text:span text:style-name="Default_20_Paragraph_20_Font"><text:span text:style-name="T3">, t</text:span></text:span><text:span text:style-name="Default_20_Paragraph_20_Font"><text:span text:style-name="T3">he testing process is not treated as something that can give </text:span></text:span><text:span text:style-name="Default_20_Paragraph_20_Font"><text:span text:style-name="T3">insights</text:span></text:span><text:span text:style-name="Default_20_Paragraph_20_Font"><text:span text:style-name="T3"> about the system or attitudes towards the system</text:span></text:span><text:span text:style-name="Default_20_Paragraph_20_Font"><text:span text:style-name="T3"> and its development</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1237480" text:continue-numbering="true" text:style-name="L89">
        <text:list-item>
          <text:p text:style-name="P117"><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apture testing process and study it to find useful clues about</text:span></text:span><text:span text:style-name="Default_20_Paragraph_20_Font"><text:span text:style-name="T3"> the following.</text:span></text:span></text:p>
      <text:list xml:id="list31206182" text:style-name="L90">
        <text:list-item>
          <text:p text:style-name="P118">What system aspects, system perspectives, and system parts were not tested?</text:p>
        </text:list-item>
        <text:list-item>
          <text:p text:style-name="P118">For what purposes the testing was not used?</text:p>
        </text:list-item>
        <text:list-item>
          <text:p text:style-name="P118">Who avoided the testing tasks?</text:p>
        </text:list-item>
        <text:list-item>
          <text:p text:style-name="P118">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412" text:style-name="L87">
        <text:list-item>
          <text:p text:style-name="P115">7.9 Tests Need Models</text:p>
        </text:list-item>
      </text:list>
      <text:p text:style-name="P21"/>
      <text:p text:style-name="P15"><text:span text:style-name="Default_20_Paragraph_20_Font"><text:span text:style-name="T12">References</text:span></text:span></text:p>
      <text:list xml:id="list31209805" text:style-name="L91">
        <text:list-item>
          <text:p text:style-name="P120">Ambler, S., 2014a. General Diagramming Guidelines. Agile Modeling [WWW] http://agilemodeling.com/style/general.htm (22.10.2017)</text:p>
        </text:list-item>
        <text:list-item>
          <text:p text:style-name="P120">Ambler, S., 2014b. Modeling Style Guidelines. Agile Modeling [WWW] http://agilemodeling.com/style/ (22.10.2017)</text:p>
        </text:list-item>
        <text:list-item>
          <text:p text:style-name="P120">Arendt, T., Taentzer, G., 2010. UML Model Smells and Model Refactorings in Early Software Development Phases. Universitat Marburg.</text:p>
        </text:list-item>
        <text:list-item>
          <text:p text:style-name="P143"><text:span text:style-name="Default_20_Paragraph_20_Font"><text:span text:style-name="T3">Atkinson, C.</text:span></text:span><text:span text:style-name="Default_20_Paragraph_20_Font"><text:span text:style-name="T3">,</text:span></text:span><text:span text:style-name="Default_20_Paragraph_20_Font"><text:span text:style-name="T3"> Draheim, D., 2013. Cloud-Aided Software Engineering: Evolving Viable Software Systems Through a Web of Views. In </text:span></text:span><text:span text:style-name="Default_20_Paragraph_20_Font"><text:span text:style-name="T4">Software engineering frameworks for the cloud computing paradigm</text:span></text:span><text:span text:style-name="Default_20_Paragraph_20_Font"><text:span text:style-name="T3">. Springer London.</text:span></text:span><text:span text:style-name="Default_20_Paragraph_20_Font"><text:span text:style-name="T3"> </text:span></text:span><text:span text:style-name="Default_20_Paragraph_20_Font"><text:span text:style-name="T3">pp. 255</text:span></text:span><text:span text:style-name="Default_20_Paragraph_20_Font"><text:span text:style-name="T3">–</text:span></text:span><text:span text:style-name="Default_20_Paragraph_20_Font"><text:span text:style-name="T3">281</text:span></text:span><text:span text:style-name="Default_20_Paragraph_20_Font"><text:span text:style-name="T3">.</text:span></text:span></text:p>
        </text:list-item>
        <text:list-item>
          <text:p text:style-name="P120">Broken windows theory. Wikipedia. [WWW] </text:p>
        </text:list-item>
      </text:list>
      <text:p text:style-name="P16">https://en.wikipedia.org/wiki/Broken_windows_theory (22.10.2017) </text:p>
      <text:list xml:id="list31238323" text:continue-numbering="true" text:style-name="L91">
        <text:list-item>
          <text:p text:style-name="P120">Buldas, A., Kalu, A., Laud, P., Oruaas, M. (2017). Server-Supported RSA Signatures for Mobile Devices. In European Symposium on Research in Computer Security. Springer, Cham. pp. 315–333.</text:p>
        </text:list-item>
        <text:list-item>
          <text:p text:style-name="P143"><text:span text:style-name="Default_20_Paragraph_20_Font"><text:span text:style-name="T3">Cockburn, A.</text:span></text:span><text:span text:style-name="Default_20_Paragraph_20_Font"><text:span text:style-name="T3">, 2001.</text:span></text:span><text:span text:style-name="Default_20_Paragraph_20_Font"><text:span text:style-name="T3"> </text:span></text:span><text:span text:style-name="Default_20_Paragraph_20_Font"><text:span text:style-name="T4">Writing Effective Use Cases</text:span></text:span><text:span text:style-name="Default_20_Paragraph_20_Font"><text:span text:style-name="T3">. Addison Wesley</text:span></text:span><text:span text:style-name="Default_20_Paragraph_20_Font"><text:span text:style-name="T3">.</text:span></text:span></text:p>
        </text:list-item>
        <text:list-item>
          <text:p text:style-name="P120">Crain, A., 2002. Dear Dr. Use Case: Is the Clock an Actor? Rational edge</text:p>
        </text:list-item>
        <text:list-item>
          <text:p text:style-name="P143"><text:span text:style-name="Default_20_Paragraph_20_Font"><text:span text:style-name="T3">Date, C.J., 2006. </text:span></text:span><text:span text:style-name="Default_20_Paragraph_20_Font"><text:span text:style-name="T4">The Relational Database Dictionary. A comprehensive glossary of relational terms and concepts, with illustrative examples</text:span></text:span><text:span text:style-name="Default_20_Paragraph_20_Font"><text:span text:style-name="T3">. O’Reilly.</text:span></text:span></text:p>
        </text:list-item>
        <text:list-item>
          <text:p text:style-name="P143"><text:span text:style-name="Default_20_Paragraph_20_Font"><text:span text:style-name="T3">Date, C.J., Darwen, H., 2014. </text:span></text:span><text:span text:style-name="Default_20_Paragraph_20_Font"><text:span text:style-name="T4">Databasases, Types, and the Relational Model. The Third Manifesto</text:span></text:span><text:span text:style-name="Default_20_Paragraph_20_Font"><text:span text:style-name="T3">. 3</text:span></text:span><text:span text:style-name="Default_20_Paragraph_20_Font"><text:span text:style-name="T13">rd</text:span></text:span><text:span text:style-name="Default_20_Paragraph_20_Font"><text:span text:style-name="T3"> edn.[WWW] </text:span></text:span><text:span text:style-name="Default_20_Paragraph_20_Font"><text:span text:style-name="T3">http://www.dcs.warwick.ac.uk/~hugh/TTM/DTATRM.pdf</text:span></text:span><text:span text:style-name="Default_20_Paragraph_20_Font"><text:span text:style-name="T3"> (25.10.2017)</text:span></text:span></text:p>
        </text:list-item>
        <text:list-item>
          <text:p text:style-name="P120">Dont Repeat Yourself [WWW] http://wiki.c2.com/?DontRepeatYourself (25.10.2017)</text:p>
        </text:list-item>
        <text:list-item>
          <text:p text:style-name="P120">Double negative. Wikipedia [WWW] https://en.wikipedia.org/wiki/Double_negative (11.11.2017)</text:p>
        </text:list-item>
        <text:list-item>
          <text:p text:style-name="P120">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20">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20">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20">Elaasar, M., Labiche, Y., 2012. Model Interchange Testing: A Process and a Case Study. In European Conference on Modelling Foundations and Applications. Springer Berlin Heidelberg. pp. 49–61.</text:p>
        </text:list-item>
        <text:list-item>
          <text:p text:style-name="P143"><text:span text:style-name="Default_20_Paragraph_20_Font"><text:span text:style-name="T3">El-Attar, M., </text:span></text:span><text:span text:style-name="Default_20_Paragraph_20_Font"><text:span text:style-name="T3">Miller, J., 2010. Improving the quality of use case models using antipatterns. </text:span></text:span><text:span text:style-name="Default_20_Paragraph_20_Font"><text:span text:style-name="T4">Software and Systems Modeling</text:span></text:span><text:span text:style-name="Default_20_Paragraph_20_Font"><text:span text:style-name="T4">,</text:span></text:span><text:span text:style-name="Default_20_Paragraph_20_Font"><text:span text:style-name="T3"> </text:span></text:span><text:span text:style-name="Default_20_Paragraph_20_Font"><text:span text:style-name="T3">Vol. 9. No. </text:span></text:span><text:span text:style-name="Default_20_Paragraph_20_Font"><text:span text:style-name="T3">2</text:span></text:span><text:span text:style-name="Default_20_Paragraph_20_Font"><text:span text:style-name="T3">.</text:span></text:span><text:span text:style-name="Default_20_Paragraph_20_Font"><text:span text:style-name="T3">, pp.141-160.</text:span></text:span></text:p>
        </text:list-item>
        <text:list-item>
          <text:p text:style-name="P143"><text:span text:style-name="Default_20_Paragraph_20_Font"><text:span text:style-name="T3">Evitts, P., </text:span></text:span><text:span text:style-name="Default_20_Paragraph_20_Font"><text:span text:style-name="T3">2000.</text:span></text:span><text:span text:style-name="Default_20_Paragraph_20_Font"><text:span text:style-name="T3"> </text:span></text:span><text:span text:style-name="Default_20_Paragraph_20_Font"><text:span text:style-name="T4">A UML Pattern L</text:span></text:span><text:span text:style-name="Default_20_Paragraph_20_Font"><text:span text:style-name="T4">anguage</text:span></text:span><text:span text:style-name="Default_20_Paragraph_20_Font"><text:span text:style-name="T3">. 1st ed. Ind</text:span></text:span><text:span text:style-name="Default_20_Paragraph_20_Font"><text:span text:style-name="T3">ianapolis : Macmillan Technical</text:span></text:span><text:span text:style-name="Default_20_Paragraph_20_Font"><text:span text:style-name="T3">.</text:span></text:span></text:p>
        </text:list-item>
        <text:list-item>
          <text:p text:style-name="P120"><text:soft-page-break/>Fowler, M., 2009. TwoHardThings [WWW] https://martinfowler.com/bliki/TwoHardThings.html (22.10.2017)</text:p>
        </text:list-item>
        <text:list-item>
          <text:p text:style-name="P120">Gallen, W.V., 2012. Use Case Preconditions: A Best-Kept Secret? BAtimes, 16.10.2012 [WWW] https://www.batimes.com/articles/use-case-preconditions-a-best-kept-secret.html (22.10.2017)</text:p>
        </text:list-item>
        <text:list-item>
          <text:p text:style-name="P120">Gerlitz, T., Tran, Q.M., Dziobek, C., 2015. Detection and Handling of Model Smells for MATLAB/Simulink models. In MASE@ MoDELS. pp. 13–22.</text:p>
        </text:list-item>
        <text:list-item>
          <text:p text:style-name="P120">Jaakkola, H., Henno, J., Welzer-Druzovec, T., Thalheim, B., Mäkelä, J., 2016. Why Information Systems Modelling Is Difficult. In SQAMIA. pp. 29–39.</text:p>
        </text:list-item>
        <text:list-item>
          <text:p text:style-name="P143"><text:span text:style-name="Default_20_Paragraph_20_Font"><text:span text:style-name="T3">Karwin, B., 2010. </text:span></text:span><text:span text:style-name="Default_20_Paragraph_20_Font"><text:span text:style-name="T4">SQL Antipatterns: Avoiding the Pitfalls of Database Programming (Pragmatic Programmers)</text:span></text:span><text:span text:style-name="Default_20_Paragraph_20_Font"><text:span text:style-name="T3">. Pragmatic Bookshelf.</text:span></text:span></text:p>
        </text:list-item>
        <text:list-item>
          <text:p text:style-name="P120">LaToza, T.D., Venolia, G., DeLine, R., 2006. Maintaining Mental Models: A Study of Developer Work Habits. In Proceedings of the 28th international conference on Software engineering. ACM. pp. 492–501.</text:p>
        </text:list-item>
        <text:list-item>
          <text:p text:style-name="P120">Lehman, M.M., 1996. Laws of Software Evolution Revisited. Proceedings of 5th European Workshop, EWSPT '96 Nancy, France, October 9-11, 1996. LNCS Vol. 1149, Springer, Berlin, pp. 108–124.</text:p>
        </text:list-item>
        <text:list-item>
          <text:p text:style-name="P143"><text:span text:style-name="Default_20_Paragraph_20_Font"><text:span text:style-name="T3">Mannaert, H., Verelst, J., Ven, K.</text:span></text:span><text:span text:style-name="Default_20_Paragraph_20_Font"><text:span text:style-name="T3">,</text:span></text:span><text:span text:style-name="Default_20_Paragraph_20_Font"><text:span text:style-name="T3"> 2012. Towards evolvable software architectures based on systems theoretic stability. </text:span></text:span><text:span text:style-name="Default_20_Paragraph_20_Font"><text:span text:style-name="T4">Software Pract. Exper</text:span></text:span><text:span text:style-name="Default_20_Paragraph_20_Font"><text:span text:style-name="T3">.</text:span></text:span><text:span text:style-name="Default_20_Paragraph_20_Font"><text:span text:style-name="T3">,</text:span></text:span><text:span text:style-name="Default_20_Paragraph_20_Font"><text:span text:style-name="T3"> </text:span></text:span><text:span text:style-name="Default_20_Paragraph_20_Font"><text:span text:style-name="T3">Vol. </text:span></text:span><text:span text:style-name="Default_20_Paragraph_20_Font"><text:span text:style-name="T3">42, </text:span></text:span><text:span text:style-name="Default_20_Paragraph_20_Font"><text:span text:style-name="T3">pp. </text:span></text:span><text:span text:style-name="Default_20_Paragraph_20_Font"><text:span text:style-name="T3">89–116.</text:span></text:span></text:p>
        </text:list-item>
        <text:list-item>
          <text:p text:style-name="P143"><text:span text:style-name="Default_20_Paragraph_20_Font"><text:span text:style-name="T3">Martin, R.C., 2009</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text:span text:style-name="Default_20_Paragraph_20_Font"><text:span text:style-name="T3"> Pearson Education</text:span></text:span><text:span text:style-name="Default_20_Paragraph_20_Font"><text:span text:style-name="T3">.</text:span></text:span></text:p>
        </text:list-item>
        <text:list-item>
          <text:p text:style-name="P120">McDonald, K., Matts, C., 2013. The Seven Information Smells of Domain Modelling. InfoQ, Apr 18, 2013 [WWW] https://www.infoq.com/articles/seven-modelling-smells (22.11.2017)</text:p>
        </text:list-item>
        <text:list-item>
          <text:p text:style-name="P143"><text:span text:style-name="Default_20_Paragraph_20_Font"><text:span text:style-name="T3">Misbhauddin, M.</text:span></text:span><text:span text:style-name="Default_20_Paragraph_20_Font"><text:span text:style-name="T3">,</text:span></text:span><text:span text:style-name="Default_20_Paragraph_20_Font"><text:span text:style-name="T3"> Alshayeb, M., 2015. UML model refactoring: a systematic literature review. </text:span></text:span><text:span text:style-name="Default_20_Paragraph_20_Font"><text:span text:style-name="T4">Empirical Software Engineering</text:span></text:span><text:span text:style-name="Default_20_Paragraph_20_Font"><text:span text:style-name="T3">, </text:span></text:span><text:span text:style-name="Default_20_Paragraph_20_Font"><text:span text:style-name="T3">Vol. </text:span></text:span><text:span text:style-name="Default_20_Paragraph_20_Font"><text:span text:style-name="T3">20</text:span></text:span><text:span text:style-name="Default_20_Paragraph_20_Font"><text:span text:style-name="T3">, No. </text:span></text:span><text:span text:style-name="Default_20_Paragraph_20_Font"><text:span text:style-name="T3">1, pp.</text:span></text:span><text:span text:style-name="Default_20_Paragraph_20_Font"><text:span text:style-name="T3"> </text:span></text:span><text:span text:style-name="Default_20_Paragraph_20_Font"><text:span text:style-name="T3">206</text:span></text:span><text:span text:style-name="Default_20_Paragraph_20_Font"><text:span text:style-name="T3">–</text:span></text:span><text:span text:style-name="Default_20_Paragraph_20_Font"><text:span text:style-name="T3">251.</text:span></text:span></text:p>
        </text:list-item>
        <text:list-item>
          <text:p text:style-name="P143"><text:span text:style-name="Default_20_Paragraph_20_Font"><text:span text:style-name="T3">OMG Unified Modeling Language </text:span></text:span><text:span text:style-name="Default_20_Paragraph_20_Font"><text:span text:style-name="T13">TM</text:span></text:span><text:span text:style-name="Default_20_Paragraph_20_Font"><text:span text:style-name="T3"> (OMG UML) Version 2.5.1, formal/17-12-05 <text:s/>[WWW] https://www.omg.org/spec/UML/2.5.1/ (19.02.2018)</text:span></text:span></text:p>
        </text:list-item>
        <text:list-item>
          <text:p text:style-name="P122">Principle of least astonishment. Wikipedia [WWW] https://en.wikipedia.org/wiki/Principle_of_least_astonishment (06.11.2017)</text:p>
        </text:list-item>
        <text:list-item>
          <text:p text:style-name="P144"><text:span text:style-name="Default_20_Paragraph_20_Font"><text:span text:style-name="T7">Rattan, D., Bhatia, R., Singh, M.</text:span></text:span><text:span text:style-name="Default_20_Paragraph_20_Font"><text:span text:style-name="T7">,</text:span></text:span><text:span text:style-name="Default_20_Paragraph_20_Font"><text:span text:style-name="T7"> 2013. Software clone detection: A systematic review. </text:span></text:span><text:span text:style-name="Default_20_Paragraph_20_Font"><text:span text:style-name="T9">Information and Software Technology</text:span></text:span><text:span text:style-name="Default_20_Paragraph_20_Font"><text:span text:style-name="T7">, </text:span></text:span><text:span text:style-name="Default_20_Paragraph_20_Font"><text:span text:style-name="T7">Vol. </text:span></text:span><text:span text:style-name="Default_20_Paragraph_20_Font"><text:span text:style-name="T8">55</text:span></text:span><text:span text:style-name="Default_20_Paragraph_20_Font"><text:span text:style-name="T8">, No. </text:span></text:span><text:span text:style-name="Default_20_Paragraph_20_Font"><text:span text:style-name="T7">7, </text:span></text:span><text:span text:style-name="Default_20_Paragraph_20_Font"><text:span text:style-name="T7">pp. </text:span></text:span><text:span text:style-name="Default_20_Paragraph_20_Font"><text:span text:style-name="T7">1165</text:span></text:span><text:span text:style-name="Default_20_Paragraph_20_Font"><text:span text:style-name="T7">–</text:span></text:span><text:span text:style-name="Default_20_Paragraph_20_Font"><text:span text:style-name="T7">1199.</text:span></text:span></text:p>
        </text:list-item>
        <text:list-item>
          <text:p text:style-name="P120">Sonmez, J., 2012. Types of Duplication in Code. Simple Programmer, 27.05.2012 [WWW] https://simpleprogrammer.com/2012/05/27/types-of-duplication-in-code/ (30.09.2017)</text:p>
        </text:list-item>
        <text:list-item>
          <text:p text:style-name="P143"><text:span text:style-name="Default_20_Paragraph_20_Font"><text:span text:style-name="T3">Störrle, H., 2013. Towards clone detection in UML domain models. </text:span></text:span><text:span text:style-name="Default_20_Paragraph_20_Font"><text:span text:style-name="T4">Software &amp; Systems Modeling</text:span></text:span><text:span text:style-name="Default_20_Paragraph_20_Font"><text:span text:style-name="T3">, Vol. 12, No. 2, pp. 307–329.</text:span></text:span></text:p>
        </text:list-item>
        <text:list-item>
          <text:p text:style-name="P143"><text:span text:style-name="Default_20_Paragraph_20_Font"><text:span text:style-name="T3">Surjective function. Wikipedia. [WWW] https://en.wikipedia.org/wiki/Surjective_function (20.02.2018)</text:span></text:span></text:p>
        </text:list-item>
        <text:list-item>
          <text:p text:style-name="P143"><text:span text:style-name="Default_20_Paragraph_20_Font"><text:span text:style-name="T3">Vassiliadis, P., Zarras, A.V. Skoulis, I., 2017. Gravitating to rigidity: Patterns of schema evolution–and its absence–in the lives of tables. </text:span></text:span><text:span text:style-name="Default_20_Paragraph_20_Font"><text:span text:style-name="T4">Information Systems</text:span></text:span><text:span text:style-name="Default_20_Paragraph_20_Font"><text:span text:style-name="T3">, </text:span></text:span><text:span text:style-name="Default_20_Paragraph_20_Font"><text:span text:style-name="T3">Vo</text:span></text:span><text:span text:style-name="Default_20_Paragraph_20_Font"><text:span text:style-name="T3">l</text:span></text:span><text:span text:style-name="Default_20_Paragraph_20_Font"><text:span text:style-name="T3">. </text:span></text:span><text:span text:style-name="Default_20_Paragraph_20_Font"><text:span text:style-name="T3">63, pp. 24–46.</text:span></text:span></text:p>
        </text:list-item>
        <text:list-item>
          <text:p text:style-name="P144"><text:span text:style-name="Default_20_Paragraph_20_Font"><text:span text:style-name="T7">Weber, B., Reichert, M., Mendling, J.</text:span></text:span><text:span text:style-name="Default_20_Paragraph_20_Font"><text:span text:style-name="T7">,</text:span></text:span><text:span text:style-name="Default_20_Paragraph_20_Font"><text:span text:style-name="T7"> Reijers, H.A., 2011. Refactoring large process model repositories. </text:span></text:span><text:span text:style-name="Default_20_Paragraph_20_Font"><text:span text:style-name="T9">Computers in Industry</text:span></text:span><text:span text:style-name="Default_20_Paragraph_20_Font"><text:span text:style-name="T7">, Vol </text:span></text:span><text:span text:style-name="Default_20_Paragraph_20_Font"><text:span text:style-name="T8">62</text:span></text:span><text:span text:style-name="Default_20_Paragraph_20_Font"><text:span text:style-name="T8">, No </text:span></text:span><text:span text:style-name="Default_20_Paragraph_20_Font"><text:span text:style-name="T7">5, pp.467</text:span></text:span><text:span text:style-name="Default_20_Paragraph_20_Font"><text:span text:style-name="T7">–</text:span></text:span><text:span text:style-name="Default_20_Paragraph_20_Font"><text:span text:style-name="T7">486.</text:span></text:span></text:p>
        </text:list-item>
        <text:list-item>
          <text:p text:style-name="P142"><text:span text:style-name="Default_20_Paragraph_20_Font"><text:span text:style-name="T3">Zachman, J.A., 2017.</text:span></text:span><text:span text:style-name="Default_20_Paragraph_20_Font"><text:span text:style-name="T3"> The Zachman Framework for Enterprise Architecture TM. The Enterprise</text:span></text:span><text:span text:style-name="Default_20_Paragraph_20_Font"><text:span text:style-name="T3"> </text:span></text:span><text:span text:style-name="Default_20_Paragraph_20_Font"><text:span text:style-name="T3">Ontology, Version 3.0, </text:span></text:span><text:span text:style-name="Default_20_Paragraph_20_Font"><text:span text:style-name="T3">[WWW] </text:span></text:span><text:span text:style-name="Default_20_Paragraph_20_Font"><text:span text:style-name="T3">http://www.zachman.com/about-the-zachman-framework</text:span></text:span><text:span text:style-name="Default_20_Paragraph_20_Font"><text:span text:style-name="T3"> (22.10.2017</text:span></text:span><text:span text:style-name="Default_20_Paragraph_20_Font"><text:span text:style-name="T3">)</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4-02T11:03:44.70</dc:date>
    <meta:print-date>2018-01-15T14:33:00</meta:print-date>
    <meta:editing-cycles>69</meta:editing-cycles>
    <meta:editing-duration>PT7H34M36S</meta:editing-duration>
    <meta:document-statistic meta:table-count="0" meta:image-count="0" meta:object-count="0" meta:page-count="76" meta:paragraph-count="1203" meta:word-count="23177" meta:character-count="140326"/>
    <meta:template xlink:type="simple" xlink:actuate="onRequest" xlink:title="" xlink:href="Normal.dotm"/>
  </office:meta>
</office:document-meta>
</file>